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51cm"/>
    </style:style>
    <style:style style:name="co2" style:family="table-column">
      <style:table-column-properties fo:break-before="auto" style:column-width="62.297cm"/>
    </style:style>
    <style:style style:name="co3" style:family="table-column">
      <style:table-column-properties fo:break-before="auto" style:column-width="1.261cm"/>
    </style:style>
    <style:style style:name="co4" style:family="table-column">
      <style:table-column-properties fo:break-before="auto" style:column-width="35.805cm"/>
    </style:style>
    <style:style style:name="co5" style:family="table-column">
      <style:table-column-properties fo:break-before="auto" style:column-width="2.267cm"/>
    </style:style>
    <style:style style:name="ro1" style:family="table-row">
      <style:table-row-properties style:row-height="0.416cm" fo:break-before="auto" style:use-optimal-row-height="true"/>
    </style:style>
    <style:style style:name="ro2" style:family="table-row">
      <style:table-row-properties style:row-height="0.813cm" fo:break-before="auto" style:use-optimal-row-height="true"/>
    </style:style>
    <style:style style:name="ro3" style:family="table-row">
      <style:table-row-properties style:row-height="1.198cm" fo:break-before="auto" style:use-optimal-row-height="true"/>
    </style:style>
    <style:style style:name="ro4" style:family="table-row">
      <style:table-row-properties style:row-height="1.58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text:p>abbiegen, biegt ab, bog ab, ist abgebogen</text:p>
          </table:table-cell>
          <table:table-cell office:value-type="string">
            <text:p>girar,torcer,doblar,evitar</text:p>
          </table:table-cell>
          <table:table-cell office:value-type="string">
            <text:p>VERB</text:p>
          </table:table-cell>
          <table:table-cell office:value-type="string">
            <text:p>An der nächsten Kreuzung müssen Sie links abbiegen.</text:p>
          </table:table-cell>
        </table:table-row>
        <table:table-row table:style-name="ro1">
          <table:table-cell office:value-type="string">
            <text:p>abfahren, fährt ab, fuhr ab, ist abgefahren</text:p>
          </table:table-cell>
          <table:table-cell office:value-type="string">
            <text:p>salir, partir,salir, zarpar,alucinar,recorrer</text:p>
          </table:table-cell>
          <table:table-cell office:value-type="string">
            <text:p>VERB</text:p>
          </table:table-cell>
          <table:table-cell office:value-type="string">
            <text:p>Unser Zug ist pünktlich abgefahren.</text:p>
          </table:table-cell>
        </table:table-row>
        <table:table-row table:style-name="ro1">
          <table:table-cell office:value-type="string">
            <text:p>abgeben, gibt ab, gab ab, hat abgegeben</text:p>
          </table:table-cell>
          <table:table-cell office:value-type="string">
            <text:p>dejar (en depósito), depositar,vender,disparar,dar,emitir,irradiar,dar una parte de,ceder,perder,entregar,ofrecer</text:p>
          </table:table-cell>
          <table:table-cell office:value-type="string">
            <text:p>VERB</text:p>
          </table:table-cell>
          <table:table-cell office:value-type="string">
            <text:p>Ich soll dieses Päckchen bei Herrn Müller abgeben.</text:p>
          </table:table-cell>
        </table:table-row>
        <table:table-row table:style-name="ro1">
          <table:table-cell office:value-type="string">
            <text:p>abhängen, hängt ab, hing ab, hat abgehangen</text:p>
          </table:table-cell>
          <table:table-cell office:value-type="string">
            <text:p>depender de,manir,descolgar,bajar,desenganchar,desacoplar</text:p>
          </table:table-cell>
          <table:table-cell office:value-type="string">
            <text:p>VERB</text:p>
          </table:table-cell>
          <table:table-cell office:value-type="string">
            <text:p>Vielleicht bleiben wir ein paar Tage länger, das hängt vom Wetter ab.</text:p>
          </table:table-cell>
        </table:table-row>
        <table:table-row table:style-name="ro1">
          <table:table-cell office:value-type="string">
            <text:p>abheben, hebt ab, hob ab, hat abgehoben</text:p>
          </table:table-cell>
          <table:table-cell office:value-type="string">
            <text:p>despegar,decolar AmS,apartarse de la realidad,no tener los pies en el suelo,aludir a,llamar la atención sobre,quitar,destapar,descolgar,cortar,pasar,retirar,sacar fam</text:p>
          </table:table-cell>
          <table:table-cell office:value-type="string">
            <text:p>VERB</text:p>
          </table:table-cell>
          <table:table-cell office:value-type="string">
            <text:p>Für die Reise habe ich 500 Euro von meinem Konto abgehoben.</text:p>
          </table:table-cell>
        </table:table-row>
        <table:table-row table:style-name="ro1">
          <table:table-cell office:value-type="string">
            <text:p>abholen, holt ab, holte ab, hat abgeholt</text:p>
          </table:table-cell>
          <table:table-cell office:value-type="string">
            <text:p>recoger,trincar</text:p>
          </table:table-cell>
          <table:table-cell office:value-type="string">
            <text:p>VERB</text:p>
          </table:table-cell>
          <table:table-cell office:value-type="string">
            <text:p>Meine Freundin hat mich vom Bahnhof abgeholt.</text:p>
          </table:table-cell>
        </table:table-row>
        <table:table-row table:style-name="ro1">
          <table:table-cell office:value-type="string">
            <text:p>ablehnen, lehnt ab, lehnte ab, hat abgelehnt</text:p>
          </table:table-cell>
          <table:table-cell office:value-type="string">
            <text:p>rechazar,rechazar, rehusar,denegar,recusar</text:p>
          </table:table-cell>
          <table:table-cell office:value-type="string">
            <text:p>VERB</text:p>
          </table:table-cell>
          <table:table-cell office:value-type="string">
            <text:p>Es tut mir leid, Ihr Antrag ist abgelehnt.</text:p>
          </table:table-cell>
        </table:table-row>
        <table:table-row table:style-name="ro1">
          <table:table-cell office:value-type="string">
            <text:p>abmachen, macht ab, machte ab, hat abgemacht</text:p>
          </table:table-cell>
          <table:table-cell office:value-type="string">
            <text:p>quitar, desprender,despegar,acordar,quedar en fam,fijar,cumplir,hacer</text:p>
          </table:table-cell>
          <table:table-cell office:value-type="string">
            <text:p>VERB</text:p>
          </table:table-cell>
          <table:table-cell office:value-type="string">
            <text:p>Wir hatten doch abgemacht, dass du die Getränke besorgst.</text:p>
          </table:table-cell>
        </table:table-row>
        <table:table-row table:style-name="ro1">
          <table:table-cell office:value-type="string">
            <text:p>abnehmen, nimmt ab, nahm ab, hat abgenommen</text:p>
          </table:table-cell>
          <table:table-cell office:value-type="string">
            <text:p>declinar,decrecer,disminuir,reducirse,bajar,menguar,adelgazar,espichar Cuba, Ven, Mex,descolgar,quitar(se),quitar,quitar de la cuerda,(re)coger,sacar,amputar,retirar,pedir,coger,tomar,escuchar,inspeccionar,realizar,pasar revista a,comprar,creerse,tragarse,sacar una copia de,hacer un molde de</text:p>
          </table:table-cell>
          <table:table-cell office:value-type="string">
            <text:p>VERB</text:p>
          </table:table-cell>
          <table:table-cell office:value-type="string">
            <text:p>1. Morgen können wir den Verband abnehmen.2. Ich habe zehn Kilo abgenommen.</text:p>
          </table:table-cell>
        </table:table-row>
        <table:table-row table:style-name="ro1">
          <table:table-cell office:value-type="string">
            <text:p>abonnieren, abonniert, abonnierte, hat abonniert</text:p>
          </table:table-cell>
          <table:table-cell office:value-type="string">
            <text:p>suscribirse a,abonar</text:p>
          </table:table-cell>
          <table:table-cell office:value-type="string">
            <text:p>VERB</text:p>
          </table:table-cell>
          <table:table-cell office:value-type="string">
            <text:p>Diese Zeitschrift würde ich gerne abonnieren.</text:p>
          </table:table-cell>
        </table:table-row>
        <table:table-row table:style-name="ro1">
          <table:table-cell office:value-type="string">
            <text:p>abstimmen, stimmt ab, stimmte ab, hat abgestimmt</text:p>
          </table:table-cell>
          <table:table-cell office:value-type="string">
            <text:p>votar sobre,ajustar a,compaginar con,sintonizar</text:p>
          </table:table-cell>
          <table:table-cell office:value-type="string">
            <text:p>VERB</text:p>
          </table:table-cell>
          <table:table-cell office:value-type="string">
            <text:p>Lasst uns über diesen Punkt abstimmen.</text:p>
          </table:table-cell>
        </table:table-row>
        <table:table-row table:style-name="ro1">
          <table:table-cell office:value-type="string">
            <text:p>abwaschen, wäscht ab, <text:s/>wusch ab, hat abgewaschen</text:p>
          </table:table-cell>
          <table:table-cell office:value-type="string">
            <text:p>fregar,limpiar</text:p>
          </table:table-cell>
          <table:table-cell office:value-type="string">
            <text:p>VERB</text:p>
          </table:table-cell>
          <table:table-cell office:value-type="string">
            <text:p>Ich muss noch das Geschirr abwaschen.</text:p>
          </table:table-cell>
        </table:table-row>
        <table:table-row table:style-name="ro1">
          <table:table-cell office:value-type="string">
            <text:p>achten auf, achtet, achtete, hat geachtet</text:p>
          </table:table-cell>
          <table:table-cell/>
          <table:table-cell office:value-type="string">
            <text:p>VERB</text:p>
          </table:table-cell>
          <table:table-cell office:value-type="string">
            <text:p>1. Achten Sie bitte darauf, dass abendsimmer alle Fenster geschlossen sind. 2. Hier müssen Sie auf die Vorfahrt achten. </text:p>
          </table:table-cell>
        </table:table-row>
        <table:table-row table:style-name="ro1">
          <table:table-cell office:value-type="string">
            <text:p>akzeptieren, akzeptiert, akzeptierte, hat akzeptiert</text:p>
          </table:table-cell>
          <table:table-cell office:value-type="string">
            <text:p>aceptar</text:p>
          </table:table-cell>
          <table:table-cell office:value-type="string">
            <text:p>VERB</text:p>
          </table:table-cell>
          <table:table-cell office:value-type="string">
            <text:p>Ich kann diese Bedingungen nicht akzeptieren.</text:p>
          </table:table-cell>
        </table:table-row>
        <table:table-row table:style-name="ro1">
          <table:table-cell office:value-type="string">
            <text:p>amüsieren sich, amüsiert sich, amüsierte sich, hat sich amüsiert</text:p>
          </table:table-cell>
          <table:table-cell/>
          <table:table-cell office:value-type="string">
            <text:p>VERB</text:p>
          </table:table-cell>
          <table:table-cell office:value-type="string">
            <text:p>Bei dem Fest haben wir uns sehr gut amüsiert.</text:p>
          </table:table-cell>
        </table:table-row>
        <table:table-row table:style-name="ro1">
          <table:table-cell office:value-type="string">
            <text:p>analysieren, analysiert, analysierte, hat analysiert</text:p>
          </table:table-cell>
          <table:table-cell office:value-type="string">
            <text:p>analizar</text:p>
          </table:table-cell>
          <table:table-cell office:value-type="string">
            <text:p>VERB</text:p>
          </table:table-cell>
          <table:table-cell office:value-type="string">
            <text:p>Die Politiker analysieren die Situation auf dem Arbeitsmarkt.</text:p>
          </table:table-cell>
        </table:table-row>
        <table:table-row table:style-name="ro1">
          <table:table-cell office:value-type="string">
            <text:p>anbieten, bietet an, bot an, hat angeboten</text:p>
          </table:table-cell>
          <table:table-cell office:value-type="string">
            <text:p>ofrecer, brindar,ofertar,proponer, ofrecer</text:p>
          </table:table-cell>
          <table:table-cell office:value-type="string">
            <text:p>VERB</text:p>
          </table:table-cell>
          <table:table-cell office:value-type="string">
            <text:p>Darf ich Ihnen etwas zu trinken anbieten?</text:p>
          </table:table-cell>
        </table:table-row>
        <table:table-row table:style-name="ro1">
          <table:table-cell office:value-type="string">
            <text:p>ändern, ändert, änderte, hat geändert</text:p>
          </table:table-cell>
          <table:table-cell office:value-type="string">
            <text:p>cambiar, modificar</text:p>
          </table:table-cell>
          <table:table-cell office:value-type="string">
            <text:p>VERB</text:p>
          </table:table-cell>
          <table:table-cell office:value-type="string">
            <text:p>1. Das Wetter hat sich geändert. 2. Ich habe meine Meinung inzwischen geändert. 3. Können Sie mir diese Hose ändern?</text:p>
          </table:table-cell>
        </table:table-row>
        <table:table-row table:style-name="ro1">
          <table:table-cell office:value-type="string">
            <text:p>anerkennen, erkennt an, erkannte an, hat anerkannt</text:p>
          </table:table-cell>
          <table:table-cell office:value-type="string">
            <text:p>aceptar, admitir,confesar,reconocer,legitimar, legalizar,convalidar</text:p>
          </table:table-cell>
          <table:table-cell office:value-type="string">
            <text:p>VERB</text:p>
          </table:table-cell>
          <table:table-cell office:value-type="string">
            <text:p>Meine Ausbildung wird hier nicht anerkannt.</text:p>
          </table:table-cell>
        </table:table-row>
        <table:table-row table:style-name="ro1">
          <table:table-cell office:value-type="string">
            <text:p>anfangen, fängt an, fing an, hat angefangen</text:p>
          </table:table-cell>
          <table:table-cell office:value-type="string">
            <text:p>empezar,comenzar,comenzar con/por a,empezar con/por a,echarse a,romper a,iniciar,entablar,hacer</text:p>
          </table:table-cell>
          <table:table-cell office:value-type="string">
            <text:p>VERB</text:p>
          </table:table-cell>
          <table:table-cell office:value-type="string">
            <text:p>1. Wann fängst du mit der Arbeit an? 2. Wann haben Sie angefangen, Deutsch zu lernen? 3. Hier fängt die Bahnhofstraße an.</text:p>
          </table:table-cell>
        </table:table-row>
        <table:table-row table:style-name="ro1">
          <table:table-cell office:value-type="string">
            <text:p>angeben, gibt an, gab an, hat angegeben</text:p>
          </table:table-cell>
          <table:table-cell office:value-type="string">
            <text:p>fanfarronear, presumir de,sacar,jugar primero, ser mano,indicar, señalar,decir,detallar, especificar,alegar,determinar, fijar,denunciar,declarar</text:p>
          </table:table-cell>
          <table:table-cell office:value-type="string">
            <text:p>VERB</text:p>
          </table:table-cell>
          <table:table-cell office:value-type="string">
            <text:p>Bitte geben Sie Ihre genaue Adresse an</text:p>
          </table:table-cell>
        </table:table-row>
        <table:table-row table:style-name="ro1">
          <table:table-cell office:value-type="string">
            <text:p>anhaben, hat an, hatte an, hat angehabt</text:p>
          </table:table-cell>
          <table:table-cell office:value-type="string">
            <text:p>llevar (puesto), vestir</text:p>
          </table:table-cell>
          <table:table-cell office:value-type="string">
            <text:p>VERB</text:p>
          </table:table-cell>
          <table:table-cell office:value-type="string">
            <text:p>Gestern hatte Julia ein rotes Kleid an.</text:p>
          </table:table-cell>
        </table:table-row>
        <table:table-row table:style-name="ro1">
          <table:table-cell office:value-type="string">
            <text:p>ankommen, kommt an, kam an, ist angekommen</text:p>
          </table:table-cell>
          <table:table-cell office:value-type="string">
            <text:p>llegar a,arribar a,gustar,ser aceptado [oder bien acogido],depender de,ser importante</text:p>
          </table:table-cell>
          <table:table-cell office:value-type="string">
            <text:p>VERB</text:p>
          </table:table-cell>
          <table:table-cell office:value-type="string">
            <text:p>1. Wann kommt der Zug in Hamburg an? 2. Es kommt darauf an, dass Sie alle Fragen im Test beantworten. 3. Welche Note brauche ich? – Das kommt darauf an, ob Sie studieren möchten oder nicht.</text:p>
          </table:table-cell>
        </table:table-row>
        <table:table-row table:style-name="ro1">
          <table:table-cell office:value-type="string">
            <text:p>anmelden, meldet an, meldete an, hat ange- meldet, angemeldet sein</text:p>
          </table:table-cell>
          <table:table-cell office:value-type="string">
            <text:p>anunciar, avisar,matricular,inscribir,presentar</text:p>
          </table:table-cell>
          <table:table-cell office:value-type="string">
            <text:p>VERB</text:p>
          </table:table-cell>
          <table:table-cell office:value-type="string">
            <text:p>1. Für diesen Kurs müssen Sie sich unbedingt vorher anmelden.2. Ich melde meinen Sohn im Kindergarten an.</text:p>
          </table:table-cell>
        </table:table-row>
        <table:table-row table:style-name="ro1">
          <table:table-cell office:value-type="string">
            <text:p>anrufen, ruft an, rief an, hat angerufen</text:p>
          </table:table-cell>
          <table:table-cell office:value-type="string">
            <text:p>llamar,pedir a,implorar a,invocar,acudir a,apelar a,llamar (por teléfono)</text:p>
          </table:table-cell>
          <table:table-cell office:value-type="string">
            <text:p>VERB</text:p>
          </table:table-cell>
          <table:table-cell office:value-type="string">
            <text:p>Ich rufe Sie heute Abend an.</text:p>
          </table:table-cell>
        </table:table-row>
        <table:table-row table:style-name="ro1">
          <table:table-cell office:value-type="string">
            <text:p>anschaffen, schafft an, schaffte an, hat angeschafft</text:p>
          </table:table-cell>
          <table:table-cell office:value-type="string">
            <text:p>comprar(se),adquirir,prostituirse</text:p>
          </table:table-cell>
          <table:table-cell office:value-type="string">
            <text:p>VERB</text:p>
          </table:table-cell>
          <table:table-cell office:value-type="string">
            <text:p>Wir haben uns neue Möbel angeschafft.</text:p>
          </table:table-cell>
        </table:table-row>
        <table:table-row table:style-name="ro1">
          <table:table-cell office:value-type="string">
            <text:p>anschließen, schließt an, schloss an, hat angeschlossen</text:p>
          </table:table-cell>
          <table:table-cell office:value-type="string">
            <text:p>asegurar, sujetar a,conectar a,añadir a,agregar a</text:p>
          </table:table-cell>
          <table:table-cell office:value-type="string">
            <text:p>VERB</text:p>
          </table:table-cell>
          <table:table-cell office:value-type="string">
            <text:p>Wo kann ich den Computer anschließen?</text:p>
          </table:table-cell>
        </table:table-row>
        <table:table-row table:style-name="ro1">
          <table:table-cell office:value-type="string">
            <text:p>anschnallen, schnallt an, schnallte an, hat angeschnallt</text:p>
          </table:table-cell>
          <table:table-cell office:value-type="string">
            <text:p>sujetar,atar,poner(se),calzar(se)</text:p>
          </table:table-cell>
          <table:table-cell office:value-type="string">
            <text:p>VERB</text:p>
          </table:table-cell>
          <table:table-cell office:value-type="string">
            <text:p>Vergiss nicht, dich anzuschnallen!</text:p>
          </table:table-cell>
        </table:table-row>
        <table:table-row table:style-name="ro1">
          <table:table-cell office:value-type="string">
            <text:p>ansehen, sieht an,sah an, hat angesehen</text:p>
          </table:table-cell>
          <table:table-cell office:value-type="string">
            <text:p>mirar, contemplar,examinar,(ir a) ver,visitar,considerar,notar</text:p>
          </table:table-cell>
          <table:table-cell office:value-type="string">
            <text:p>VERB</text:p>
          </table:table-cell>
          <table:table-cell office:value-type="string">
            <text:p>1. Warum siehst du mich so erschrocken an? 2. Darf ich eure Urlaubsfotos ansehen?</text:p>
          </table:table-cell>
        </table:table-row>
        <table:table-row table:style-name="ro1">
          <table:table-cell office:value-type="string">
            <text:p>ansprechen, spricht an, sprach an, hat angesprochen</text:p>
          </table:table-cell>
          <table:table-cell office:value-type="string">
            <text:p>reaccionar a,mencionar,abordar,dirigirse a,dirigir la palabra a,gustar a,llegar a</text:p>
          </table:table-cell>
          <table:table-cell office:value-type="string">
            <text:p>VERB</text:p>
          </table:table-cell>
          <table:table-cell office:value-type="string">
            <text:p>Gestern hat mich die neue Mieterin im Treppenhaus angesprochen.</text:p>
          </table:table-cell>
        </table:table-row>
        <table:table-row table:style-name="ro1">
          <table:table-cell office:value-type="string">
            <text:p>anstellen, stellt an,stellte an, hat angestellt</text:p>
          </table:table-cell>
          <table:table-cell office:value-type="string">
            <text:p>poner en marcha,encender,contratar,colocar contra,efectuar, realizar,arreglárselas con,hacer</text:p>
          </table:table-cell>
          <table:table-cell office:value-type="string">
            <text:p>VERB</text:p>
          </table:table-cell>
          <table:table-cell office:value-type="string">
            <text:p>1. Können Sie bitte die Heizung anstellen? 2. Mein Schwager ist bei einer Möbelfirma angestellt.3. Da vorne ist die Kasse. Du musst dich anstellen.</text:p>
          </table:table-cell>
        </table:table-row>
        <table:table-row table:style-name="ro1">
          <table:table-cell office:value-type="string">
            <text:p>anstrengen sich, strengt sich an, strengte sich an, hat sich angestrengt</text:p>
          </table:table-cell>
          <table:table-cell/>
          <table:table-cell office:value-type="string">
            <text:p>VERB</text:p>
          </table:table-cell>
          <table:table-cell office:value-type="string">
            <text:p>1. Diese Arbeit strengt mich sehr an. 2. Wenn du die Prüfung schaffen willst, musst du dich mehr anstrengen.</text:p>
          </table:table-cell>
        </table:table-row>
        <table:table-row table:style-name="ro1">
          <table:table-cell office:value-type="string">
            <text:p>anwenden, wendet an, wandte an, hat angewandt/ angewendet</text:p>
          </table:table-cell>
          <table:table-cell office:value-type="string">
            <text:p>aplicar,usar,recurrir a</text:p>
          </table:table-cell>
          <table:table-cell office:value-type="string">
            <text:p>VERB</text:p>
          </table:table-cell>
          <table:table-cell office:value-type="string">
            <text:p>Diese Salbe muss man dreimal am Tag anwenden.</text:p>
          </table:table-cell>
        </table:table-row>
        <table:table-row table:style-name="ro1">
          <table:table-cell office:value-type="string">
            <text:p>antworten, antwortet, antwortete, hat geantwortet</text:p>
          </table:table-cell>
          <table:table-cell office:value-type="string">
            <text:p>contestar a,responder a,responder con a</text:p>
          </table:table-cell>
          <table:table-cell office:value-type="string">
            <text:p>VERB</text:p>
          </table:table-cell>
          <table:table-cell office:value-type="string">
            <text:p>Jorge hat seit drei Wochen nicht auf meinen Brief geantwortet.</text:p>
          </table:table-cell>
        </table:table-row>
        <table:table-row table:style-name="ro1">
          <table:table-cell office:value-type="string">
            <text:p>anzeigen, zeigt an, zeigte an, hat angezeigt</text:p>
          </table:table-cell>
          <table:table-cell office:value-type="string">
            <text:p>denunciar,quemar AmC,publicar (en un periódico),indicar, señalar,visualizar,indicar,mostrar</text:p>
          </table:table-cell>
          <table:table-cell office:value-type="string">
            <text:p>VERB</text:p>
          </table:table-cell>
          <table:table-cell office:value-type="string">
            <text:p>Wenn Sie hier parken, zeige ich Sie an.</text:p>
          </table:table-cell>
        </table:table-row>
        <table:table-row table:style-name="ro1">
          <table:table-cell office:value-type="string">
            <text:p>anziehen, zieht an, zog an, hat angezogen</text:p>
          </table:table-cell>
          <table:table-cell office:value-type="string">
            <text:p>arrancar,ir subiendo,vestir,poner,encoger,encogerse de,apretar,absorber,atraer</text:p>
          </table:table-cell>
          <table:table-cell office:value-type="string">
            <text:p>VERB</text:p>
          </table:table-cell>
          <table:table-cell office:value-type="string">
            <text:p>1. Du musst dich wärmer anziehen, sonst erkältest du dich.2. Morgen ziehe ich mir etwas Wärmeres an.3. Zieh dich bitte an! Wir müssen gehen.</text:p>
          </table:table-cell>
        </table:table-row>
        <table:table-row table:style-name="ro1">
          <table:table-cell office:value-type="string">
            <text:p>arbeiten, arbeitet, arbeitete, hat gearbeitet</text:p>
          </table:table-cell>
          <table:table-cell office:value-type="string">
            <text:p>trabajar,laburar Arg, Urug,funcionar,alabearse, bornearse,hacer, producir</text:p>
          </table:table-cell>
          <table:table-cell office:value-type="string">
            <text:p>VERB</text:p>
          </table:table-cell>
          <table:table-cell office:value-type="string">
            <text:p>1. Meine Cousine arbeitet zu viel. 2. Arzu arbeitet als Krankenschwester im Krankenhaus.</text:p>
          </table:table-cell>
        </table:table-row>
        <table:table-row table:style-name="ro1">
          <table:table-cell office:value-type="string">
            <text:p>ärgern, ärgert, ärgerte, hat geärgert</text:p>
          </table:table-cell>
          <table:table-cell office:value-type="string">
            <text:p>fastidiar, molestar</text:p>
          </table:table-cell>
          <table:table-cell office:value-type="string">
            <text:p>VERB</text:p>
          </table:table-cell>
          <table:table-cell office:value-type="string">
            <text:p>ärgern Sie sich nicht.</text:p>
          </table:table-cell>
        </table:table-row>
        <table:table-row table:style-name="ro1">
          <table:table-cell office:value-type="string">
            <text:p>atmen, atmet, atmete, hat geatmet</text:p>
          </table:table-cell>
          <table:table-cell office:value-type="string">
            <text:p>respirar</text:p>
          </table:table-cell>
          <table:table-cell office:value-type="string">
            <text:p>VERB</text:p>
          </table:table-cell>
          <table:table-cell office:value-type="string">
            <text:p>Er hat eine Erkältung und kann nicht durch die Nase atmen.</text:p>
          </table:table-cell>
        </table:table-row>
        <table:table-row table:style-name="ro1">
          <table:table-cell office:value-type="string">
            <text:p>auffallen, fällt auf, fiel auf, ist aufgefallen</text:p>
          </table:table-cell>
          <table:table-cell office:value-type="string">
            <text:p>llamar la atención, saltar a la vista,notarse</text:p>
          </table:table-cell>
          <table:table-cell office:value-type="string">
            <text:p>VERB</text:p>
          </table:table-cell>
          <table:table-cell office:value-type="string">
            <text:p>Mir ist aufgefallen, dass Harriett ganz blass ist.</text:p>
          </table:table-cell>
        </table:table-row>
        <table:table-row table:style-name="ro1">
          <table:table-cell office:value-type="string">
            <text:p>aufführen, führt auf, führte auf, hat aufgeführt</text:p>
          </table:table-cell>
          <table:table-cell office:value-type="string">
            <text:p>representar,presentar,exponer,nombrar,dar</text:p>
          </table:table-cell>
          <table:table-cell office:value-type="string">
            <text:p>VERB</text:p>
          </table:table-cell>
          <table:table-cell office:value-type="string">
            <text:p>Die Kinder führen zu Weihnachten ein Theaterstück auf.</text:p>
          </table:table-cell>
        </table:table-row>
        <table:table-row table:style-name="ro1">
          <table:table-cell office:value-type="string">
            <text:p>aufgeben, gibt auf, gab auf, hat aufgegeben</text:p>
          </table:table-cell>
          <table:table-cell office:value-type="string">
            <text:p>darse por vencido,rendirse,renunciar,desistir,expedir,enviar,facturar,poner,encargar,pedir,proponer,plantear,dar,imponer,abandonar,perder,dar por muerto,desahuciar,dar por perdido,dejar,renunciar a</text:p>
          </table:table-cell>
          <table:table-cell office:value-type="string">
            <text:p>VERB</text:p>
          </table:table-cell>
          <table:table-cell office:value-type="string">
            <text:p>1. Ich habe auf der Post ein Paket aufgegeben. 2. Man darf nie aufgeben. Es gibt immer eine Hoffnung.</text:p>
          </table:table-cell>
        </table:table-row>
        <table:table-row table:style-name="ro2">
          <table:table-cell office:value-type="string">
            <text:p>aufhalten, hält auf, hielt auf, hat aufgehalten</text:p>
          </table:table-cell>
          <table:table-cell office:value-type="string">
            <text:p>impedir, evitar,parar,obstruir,molestar,no dejar trabajar,mantener abierto</text:p>
          </table:table-cell>
          <table:table-cell office:value-type="string">
            <text:p>VERB</text:p>
          </table:table-cell>
          <table:table-cell office:value-type="string">
            <text:p>1. Hier können Sie sich aufhalten, bis Sie an der Reihe sind. 2. Darf ich Ihnen die Tür aufhalten? 3. Entschuldigen Sie die Verspätung,</text:p>
            <text:p>ich wurde aufgehalten.</text:p>
          </table:table-cell>
        </table:table-row>
        <table:table-row table:style-name="ro2">
          <table:table-cell office:value-type="string">
            <text:p>aufheben, hebt auf, hob auf, hat aufgehoben</text:p>
          </table:table-cell>
          <table:table-cell office:value-type="string">
            <text:p>guardar,derogar, anular,revocar,levantar,recoger de,compensar,neutralizar</text:p>
          </table:table-cell>
          <table:table-cell office:value-type="string">
            <text:p>VERB</text:p>
          </table:table-cell>
          <table:table-cell office:value-type="string">
            <text:p>1. Lassen Sie die Papiere nur auf dem</text:p>
            <text:p>Boden liegen, ich hebe sie schon auf. 2. Die Quittung müssen Sie gut aufheben.</text:p>
          </table:table-cell>
        </table:table-row>
        <table:table-row table:style-name="ro1">
          <table:table-cell office:value-type="string">
            <text:p>aufhören, hört auf, <text:s text:c="7"/>1. hörte auf, hat aufgehört</text:p>
          </table:table-cell>
          <table:table-cell office:value-type="string">
            <text:p>terminar,acabar</text:p>
          </table:table-cell>
          <table:table-cell office:value-type="string">
            <text:p>VERB</text:p>
          </table:table-cell>
          <table:table-cell office:value-type="string">
            <text:p>1. Es hört nicht auf zu schneien. 2. Wann hört ihr mit der Arbeit auf? 3. Hier hört die Hauptstraße auf.</text:p>
          </table:table-cell>
        </table:table-row>
        <table:table-row table:style-name="ro1">
          <table:table-cell office:value-type="string">
            <text:p>auflösen, löst auf, löste auf, hat aufgelöst</text:p>
          </table:table-cell>
          <table:table-cell office:value-type="string">
            <text:p>disolver, diluir,reducir, descomponer,liquidar,disolver,anular, invalidar,deshacer,dispersar,cerrar, cancelar,resolver,clarificar</text:p>
          </table:table-cell>
          <table:table-cell office:value-type="string">
            <text:p>VERB</text:p>
          </table:table-cell>
          <table:table-cell office:value-type="string">
            <text:p>Die Tablette bitte in Wasser auflösen.</text:p>
          </table:table-cell>
        </table:table-row>
        <table:table-row table:style-name="ro2">
          <table:table-cell office:value-type="string">
            <text:p>aufnehmen, nimmt auf, <text:s text:c="7"/>1. nahm auf, hat aufgenommen</text:p>
          </table:table-cell>
          <table:table-cell office:value-type="string">
            <text:p>comenzar,iniciar,entablar,retomar,absorber,ingerir,asimilar,pedir,recoger de,grabar en,acoger,hospedar,ingresar en,admitir en,limpiar</text:p>
          </table:table-cell>
          <table:table-cell office:value-type="string">
            <text:p>VERB</text:p>
          </table:table-cell>
          <table:table-cell office:value-type="string">
            <text:p>1. Wir haben Aneta in unseren Verein aufgenommen. 2. Ich habe den Film im Urlaub</text:p>
            <text:p>aufgenommen.</text:p>
          </table:table-cell>
        </table:table-row>
        <table:table-row table:style-name="ro3">
          <table:table-cell office:value-type="string">
            <text:p>aufpassen, passt auf, <text:s text:c="7"/>1. passte auf, hat aufgepasst</text:p>
          </table:table-cell>
          <table:table-cell office:value-type="string">
            <text:p>tener cuidado,cuidar</text:p>
          </table:table-cell>
          <table:table-cell office:value-type="string">
            <text:p>VERB</text:p>
          </table:table-cell>
          <table:table-cell office:value-type="string">
            <text:p>1. Tut mir leid. Da habe ich wohl nicht</text:p>
            <text:p>aufgepasst. 2. Ich muss zu Hause bleiben und auf</text:p>
            <text:p>die Kinder aufpassen.</text:p>
          </table:table-cell>
        </table:table-row>
        <table:table-row table:style-name="ro1">
          <table:table-cell office:value-type="string">
            <text:p>aufräumen, räumt auf, räumte auf, hat aufgeräumt</text:p>
          </table:table-cell>
          <table:table-cell office:value-type="string">
            <text:p>ordenar,arreglar, ordenar</text:p>
          </table:table-cell>
          <table:table-cell office:value-type="string">
            <text:p>VERB</text:p>
          </table:table-cell>
          <table:table-cell office:value-type="string">
            <text:p>Vor meinem Urlaub muss ich unbedingt noch meinen Schreibtisch aufräumen.</text:p>
          </table:table-cell>
        </table:table-row>
        <table:table-row table:style-name="ro4">
          <table:table-cell office:value-type="string">
            <text:p>aufregen, regt auf, <text:s text:c="7"/>1. regte auf, hat aufgeregt</text:p>
          </table:table-cell>
          <table:table-cell office:value-type="string">
            <text:p>alterar,excitar,irritar,exaltar,exasperar</text:p>
          </table:table-cell>
          <table:table-cell office:value-type="string">
            <text:p>VERB</text:p>
          </table:table-cell>
          <table:table-cell office:value-type="string">
            <text:p>1. Es regt mich auf, dass ich schon wieder überstunden machen muss. 2. Ruf gleich an, wenn du angekommen</text:p>
            <text:p>bist, sonst regt sich deine Mutter</text:p>
            <text:p>wieder auf. 3. Ganz ruhig! Bitte regen Sie sich</text:p>
            <text:p>nicht auf. 4. Die Musikgruppe zu erleben war sehr aufregend.</text:p>
          </table:table-cell>
        </table:table-row>
        <table:table-row table:style-name="ro1">
          <table:table-cell office:value-type="string">
            <text:p>auf sein, ist auf, <text:s text:c="7"/>1. war auf, ist auf gewesen</text:p>
          </table:table-cell>
          <table:table-cell/>
          <table:table-cell office:value-type="string">
            <text:p>VERB</text:p>
          </table:table-cell>
          <table:table-cell office:value-type="string">
            <text:p>Ich bin schon seit zwei Stunden auf. Du brauchst nicht zu klingeln, die Tür ist auf.</text:p>
          </table:table-cell>
        </table:table-row>
        <table:table-row table:style-name="ro3">
          <table:table-cell office:value-type="string">
            <text:p>aufstehen, steht auf, <text:s text:c="7"/>1. stand auf, ist aufgestanden</text:p>
          </table:table-cell>
          <table:table-cell office:value-type="string">
            <text:p>ponerse de pie,levantarse,estar abierto</text:p>
          </table:table-cell>
          <table:table-cell office:value-type="string">
            <text:p>VERB</text:p>
          </table:table-cell>
          <table:table-cell office:value-type="string">
            <text:p>1. Ich stehe jeden Morgen um sechs Uhr auf. 2. Sie brauchen nicht aufzustehen. Sie</text:p>
            <text:p>können sitzen bleiben. 3. Solange Sie Fieber haben, dürfen Sie</text:p>
            <text:p>auf keinen Fall aufstehen.</text:p>
          </table:table-cell>
        </table:table-row>
        <table:table-row table:style-name="ro1">
          <table:table-cell office:value-type="string">
            <text:p>auftreten, tritt auf, trat auf, ist aufgetreten</text:p>
          </table:table-cell>
          <table:table-cell office:value-type="string">
            <text:p>pisar,presentarse,actuar,comportarse,surgir, aparecer,abrir a patadas</text:p>
          </table:table-cell>
          <table:table-cell office:value-type="string">
            <text:p>VERB</text:p>
          </table:table-cell>
          <table:table-cell office:value-type="string">
            <text:p>Nächste Woche tritt in der Stadthalle eine berühmte Musikgruppe auf.</text:p>
          </table:table-cell>
        </table:table-row>
        <table:table-row table:style-name="ro1">
          <table:table-cell office:value-type="string">
            <text:p>aufwachen, wacht auf, wachte auf, ist aufgewacht</text:p>
          </table:table-cell>
          <table:table-cell office:value-type="string">
            <text:p>despertar(se) de</text:p>
          </table:table-cell>
          <table:table-cell office:value-type="string">
            <text:p>VERB</text:p>
          </table:table-cell>
          <table:table-cell office:value-type="string">
            <text:p>Von dem Lärm bin ich aufgewacht.</text:p>
          </table:table-cell>
        </table:table-row>
        <table:table-row table:style-name="ro1">
          <table:table-cell office:value-type="string">
            <text:p>ausdrucken, druckt aus, druckte aus, hat ausgedruckt</text:p>
          </table:table-cell>
          <table:table-cell office:value-type="string">
            <text:p>imprimir</text:p>
          </table:table-cell>
          <table:table-cell office:value-type="string">
            <text:p>VERB</text:p>
          </table:table-cell>
          <table:table-cell office:value-type="string">
            <text:p>Kann ich das auf deinem Drucker ausdrucken?</text:p>
          </table:table-cell>
        </table:table-row>
        <table:table-row table:style-name="ro1">
          <table:table-cell office:value-type="string">
            <text:p>ausfallen, fällt aus, fiel aus, ist ausgefallen</text:p>
          </table:table-cell>
          <table:table-cell office:value-type="string">
            <text:p>caerse,no tener lugar, suspenderse,estar de baja,fallar,resultar, quedar</text:p>
          </table:table-cell>
          <table:table-cell office:value-type="string">
            <text:p>VERB</text:p>
          </table:table-cell>
          <table:table-cell office:value-type="string">
            <text:p>1. Nächste Woche fällt der Kurs aus. 2. Mir fallen die Haare aus.</text:p>
          </table:table-cell>
        </table:table-row>
        <table:table-row table:style-name="ro1">
          <table:table-cell office:value-type="string">
            <text:p>ausfüllen, füllt aus, füllte aus, hat ausgefüllt</text:p>
          </table:table-cell>
          <table:table-cell office:value-type="string">
            <text:p>llenar,(re)llenar, cumplimentar,llenar, satisfacer</text:p>
          </table:table-cell>
          <table:table-cell office:value-type="string">
            <text:p>VERB</text:p>
          </table:table-cell>
          <table:table-cell office:value-type="string">
            <text:p>Füllen Sie bitte dieses Formular aus!</text:p>
          </table:table-cell>
        </table:table-row>
        <table:table-row table:style-name="ro1">
          <table:table-cell office:value-type="string">
            <text:p>ausgeben, gibt aus, gab aus, hat ausgegeben</text:p>
          </table:table-cell>
          <table:table-cell office:value-type="string">
            <text:p>distribuir,expender,imprimir,emitir,dar,gastar en</text:p>
          </table:table-cell>
          <table:table-cell office:value-type="string">
            <text:p>VERB</text:p>
          </table:table-cell>
          <table:table-cell office:value-type="string">
            <text:p>Carola gibt viel Geld für ihr Hobby aus.</text:p>
          </table:table-cell>
        </table:table-row>
        <table:table-row table:style-name="ro1">
          <table:table-cell office:value-type="string">
            <text:p>ausgehen, geht aus, ging aus, ist ausgegangen</text:p>
          </table:table-cell>
          <table:table-cell office:value-type="string">
            <text:p>salir,remoler Chil, Peru,salir (a divertirse),apagarse,caerse,salir de,partir de,basarse en,salir, acabar,acabarse</text:p>
          </table:table-cell>
          <table:table-cell office:value-type="string">
            <text:p>VERB</text:p>
          </table:table-cell>
          <table:table-cell office:value-type="string">
            <text:p>1. Plötzlich ist das Licht ausgegangen. 2. Gehen wir heute Abend aus? 3. Wie ist das Spiel ausgegangen?</text:p>
          </table:table-cell>
        </table:table-row>
        <table:table-row table:style-name="ro1">
          <table:table-cell office:value-type="string">
            <text:p>ausmachen, macht aus, machte aus, hat ausgemacht</text:p>
          </table:table-cell>
          <table:table-cell office:value-type="string">
            <text:p>apagar,concertar,quedar en,resolver, arreglar,divisar, distinguir,representar, constituir,elevarse a,importar,cerrar</text:p>
          </table:table-cell>
          <table:table-cell office:value-type="string">
            <text:p>VERB</text:p>
          </table:table-cell>
          <table:table-cell office:value-type="string">
            <text:p>1. Machen Sie bitte das Licht aus!2. Wir hatten doch ausgemacht, dass du die Getränke besorgst. 3. Haben Sie einen Termin ausgemacht? 4. Sie müssen leider warten. – Kein Problem. Das macht mir nichts aus.</text:p>
          </table:table-cell>
        </table:table-row>
        <table:table-row table:style-name="ro1">
          <table:table-cell office:value-type="string">
            <text:p>ausrichten, richtet aus, richtete aus, hat ausgerichtet</text:p>
          </table:table-cell>
          <table:table-cell office:value-type="string">
            <text:p>dar,ajustar a,adaptar a,alinear,conseguir, lograr,organizar,hablar mal de,vilipendiar,pagar</text:p>
          </table:table-cell>
          <table:table-cell office:value-type="string">
            <text:p>VERB</text:p>
          </table:table-cell>
          <table:table-cell office:value-type="string">
            <text:p>Mein Mann ist nicht da. Soll ich ihm etwas ausrichten?</text:p>
          </table:table-cell>
        </table:table-row>
        <table:table-row table:style-name="ro1">
          <table:table-cell office:value-type="string">
            <text:p>ausschließen, schließt aus, schloss aus, hat ausgeschlossen</text:p>
          </table:table-cell>
          <table:table-cell office:value-type="string">
            <text:p>descartar,excluir,expulsar de</text:p>
          </table:table-cell>
          <table:table-cell office:value-type="string">
            <text:p>VERB</text:p>
          </table:table-cell>
          <table:table-cell office:value-type="string">
            <text:p>So viel kann ich nicht bezahlen. Das ist völlig ausgeschlossen.</text:p>
          </table:table-cell>
        </table:table-row>
        <table:table-row table:style-name="ro1">
          <table:table-cell office:value-type="string">
            <text:p>aussehen, sieht aus, sah aus, hat ausgesehen</text:p>
          </table:table-cell>
          <table:table-cell office:value-type="string">
            <text:p>parecer,tener aspecto de</text:p>
          </table:table-cell>
          <table:table-cell office:value-type="string">
            <text:p>VERB</text:p>
          </table:table-cell>
          <table:table-cell office:value-type="string">
            <text:p>1. Sie sehen wieder besser aus. Sind Sie wieder gesund? 2. Es sieht so aus, als ob es bald regnet.</text:p>
          </table:table-cell>
        </table:table-row>
        <table:table-row table:style-name="ro1">
          <table:table-cell office:value-type="string">
            <text:p>aus sein, ist aus, war aus, ist aus gewesen</text:p>
          </table:table-cell>
          <table:table-cell/>
          <table:table-cell office:value-type="string">
            <text:p>VERB</text:p>
          </table:table-cell>
          <table:table-cell office:value-type="string">
            <text:p>1. Ich glaube, die Heizung ist aus. 2. Samstags ist die Schule schon um elf Uhr aus.</text:p>
          </table:table-cell>
        </table:table-row>
        <table:table-row table:style-name="ro1">
          <table:table-cell office:value-type="string">
            <text:p>aussprechen, spricht aus, sprach aus, hat ausgesprochen</text:p>
          </table:table-cell>
          <table:table-cell office:value-type="string">
            <text:p>terminar (la frase),pronunciar,expresar,notificar, disponer</text:p>
          </table:table-cell>
          <table:table-cell office:value-type="string">
            <text:p>VERB</text:p>
          </table:table-cell>
          <table:table-cell office:value-type="string">
            <text:p>Wie spricht man dieses Wort aus?</text:p>
          </table:table-cell>
        </table:table-row>
        <table:table-row table:style-name="ro1">
          <table:table-cell office:value-type="string">
            <text:p>ausstellen, stellt aus, stellte aus, hat ausgestellt</text:p>
          </table:table-cell>
          <table:table-cell office:value-type="string">
            <text:p>exhibir,exponer,expedir,extender,apostar,inclinar hacia afuera,bascular hacia afuera,coser con pata de elefante,coser con corte evasé,apagar,participar en una feria</text:p>
          </table:table-cell>
          <table:table-cell office:value-type="string">
            <text:p>VERB</text:p>
          </table:table-cell>
          <table:table-cell office:value-type="string">
            <text:p>1. Im Schaufenster sind Winterschuhe ausgestellt. 2. Sie müssen sich einen neuen Führerschein ausstellen lassen.</text:p>
          </table:table-cell>
        </table:table-row>
        <table:table-row table:style-name="ro1">
          <table:table-cell office:value-type="string">
            <text:p>(sich etwas) aussuchen, sucht aus, suchte aus, hat ausgesucht</text:p>
          </table:table-cell>
          <table:table-cell/>
          <table:table-cell office:value-type="string">
            <text:p>VERB</text:p>
          </table:table-cell>
          <table:table-cell office:value-type="string">
            <text:p>Such dir etwas Schönes aus! Ich lade dich ein</text:p>
          </table:table-cell>
        </table:table-row>
        <table:table-row table:style-name="ro1">
          <table:table-cell office:value-type="string">
            <text:p>auswählen, wählt aus, wählte aus, hat ausgewählt</text:p>
          </table:table-cell>
          <table:table-cell office:value-type="string">
            <text:p>elegir de de entre,escoger de de entre,seleccionar</text:p>
          </table:table-cell>
          <table:table-cell office:value-type="string">
            <text:p>VERB</text:p>
          </table:table-cell>
          <table:table-cell office:value-type="string">
            <text:p>Für die Aufgabe können Sie unter drei Themen auswählen.</text:p>
          </table:table-cell>
        </table:table-row>
        <table:table-row table:style-name="ro1">
          <table:table-cell office:value-type="string">
            <text:p>ausziehen, zieht aus, zogaus,hat/istausgezogen</text:p>
          </table:table-cell>
          <table:table-cell office:value-type="string">
            <text:p>mudarse,cambiar(se) de casa,salir a/de,quitar,desnudar,quitar la ropa a,alargar,sacar,arrancar,extraer,estirar,(ex)tender,(re)pasar,extractar de</text:p>
          </table:table-cell>
          <table:table-cell office:value-type="string">
            <text:p>VERB</text:p>
          </table:table-cell>
          <table:table-cell office:value-type="string">
            <text:p>1. Willst du den Mantel nicht ausziehen? 2.DerArztmöchteSieuntersuchen. Bitte ziehen Sie sich aus. 3. Müllers sind schon vor vier Wochen ausgezogen.</text:p>
          </table:table-cell>
        </table:table-row>
        <table:table-row table:style-name="ro1">
          <table:table-cell office:value-type="string">
            <text:p>backen, bäckt / backt, backte, hat gebacken</text:p>
          </table:table-cell>
          <table:table-cell office:value-type="string">
            <text:p>cocer,hacer (en el horno),hornear</text:p>
          </table:table-cell>
          <table:table-cell office:value-type="string">
            <text:p>VERB</text:p>
          </table:table-cell>
          <table:table-cell office:value-type="string">
            <text:p>Wenn du kommst, backe ich einen Kuchen.</text:p>
          </table:table-cell>
        </table:table-row>
        <table:table-row table:style-name="ro1">
          <table:table-cell office:value-type="string">
            <text:p>baden, badet, badete, hat gebadet</text:p>
          </table:table-cell>
          <table:table-cell office:value-type="string">
            <text:p>bañarse,tomar un baño,bañar</text:p>
          </table:table-cell>
          <table:table-cell office:value-type="string">
            <text:p>VERB</text:p>
          </table:table-cell>
          <table:table-cell office:value-type="string">
            <text:p>1. Wenn du baden möchtest: Das Bade- zimmer ist dort hinten links. </text:p>
          </table:table-cell>
        </table:table-row>
        <table:table-row table:style-name="ro1">
          <table:table-cell office:value-type="string">
            <text:p>S-Bahn, -en</text:p>
          </table:table-cell>
          <table:table-cell office:value-type="string">
            <text:p>tren m rápido (urbano),≈ suburbano m</text:p>
          </table:table-cell>
          <table:table-cell office:value-type="string">
            <text:p>VERB</text:p>
          </table:table-cell>
          <table:table-cell office:value-type="string">
            <text:p>Die S-Bahn ist schneller als die Straßenbahn.</text:p>
          </table:table-cell>
        </table:table-row>
        <table:table-row table:style-name="ro1">
          <table:table-cell office:value-type="string">
            <text:p>bauen, baut, <text:s/>baute, hat gebaut</text:p>
          </table:table-cell>
          <table:table-cell office:value-type="string">
            <text:p>construir, edificar,hacer,tener, originar,confiar en,contar con</text:p>
          </table:table-cell>
          <table:table-cell office:value-type="string">
            <text:p>VERB</text:p>
          </table:table-cell>
          <table:table-cell office:value-type="string">
            <text:p>1. Mein Nachbar hat ein Haus gebaut.2. Mein Vater hat mir ein Regal gebaut.</text:p>
          </table:table-cell>
        </table:table-row>
        <table:table-row table:style-name="ro1">
          <table:table-cell office:value-type="string">
            <text:p>beachten, beachtet, beachtete, hat beachtet</text:p>
          </table:table-cell>
          <table:table-cell office:value-type="string">
            <text:p>atender a,prestar atención a,seguir,cumplir con,tener en cuenta, considerar,fijarse en,observar</text:p>
          </table:table-cell>
          <table:table-cell office:value-type="string">
            <text:p>VERB</text:p>
          </table:table-cell>
          <table:table-cell office:value-type="string">
            <text:p>Bitte beachten Sie die Ansagen am Bahnsteig.</text:p>
          </table:table-cell>
        </table:table-row>
        <table:table-row table:style-name="ro1">
          <table:table-cell office:value-type="string">
            <text:p>beantragen, beantragt, beantragte, hat beantragt</text:p>
          </table:table-cell>
          <table:table-cell office:value-type="string">
            <text:p>solicitar, pedir</text:p>
          </table:table-cell>
          <table:table-cell office:value-type="string">
            <text:p>VERB</text:p>
          </table:table-cell>
          <table:table-cell office:value-type="string">
            <text:p>Hast du schon einen neuen Pass beantragt?</text:p>
          </table:table-cell>
        </table:table-row>
        <table:table-row table:style-name="ro1">
          <table:table-cell office:value-type="string">
            <text:p>beantworten, beantwortet, beantwortete, hat beantwortet</text:p>
          </table:table-cell>
          <table:table-cell office:value-type="string">
            <text:p>contestar, responder</text:p>
          </table:table-cell>
          <table:table-cell office:value-type="string">
            <text:p>VERB</text:p>
          </table:table-cell>
          <table:table-cell office:value-type="string">
            <text:p>Sie haben meine Frage leider nicht beantwortet.</text:p>
          </table:table-cell>
        </table:table-row>
        <table:table-row table:style-name="ro1">
          <table:table-cell office:value-type="string">
            <text:p>bedanken sich, bedankt, bedankte, hat bedankt</text:p>
          </table:table-cell>
          <table:table-cell/>
          <table:table-cell office:value-type="string">
            <text:p>VERB</text:p>
          </table:table-cell>
          <table:table-cell office:value-type="string">
            <text:p>Ich möchte mich noch einmal sehr herzlich für Ihre Hilfe bedanken.</text:p>
          </table:table-cell>
        </table:table-row>
        <table:table-row table:style-name="ro2">
          <table:table-cell office:value-type="string">
            <text:p>bedeuten, bedeutet, bedeutete, hat bedeutet</text:p>
          </table:table-cell>
          <table:table-cell office:value-type="string">
            <text:p>significar, querer decir,significar, importar,dar a entender</text:p>
          </table:table-cell>
          <table:table-cell office:value-type="string">
            <text:p>VERB</text:p>
          </table:table-cell>
          <table:table-cell office:value-type="string">
            <text:p>1. Was bedeutet dieses Wort? 2. Ich bin krank. Das bedeutet, dass ich</text:p>
            <text:p>heute nicht arbeiten kann.</text:p>
          </table:table-cell>
        </table:table-row>
        <table:table-row table:style-name="ro1">
          <table:table-cell office:value-type="string">
            <text:p>bedienen, bedient, bediente, hat bedient</text:p>
          </table:table-cell>
          <table:table-cell office:value-type="string">
            <text:p>atender,servir,manejar,saldar</text:p>
          </table:table-cell>
          <table:table-cell office:value-type="string">
            <text:p>VERB</text:p>
          </table:table-cell>
          <table:table-cell office:value-type="string">
            <text:p>1. Werden Sie schon bedient? 2. Die Kaffeemaschine ist ganz leicht zu bedienen.</text:p>
          </table:table-cell>
        </table:table-row>
        <table:table-row table:style-name="ro1">
          <table:table-cell office:value-type="string">
            <text:p>beeilen sich, beeilt sich, beeilte sich, hat sich beeilt</text:p>
          </table:table-cell>
          <table:table-cell/>
          <table:table-cell office:value-type="string">
            <text:p>VERB</text:p>
          </table:table-cell>
          <table:table-cell office:value-type="string">
            <text:p>Wir müssen uns beeilen. Sonst verpassen wir den Zug.</text:p>
          </table:table-cell>
        </table:table-row>
        <table:table-row table:style-name="ro1">
          <table:table-cell office:value-type="string">
            <text:p>beenden, beendet, beendete, hat beendet</text:p>
          </table:table-cell>
          <table:table-cell office:value-type="string">
            <text:p>acabar con,terminar con,terminar,finalizar,cerrar</text:p>
          </table:table-cell>
          <table:table-cell office:value-type="string">
            <text:p>VERB</text:p>
          </table:table-cell>
          <table:table-cell office:value-type="string">
            <text:p>Du musst deine Ausbildung auf jeden Fall beenden.</text:p>
          </table:table-cell>
        </table:table-row>
        <table:table-row table:style-name="ro1">
          <table:table-cell office:value-type="string">
            <text:p>befinden sich, befindet sich, befandsich,hatsichbefunden</text:p>
          </table:table-cell>
          <table:table-cell/>
          <table:table-cell office:value-type="string">
            <text:p>VERB</text:p>
          </table:table-cell>
          <table:table-cell office:value-type="string">
            <text:p>Das Bord-Bistro befindet sich in der Mitte des Zuges.</text:p>
          </table:table-cell>
        </table:table-row>
        <table:table-row table:style-name="ro1">
          <table:table-cell office:value-type="string">
            <text:p>begegnen, begegnet, begegnete, ist begegnet</text:p>
          </table:table-cell>
          <table:table-cell office:value-type="string">
            <text:p>suceder, pasar,tratar</text:p>
          </table:table-cell>
          <table:table-cell office:value-type="string">
            <text:p>VERB</text:p>
          </table:table-cell>
          <table:table-cell office:value-type="string">
            <text:p>1. Sind wir uns nicht schon mal irgend- wann begegnet?2. Ich bin ihm nie wieder begegnet.</text:p>
          </table:table-cell>
        </table:table-row>
        <table:table-row table:style-name="ro1">
          <table:table-cell office:value-type="string">
            <text:p>beginnen, beginnt, begann, hat begonnen</text:p>
          </table:table-cell>
          <table:table-cell office:value-type="string">
            <text:p>comenzar a,empezar a,comenzar,empezar</text:p>
          </table:table-cell>
          <table:table-cell office:value-type="string">
            <text:p>VERB</text:p>
          </table:table-cell>
          <table:table-cell office:value-type="string">
            <text:p>In zwei Wochen beginnen die Sommerferien.</text:p>
          </table:table-cell>
        </table:table-row>
        <table:table-row table:style-name="ro1">
          <table:table-cell office:value-type="string">
            <text:p>begleiten, begleitet, begleitete, hat begleitet</text:p>
          </table:table-cell>
          <table:table-cell office:value-type="string">
            <text:p>acompañar</text:p>
          </table:table-cell>
          <table:table-cell office:value-type="string">
            <text:p>VERB</text:p>
          </table:table-cell>
          <table:table-cell office:value-type="string">
            <text:p>Ich begleite dich ein Stück.</text:p>
          </table:table-cell>
        </table:table-row>
        <table:table-row table:style-name="ro1">
          <table:table-cell office:value-type="string">
            <text:p>begründen, begründet, begründete, hat begründet</text:p>
          </table:table-cell>
          <table:table-cell office:value-type="string">
            <text:p>justificar,basar en,fundar</text:p>
          </table:table-cell>
          <table:table-cell office:value-type="string">
            <text:p>VERB</text:p>
          </table:table-cell>
          <table:table-cell office:value-type="string">
            <text:p>Bitte begründen Sie Ihren Antrag.</text:p>
          </table:table-cell>
        </table:table-row>
        <table:table-row table:style-name="ro1">
          <table:table-cell office:value-type="string">
            <text:p>begrüßen, begrüßt, begrüßte, hat begrüßt</text:p>
          </table:table-cell>
          <table:table-cell office:value-type="string">
            <text:p>saludar, dar la bienvenida,celebrar,consultar</text:p>
          </table:table-cell>
          <table:table-cell office:value-type="string">
            <text:p>VERB</text:p>
          </table:table-cell>
          <table:table-cell office:value-type="string">
            <text:p>Ich glaube, ich habe Sie noch gar nicht begrüßt.</text:p>
          </table:table-cell>
        </table:table-row>
        <table:table-row table:style-name="ro1">
          <table:table-cell office:value-type="string">
            <text:p>behalten, behält, behielt, hat behalten</text:p>
          </table:table-cell>
          <table:table-cell office:value-type="string">
            <text:p>conservar, guardar,mantener, conservar,guardar,retener (en la cabeza),quedarse con fam,quedarse con,dejar puesto</text:p>
          </table:table-cell>
          <table:table-cell office:value-type="string">
            <text:p>VERB</text:p>
          </table:table-cell>
          <table:table-cell office:value-type="string">
            <text:p>Darf ich den Prospekt behalten?</text:p>
          </table:table-cell>
        </table:table-row>
        <table:table-row table:style-name="ro1">
          <table:table-cell office:value-type="string">
            <text:p>behandeln, behandelt, behandelte, hat behandelt</text:p>
          </table:table-cell>
          <table:table-cell office:value-type="string">
            <text:p>tratar con,tratar,curar</text:p>
          </table:table-cell>
          <table:table-cell office:value-type="string">
            <text:p>VERB</text:p>
          </table:table-cell>
          <table:table-cell office:value-type="string">
            <text:p>1. Welcher Arzt hat Sie bis jetzt behandelt?2. So lasse ich mich von Ihnen nicht länger behandeln.</text:p>
          </table:table-cell>
        </table:table-row>
        <table:table-row table:style-name="ro1">
          <table:table-cell office:value-type="string">
            <text:p>behindern, behindert, behinderte, hat behindert, behindert sein</text:p>
          </table:table-cell>
          <table:table-cell office:value-type="string">
            <text:p>molestar, estorbar en,impedir, dificultar,dificultar,entorpecer, impedir</text:p>
          </table:table-cell>
          <table:table-cell office:value-type="string">
            <text:p>VERB</text:p>
          </table:table-cell>
          <table:table-cell office:value-type="string">
            <text:p>1. Bitte parken Sie so, dass Sie niemanden behindern. 2. Seit dem Unfall ist das Kind unseres Vermieters behindert.</text:p>
          </table:table-cell>
        </table:table-row>
        <table:table-row table:style-name="ro1">
          <table:table-cell office:value-type="string">
            <text:p>bekannt geben, gibt bekannt, gab bekannt, hat bekannt gegeben</text:p>
          </table:table-cell>
          <table:table-cell/>
          <table:table-cell office:value-type="string">
            <text:p>VERB</text:p>
          </table:table-cell>
          <table:table-cell office:value-type="string">
            <text:p>Den Prüfungsort geben wir Ihnen noch rechtzeitig bekannt.</text:p>
          </table:table-cell>
        </table:table-row>
        <table:table-row table:style-name="ro1">
          <table:table-cell office:value-type="string">
            <text:p>bekommen, bekommt, bekam, hat bekommen</text:p>
          </table:table-cell>
          <table:table-cell office:value-type="string">
            <text:p>recibir,obtener, conseguir,coger, alcanzar,pillar argot,contraer,desarrollar,echar, salir,estar atendido</text:p>
          </table:table-cell>
          <table:table-cell office:value-type="string">
            <text:p>VERB</text:p>
          </table:table-cell>
          <table:table-cell office:value-type="string">
            <text:p>1. Haben Sie meinen Brief bekommen? 2. Ich bekomme jeden Tag eine Spritze. 3. Was bekommen Sie? – 5 kg Kartoffeln. 4. Wir haben Besuch bekommen.5. Laut Wetterbericht bekommen wir Regen.6. Plötzlich bekam ich starke Kopfschmerzen.</text:p>
          </table:table-cell>
        </table:table-row>
        <table:table-row table:style-name="ro1">
          <table:table-cell office:value-type="string">
            <text:p>beleidigen, beleidigt, beleidigte, hat beleidigt</text:p>
          </table:table-cell>
          <table:table-cell office:value-type="string">
            <text:p>ofender, insultar</text:p>
          </table:table-cell>
          <table:table-cell office:value-type="string">
            <text:p>VERB</text:p>
          </table:table-cell>
          <table:table-cell office:value-type="string">
            <text:p>1. Ich wollte Sie nicht beleidigen. 2. Sei doch nicht immer gleich beleidigt.</text:p>
          </table:table-cell>
        </table:table-row>
        <table:table-row table:style-name="ro1">
          <table:table-cell office:value-type="string">
            <text:p>bemerken, bemerkt, bemerkte, hat bemerkt</text:p>
          </table:table-cell>
          <table:table-cell office:value-type="string">
            <text:p>notar,darse cuenta de,decir,observar,mencionar,comentar</text:p>
          </table:table-cell>
          <table:table-cell office:value-type="string">
            <text:p>VERB</text:p>
          </table:table-cell>
          <table:table-cell office:value-type="string">
            <text:p>Ich habe von dem Einbruch gar nichts bemerkt.</text:p>
          </table:table-cell>
        </table:table-row>
        <table:table-row table:style-name="ro1">
          <table:table-cell office:value-type="string">
            <text:p>benötigen, benötigt, benötigte, hat benötigt</text:p>
          </table:table-cell>
          <table:table-cell office:value-type="string">
            <text:p>necesitar</text:p>
          </table:table-cell>
          <table:table-cell office:value-type="string">
            <text:p>VERB</text:p>
          </table:table-cell>
          <table:table-cell office:value-type="string">
            <text:p>Sagen Sie Bescheid, wenn Sie noch etwas benötigen.</text:p>
          </table:table-cell>
        </table:table-row>
        <table:table-row table:style-name="ro1">
          <table:table-cell office:value-type="string">
            <text:p>benutzen, benutzt, benutzte, hat benutzt</text:p>
          </table:table-cell>
          <table:table-cell office:value-type="string">
            <text:p>usar, utilizar,emplear,tomar,aprovechar</text:p>
          </table:table-cell>
          <table:table-cell office:value-type="string">
            <text:p>VERB</text:p>
          </table:table-cell>
          <table:table-cell office:value-type="string">
            <text:p>Benutzen Sie bitte die öffentlichen Verkehrsmittel.</text:p>
          </table:table-cell>
        </table:table-row>
        <table:table-row table:style-name="ro1">
          <table:table-cell office:value-type="string">
            <text:p>beobachten, beobachtet, beobachtete, hat beobachtet</text:p>
          </table:table-cell>
          <table:table-cell office:value-type="string">
            <text:p>observar, contemplar,vigilar,observar en,notar en</text:p>
          </table:table-cell>
          <table:table-cell office:value-type="string">
            <text:p>VERB</text:p>
          </table:table-cell>
          <table:table-cell office:value-type="string">
            <text:p>Wer hat den Unfall beobachtet?</text:p>
          </table:table-cell>
        </table:table-row>
        <table:table-row table:style-name="ro1">
          <table:table-cell office:value-type="string">
            <text:p>beraten, berät, beriet, hat beraten</text:p>
          </table:table-cell>
          <table:table-cell office:value-type="string">
            <text:p>aconsejar, asesorar,deliberar sobre,discutir</text:p>
          </table:table-cell>
          <table:table-cell office:value-type="string">
            <text:p>VERB</text:p>
          </table:table-cell>
          <table:table-cell office:value-type="string">
            <text:p>Sie sollten sich von einem Fachmann beraten lassen.</text:p>
          </table:table-cell>
        </table:table-row>
        <table:table-row table:style-name="ro1">
          <table:table-cell office:value-type="string">
            <text:p>berechnen, berechnet, berechnete, hat berechnet</text:p>
          </table:table-cell>
          <table:table-cell office:value-type="string">
            <text:p>calcular,calcular, evaluar,cobrar por</text:p>
          </table:table-cell>
          <table:table-cell office:value-type="string">
            <text:p>VERB</text:p>
          </table:table-cell>
          <table:table-cell office:value-type="string">
            <text:p>Den Transport müssen wir Ihnen extra berechnen.</text:p>
          </table:table-cell>
        </table:table-row>
        <table:table-row table:style-name="ro1">
          <table:table-cell office:value-type="string">
            <text:p>berichten, berichtet, berichtete, hat berichtet</text:p>
          </table:table-cell>
          <table:table-cell office:value-type="string">
            <text:p>informar sobre/de,narrar, contar de,comunicar, informar</text:p>
          </table:table-cell>
          <table:table-cell office:value-type="string">
            <text:p>VERB</text:p>
          </table:table-cell>
          <table:table-cell office:value-type="string">
            <text:p>Alle Zeitungen haben über den Unfall berichtet.</text:p>
          </table:table-cell>
        </table:table-row>
        <table:table-row table:style-name="ro1">
          <table:table-cell office:value-type="string">
            <text:p>beruhigen, beruhigt, beruhigte, hat beruhigt</text:p>
          </table:table-cell>
          <table:table-cell office:value-type="string">
            <text:p>tranquilizar, calmar</text:p>
          </table:table-cell>
          <table:table-cell office:value-type="string">
            <text:p>VERB</text:p>
          </table:table-cell>
          <table:table-cell office:value-type="string">
            <text:p>1. Beruhigen Sie sich bitte. Es ist alles in Ordnung. 2. Ich kann Sie beruhigen. Ihrem Sohn ist nichts passiert.</text:p>
          </table:table-cell>
        </table:table-row>
        <table:table-row table:style-name="ro1">
          <table:table-cell office:value-type="string">
            <text:p>beschädigen, beschädigt, beschädigte, hat beschädigt</text:p>
          </table:table-cell>
          <table:table-cell office:value-type="string">
            <text:p>deteriorar, dañar</text:p>
          </table:table-cell>
          <table:table-cell office:value-type="string">
            <text:p>VERB</text:p>
          </table:table-cell>
          <table:table-cell office:value-type="string">
            <text:p>Bitte machen Sie eine Liste darüber, was die Einbrecher beschädigt haben.</text:p>
          </table:table-cell>
        </table:table-row>
        <table:table-row table:style-name="ro1">
          <table:table-cell office:value-type="string">
            <text:p>beschäftigen, beschäftigt,beschäftigte, hat beschäftigt</text:p>
          </table:table-cell>
          <table:table-cell office:value-type="string">
            <text:p>emplear, dar trabajo,ocupar en/con,entretener con,preocupar</text:p>
          </table:table-cell>
          <table:table-cell office:value-type="string">
            <text:p>VERB</text:p>
          </table:table-cell>
          <table:table-cell office:value-type="string">
            <text:p>1. Womit haben Sie sich bei Ihrer Arbeit beschäftigt? 2. Seit wann sind Sie bei dieser Firma beschäftigt?</text:p>
          </table:table-cell>
        </table:table-row>
        <table:table-row table:style-name="ro1">
          <table:table-cell office:value-type="string">
            <text:p>beschließen, beschließt, beschloss, hat beschlossen</text:p>
          </table:table-cell>
          <table:table-cell office:value-type="string">
            <text:p>decidir,acordar,terminar, finalizar</text:p>
          </table:table-cell>
          <table:table-cell office:value-type="string">
            <text:p>VERB</text:p>
          </table:table-cell>
          <table:table-cell office:value-type="string">
            <text:p>Wir haben beschlossen, uns ein kleineres Auto zu kaufen.</text:p>
          </table:table-cell>
        </table:table-row>
        <table:table-row table:style-name="ro1">
          <table:table-cell office:value-type="string">
            <text:p>beschränken, beschränkt, beschränkte, hat beschränkt</text:p>
          </table:table-cell>
          <table:table-cell office:value-type="string">
            <text:p>restringir a,limitar a</text:p>
          </table:table-cell>
          <table:table-cell office:value-type="string">
            <text:p>VERB</text:p>
          </table:table-cell>
          <table:table-cell office:value-type="string">
            <text:p>Bitte beschränken Sie Ihren Wasserverbrauch auf das Nötigste.</text:p>
          </table:table-cell>
        </table:table-row>
        <table:table-row table:style-name="ro1">
          <table:table-cell office:value-type="string">
            <text:p>beschreiben, beschreibt, beschrieb, hat beschrieben</text:p>
          </table:table-cell>
          <table:table-cell office:value-type="string">
            <text:p>describir,describir, ejecutar,escribir en</text:p>
          </table:table-cell>
          <table:table-cell office:value-type="string">
            <text:p>VERB</text:p>
          </table:table-cell>
          <table:table-cell office:value-type="string">
            <text:p>Kannst du mir den Weg zum Flughafen beschreiben?</text:p>
          </table:table-cell>
        </table:table-row>
        <table:table-row table:style-name="ro1">
          <table:table-cell office:value-type="string">
            <text:p>beschweren sich, beschwert sich, beschwerte sich, hat sich beschwert</text:p>
          </table:table-cell>
          <table:table-cell/>
          <table:table-cell office:value-type="string">
            <text:p>VERB</text:p>
          </table:table-cell>
          <table:table-cell office:value-type="string">
            <text:p>Wo können wir uns beschweren?</text:p>
          </table:table-cell>
        </table:table-row>
        <table:table-row table:style-name="ro1">
          <table:table-cell office:value-type="string">
            <text:p>besetzen, besetzt, besetzte, hat besetzt</text:p>
          </table:table-cell>
          <table:table-cell office:value-type="string">
            <text:p>ocupar,ocupar fam,okupar argot,cubrir con,repartir (los papeles),(re)cubrir de</text:p>
          </table:table-cell>
          <table:table-cell office:value-type="string">
            <text:p>VERB</text:p>
          </table:table-cell>
          <table:table-cell office:value-type="string">
            <text:p>1. Dieser Platz ist besetzt. 2. Ich habe drei Plätze besetzt. 3. Ich habe jetzt schon dreimal dort angerufen. Es ist immer besetzt.</text:p>
          </table:table-cell>
        </table:table-row>
        <table:table-row table:style-name="ro1">
          <table:table-cell office:value-type="string">
            <text:p>besichtigen, besichtigt, besichtigte, hat besichtigt</text:p>
          </table:table-cell>
          <table:table-cell office:value-type="string">
            <text:p>examinar,pasar revista,visitar,hacer una visita</text:p>
          </table:table-cell>
          <table:table-cell office:value-type="string">
            <text:p>VERB</text:p>
          </table:table-cell>
          <table:table-cell office:value-type="string">
            <text:p>Im Urlaub haben wir Schloss Schönbrunn besichtigt.</text:p>
          </table:table-cell>
        </table:table-row>
        <table:table-row table:style-name="ro1">
          <table:table-cell office:value-type="string">
            <text:p>besitzen, besitzt, besaß, hat besessen</text:p>
          </table:table-cell>
          <table:table-cell office:value-type="string">
            <text:p>poseer,tener</text:p>
          </table:table-cell>
          <table:table-cell office:value-type="string">
            <text:p>VERB</text:p>
          </table:table-cell>
          <table:table-cell office:value-type="string">
            <text:p>Besitzt Ihre Frau ein eigenes Auto?</text:p>
          </table:table-cell>
        </table:table-row>
        <table:table-row table:style-name="ro1">
          <table:table-cell office:value-type="string">
            <text:p>besorgen, besorgt, besorgte, hat besorgt</text:p>
          </table:table-cell>
          <table:table-cell office:value-type="string">
            <text:p>proporcionar, conseguir,comprar,despachar, ultimar</text:p>
          </table:table-cell>
          <table:table-cell office:value-type="string">
            <text:p>VERB</text:p>
          </table:table-cell>
          <table:table-cell office:value-type="string">
            <text:p>1. Soll ich die Eintrittskarten besorgen? 2. Ich besorge uns schnell einen Kaffee.</text:p>
          </table:table-cell>
        </table:table-row>
        <table:table-row table:style-name="ro1">
          <table:table-cell office:value-type="string">
            <text:p>besprechen, bespricht, besprach, hat besprochen</text:p>
          </table:table-cell>
          <table:table-cell office:value-type="string">
            <text:p>hablar de,discutir,reseñar,grabar</text:p>
          </table:table-cell>
          <table:table-cell office:value-type="string">
            <text:p>VERB</text:p>
          </table:table-cell>
          <table:table-cell office:value-type="string">
            <text:p>Wir müssen noch genau besprechen, wann wir losfahren und was wir mitnehmen.</text:p>
          </table:table-cell>
        </table:table-row>
        <table:table-row table:style-name="ro1">
          <table:table-cell office:value-type="string">
            <text:p>bestätigen, bestätigt, bestätigte, hat bestätigt</text:p>
          </table:table-cell>
          <table:table-cell office:value-type="string">
            <text:p>probar,confirmar,certificar,ratificar,revalidar</text:p>
          </table:table-cell>
          <table:table-cell office:value-type="string">
            <text:p>VERB</text:p>
          </table:table-cell>
          <table:table-cell office:value-type="string">
            <text:p>1. Lassen Sie sich den Termin schriftlich bestätigen.2. Ich kann bestätigen, dass mein Sohn den ganzen Vormittag zu Hause war.</text:p>
          </table:table-cell>
        </table:table-row>
        <table:table-row table:style-name="ro1">
          <table:table-cell office:value-type="string">
            <text:p>bestellen, bestellt, bestellte, hat bestellt</text:p>
          </table:table-cell>
          <table:table-cell office:value-type="string">
            <text:p>pedir, encargar,hacer venir, llamar,citar,reservar,labrar, cultivar,nombrar,discernir</text:p>
          </table:table-cell>
          <table:table-cell office:value-type="string">
            <text:p>VERB</text:p>
          </table:table-cell>
          <table:table-cell office:value-type="string">
            <text:p>1. Wir haben Pizza bestellt. 2. Ich bin für 16 Uhr bestellt. 3. Ich soll Ihnen Grüße von Frau Meier bestellen.</text:p>
          </table:table-cell>
        </table:table-row>
        <table:table-row table:style-name="ro1">
          <table:table-cell office:value-type="string">
            <text:p>bestrafen, bestraft, bestrafte, hat bestraft</text:p>
          </table:table-cell>
          <table:table-cell office:value-type="string">
            <text:p>castigar con por,imponer una multa</text:p>
          </table:table-cell>
          <table:table-cell office:value-type="string">
            <text:p>VERB</text:p>
          </table:table-cell>
          <table:table-cell office:value-type="string">
            <text:p>Zu schnelles Fahren wird streng bestraft.</text:p>
          </table:table-cell>
        </table:table-row>
        <table:table-row table:style-name="ro1">
          <table:table-cell office:value-type="string">
            <text:p>besuchen, besucht, besuchte, hat besucht</text:p>
          </table:table-cell>
          <table:table-cell office:value-type="string">
            <text:p>visitar,ir a ver,ir a conocer, visitar,asistir a</text:p>
          </table:table-cell>
          <table:table-cell office:value-type="string">
            <text:p>VERB</text:p>
          </table:table-cell>
          <table:table-cell office:value-type="string">
            <text:p>1. Besuchen Sie uns doch mal. 2. Sie müssen noch einen Kurs besuchen.</text:p>
          </table:table-cell>
        </table:table-row>
        <table:table-row table:style-name="ro1">
          <table:table-cell office:value-type="string">
            <text:p>beteiligen sich, beteiligt sich, beteiligte sich, hat sich beteiligt</text:p>
          </table:table-cell>
          <table:table-cell/>
          <table:table-cell office:value-type="string">
            <text:p>VERB</text:p>
          </table:table-cell>
          <table:table-cell office:value-type="string">
            <text:p>Wir wollen unserer Lehrerin ein Geschenk kaufen. Wer möchte sich beteiligen?</text:p>
          </table:table-cell>
        </table:table-row>
        <table:table-row table:style-name="ro1">
          <table:table-cell office:value-type="string">
            <text:p>betreuen, betreut, betreute, hat betreut</text:p>
          </table:table-cell>
          <table:table-cell office:value-type="string">
            <text:p>atender a,ocuparse de,asistir a,ser responsable de,acompañar,llevar,asesorar</text:p>
          </table:table-cell>
          <table:table-cell office:value-type="string">
            <text:p>VERB</text:p>
          </table:table-cell>
          <table:table-cell office:value-type="string">
            <text:p>Wer betreut bei Ihnen die Kinder?</text:p>
          </table:table-cell>
        </table:table-row>
        <table:table-row table:style-name="ro1">
          <table:table-cell office:value-type="string">
            <text:p>bewegen, bewegt, bewegte, hat bewegt</text:p>
          </table:table-cell>
          <table:table-cell office:value-type="string">
            <text:p>inducir a,mover a,mover,poner en marcha,conmover, emocionar</text:p>
          </table:table-cell>
          <table:table-cell office:value-type="string">
            <text:p>VERB</text:p>
          </table:table-cell>
          <table:table-cell office:value-type="string">
            <text:p>Lesen Sie sich alles genau durch, bevor Sie unterschreiben.</text:p>
          </table:table-cell>
        </table:table-row>
        <table:table-row table:style-name="ro1">
          <table:table-cell office:value-type="string">
            <text:p>beweisen, beweist, bewies, hat bewiesen</text:p>
          </table:table-cell>
          <table:table-cell office:value-type="string">
            <text:p>probar,demostrar,presentar pruebas de</text:p>
          </table:table-cell>
          <table:table-cell office:value-type="string">
            <text:p>VERB</text:p>
          </table:table-cell>
          <table:table-cell office:value-type="string">
            <text:p>Sie brauchen mehr Bewegung. Sie müssen regelmäßig spazieren gehen.</text:p>
          </table:table-cell>
        </table:table-row>
        <table:table-row table:style-name="ro1">
          <table:table-cell office:value-type="string">
            <text:p>bewerben sich, bewirbt sich, bewarb sich, hat sich beworben</text:p>
          </table:table-cell>
          <table:table-cell/>
          <table:table-cell office:value-type="string">
            <text:p>VERB</text:p>
          </table:table-cell>
          <table:table-cell office:value-type="string">
            <text:p>Haben Sie dafür Beweise?</text:p>
          </table:table-cell>
        </table:table-row>
        <table:table-row table:style-name="ro1">
          <table:table-cell office:value-type="string">
            <text:p>bezahlen, bezahlt, bezahlte, hat bezahlt</text:p>
          </table:table-cell>
          <table:table-cell office:value-type="string">
            <text:p>pagar</text:p>
          </table:table-cell>
          <table:table-cell office:value-type="string">
            <text:p>VERB</text:p>
          </table:table-cell>
          <table:table-cell office:value-type="string">
            <text:p>Ich kenne die anderen Hausbewohner nicht.</text:p>
          </table:table-cell>
        </table:table-row>
        <table:table-row table:style-name="ro1">
          <table:table-cell office:value-type="string">
            <text:p>bieten, bietet, bot, hat geboten</text:p>
          </table:table-cell>
          <table:table-cell office:value-type="string">
            <text:p>ofrecer, presentar,ofrecer para,pujar, dar</text:p>
          </table:table-cell>
          <table:table-cell office:value-type="string">
            <text:p>VERB</text:p>
          </table:table-cell>
          <table:table-cell office:value-type="string">
            <text:p>1. Er hat mir für den alten Wagen noch 800 Euro geboten. 2. Die Firma bietet ihren Mitarbeitern die Möglichkeit, Sprachkurse zu besuchen.</text:p>
          </table:table-cell>
        </table:table-row>
        <table:table-row table:style-name="ro1">
          <table:table-cell office:value-type="string">
            <text:p>bitten, bittet, bat, hat gebeten</text:p>
          </table:table-cell>
          <table:table-cell office:value-type="string">
            <text:p>pedir, rogar,hacer pasar,invitar,suplicar</text:p>
          </table:table-cell>
          <table:table-cell office:value-type="string">
            <text:p>VERB</text:p>
          </table:table-cell>
          <table:table-cell office:value-type="string">
            <text:p>Ich habe eine Bitte. Kann ich mal Ihr Handy benutzen?</text:p>
          </table:table-cell>
        </table:table-row>
        <table:table-row table:style-name="ro1">
          <table:table-cell office:value-type="string">
            <text:p>bleiben, bleibt, blieb, ist geblieben</text:p>
          </table:table-cell>
          <table:table-cell office:value-type="string">
            <text:p>quedarse,mantener,perseverar,seguir, continuar</text:p>
          </table:table-cell>
          <table:table-cell office:value-type="string">
            <text:p>VERB</text:p>
          </table:table-cell>
          <table:table-cell office:value-type="string">
            <text:p>unser Geschäft geschlossen. 3. Bleiben Sie bitte am Apparat. 4. Bleiben Sie doch sitzen! 5. Wir bleiben nur bis morgen.</text:p>
          </table:table-cell>
        </table:table-row>
        <table:table-row table:style-name="ro1">
          <table:table-cell office:value-type="string">
            <text:p>blühen, blüht, blühte, hat geblüht</text:p>
          </table:table-cell>
          <table:table-cell office:value-type="string">
            <text:p>florecer,prosperar, florecer,suceder, pasar</text:p>
          </table:table-cell>
          <table:table-cell office:value-type="string">
            <text:p>VERB</text:p>
          </table:table-cell>
          <table:table-cell office:value-type="string">
            <text:p>Die Bäume blühen schon. Es ist Frühling.</text:p>
          </table:table-cell>
        </table:table-row>
        <table:table-row table:style-name="ro1">
          <table:table-cell office:value-type="string">
            <text:p>bluten, blutet, blutete, hat geblutet</text:p>
          </table:table-cell>
          <table:table-cell office:value-type="string">
            <text:p>sangrar</text:p>
          </table:table-cell>
          <table:table-cell office:value-type="string">
            <text:p>VERB</text:p>
          </table:table-cell>
          <table:table-cell office:value-type="string">
            <text:p>1. Ich habe mich verletzt. Es blutet. 2. Du blutest ja! Hast du dich geschnitten?</text:p>
          </table:table-cell>
        </table:table-row>
        <table:table-row table:style-name="ro1">
          <table:table-cell office:value-type="string">
            <text:p>braten, brät, briet, hat gebraten</text:p>
          </table:table-cell>
          <table:table-cell office:value-type="string">
            <text:p>asar,freír</text:p>
          </table:table-cell>
          <table:table-cell office:value-type="string">
            <text:p>VERB</text:p>
          </table:table-cell>
          <table:table-cell office:value-type="string">
            <text:p>1. Das Fleisch muss zehn Minuten braten. 2. Heute gibt’s gebratenen Fisch.</text:p>
          </table:table-cell>
        </table:table-row>
        <table:table-row table:style-name="ro1">
          <table:table-cell office:value-type="string">
            <text:p>brauchen, braucht, brauchte, hat gebraucht</text:p>
          </table:table-cell>
          <table:table-cell office:value-type="string">
            <text:p>necesitar, precisar,llevar,utilizar, emplear,gastar, consumir,hacer falta +inf que +subj,ser necesario +inf que +subj</text:p>
          </table:table-cell>
          <table:table-cell office:value-type="string">
            <text:p>VERB</text:p>
          </table:table-cell>
          <table:table-cell office:value-type="string">
            <text:p>1. Ich brauche ein Auto. 2. Brauchst du die Zeitung noch? 3. Meine Großmutter ist krank. Sie braucht viel Ruhe. 4 Ich habe für die Renovierung eine Woche gebraucht. 5. Sie brauchen morgen nicht zu kommen. Ich schaffe das alleine.</text:p>
          </table:table-cell>
        </table:table-row>
        <table:table-row table:style-name="ro1">
          <table:table-cell office:value-type="string">
            <text:p>brechen, bricht, brach, hat gebrochen</text:p>
          </table:table-cell>
          <table:table-cell office:value-type="string">
            <text:p>romperse, quebrarse,romper con,vomitar,romper, partir,romper,batir,violar, quebrantar,infringir,boicotear,refractar,arrancar</text:p>
          </table:table-cell>
          <table:table-cell office:value-type="string">
            <text:p>VERB</text:p>
          </table:table-cell>
          <table:table-cell office:value-type="string">
            <text:p>1. Der Bleistift ist durchgebrochen. 2. Ich habe mir im Urlaub das Bein gebrochen.</text:p>
          </table:table-cell>
        </table:table-row>
        <table:table-row table:style-name="ro1">
          <table:table-cell office:value-type="string">
            <text:p>bremsen, bremst, bremste, hat gebremst</text:p>
          </table:table-cell>
          <table:table-cell office:value-type="string">
            <text:p>frenar,refrenar</text:p>
          </table:table-cell>
          <table:table-cell office:value-type="string">
            <text:p>VERB</text:p>
          </table:table-cell>
          <table:table-cell office:value-type="string">
            <text:p>Der Mann ist ganz plötzlich über die Straße gegangen. Ich musste stark bremsen.</text:p>
          </table:table-cell>
        </table:table-row>
        <table:table-row table:style-name="ro1">
          <table:table-cell office:value-type="string">
            <text:p>brennen, brennt, brannte, hat gebrannt</text:p>
          </table:table-cell>
          <table:table-cell office:value-type="string">
            <text:p>arder,quemarse,estar encendido,punzar,escocer,picar,quemar,ansiar,desvivirse,cocer,hornear,calcinar,destilar,tostar,cauterizar,marcar a fuego [oder con hierro candente]</text:p>
          </table:table-cell>
          <table:table-cell office:value-type="string">
            <text:p>VERB</text:p>
          </table:table-cell>
          <table:table-cell office:value-type="string">
            <text:p>1. In diesem Haus hat es letztes Jahr gebrannt. 2. Die Kerze brennt noch. Mach sie bitte aus! 3. In deinem Zimmer hat die ganze Nacht das Licht gebrannt.</text:p>
          </table:table-cell>
        </table:table-row>
        <table:table-row table:style-name="ro1">
          <table:table-cell office:value-type="string">
            <text:p>bringen, bringt, brachte, hat gebracht</text:p>
          </table:table-cell>
          <table:table-cell office:value-type="string">
            <text:p>traer,llevar,transportar,acompañar, llevar,rendir,producir un beneficio de,traer, publicar,emitir,quitar,conseguir +inf</text:p>
          </table:table-cell>
          <table:table-cell office:value-type="string">
            <text:p>VERB</text:p>
          </table:table-cell>
          <table:table-cell office:value-type="string">
            <text:p>1. Bringen Sie mir bitte ein Glas Tee! 2. Ich bringe dich nach Hause. 3. Die Abendzeitung hat einen Bericht über den Unfall gebracht.</text:p>
          </table:table-cell>
        </table:table-row>
        <table:table-row table:style-name="ro1">
          <table:table-cell office:value-type="string">
            <text:p>buchen, bucht, buchte, hat gebucht</text:p>
          </table:table-cell>
          <table:table-cell office:value-type="string">
            <text:p>reservar,hacer una reserva de,contabilizar</text:p>
          </table:table-cell>
          <table:table-cell office:value-type="string">
            <text:p>VERB</text:p>
          </table:table-cell>
          <table:table-cell office:value-type="string">
            <text:p>Ich habe für morgen einen Flug nach Rom gebucht.</text:p>
          </table:table-cell>
        </table:table-row>
        <table:table-row table:style-name="ro1">
          <table:table-cell office:value-type="string">
            <text:p>buchstabieren, buchstabiert, buchstabierte, hat buchstabiert</text:p>
          </table:table-cell>
          <table:table-cell office:value-type="string">
            <text:p>deletrear</text:p>
          </table:table-cell>
          <table:table-cell office:value-type="string">
            <text:p>VERB</text:p>
          </table:table-cell>
          <table:table-cell office:value-type="string">
            <text:p>Würden Sie Ihren Namen bitte buchstabieren?</text:p>
          </table:table-cell>
        </table:table-row>
        <table:table-row table:style-name="ro1">
          <table:table-cell office:value-type="string">
            <text:p>chatten </text:p>
          </table:table-cell>
          <table:table-cell office:value-type="string">
            <text:p>chatear</text:p>
          </table:table-cell>
          <table:table-cell office:value-type="string">
            <text:p>VERB</text:p>
          </table:table-cell>
          <table:table-cell office:value-type="string">
            <text:p>Meine Kinder chatten gern im Internet mit ihren Freunden.</text:p>
          </table:table-cell>
        </table:table-row>
        <table:table-row table:style-name="ro1">
          <table:table-cell office:value-type="string">
            <text:p>danken, dankt, dankte, hat gedankt</text:p>
          </table:table-cell>
          <table:table-cell office:value-type="string">
            <text:p>dar las gracias por,agradecer</text:p>
          </table:table-cell>
          <table:table-cell office:value-type="string">
            <text:p>VERB</text:p>
          </table:table-cell>
          <table:table-cell office:value-type="string">
            <text:p>Ich danke dir für die Einladung.</text:p>
          </table:table-cell>
        </table:table-row>
        <table:table-row table:style-name="ro1">
          <table:table-cell office:value-type="string">
            <text:p>dauern, dauert, dauerte, hat gedauert</text:p>
          </table:table-cell>
          <table:table-cell office:value-type="string">
            <text:p>durar,tardar,dar pena [oder lástima]</text:p>
          </table:table-cell>
          <table:table-cell office:value-type="string">
            <text:p>VERB</text:p>
          </table:table-cell>
          <table:table-cell office:value-type="string">
            <text:p>1. Wie lange dauert die Pause? – Eine halbe Stunde. 2. Wie lange hat der Kurs gedauert? – Zwei Monate.</text:p>
          </table:table-cell>
        </table:table-row>
        <table:table-row table:style-name="ro1">
          <table:table-cell office:value-type="string">
            <text:p>denken, denkt, dachte, hat gedacht</text:p>
          </table:table-cell>
          <table:table-cell office:value-type="string">
            <text:p>pensar en de,meditar, reflexionar,razonar,acordarse de,recordar,pensar, suponer,querer,imaginarse, figurarse</text:p>
          </table:table-cell>
          <table:table-cell office:value-type="string">
            <text:p>VERB</text:p>
          </table:table-cell>
          <table:table-cell office:value-type="string">
            <text:p>1. Was denkst du gerade? 2. Ich denke, dass du recht hast. 3. Wir diskutieren gerade über das Rauchen. Wie denken Sie darüber? 4. Denk bitte daran, die Heizung auszumachen. 5. Es ist mir ganz gleich, was die Leute von mir denken. 6. Ich denke oft an meine Familie. 7. Ich hatte mir gedacht, dass wir zusammen fahren könnten.</text:p>
          </table:table-cell>
        </table:table-row>
        <table:table-row table:style-name="ro1">
          <table:table-cell office:value-type="string">
            <text:p>derselbe, dieselbe, dasselbe</text:p>
          </table:table-cell>
          <table:table-cell/>
          <table:table-cell office:value-type="string">
            <text:p>VERB</text:p>
          </table:table-cell>
          <table:table-cell office:value-type="string">
            <text:p>Mein Freund und ich gehen in dieselbe Schule.</text:p>
          </table:table-cell>
        </table:table-row>
        <table:table-row table:style-name="ro1">
          <table:table-cell office:value-type="string">
            <text:p>diskutieren, diskutiert, diskutierte, hat diskutiert</text:p>
          </table:table-cell>
          <table:table-cell office:value-type="string">
            <text:p>discutir de/sobre</text:p>
          </table:table-cell>
          <table:table-cell office:value-type="string">
            <text:p>VERB</text:p>
          </table:table-cell>
          <table:table-cell office:value-type="string">
            <text:p>Wir haben lange mit den Kollegen diskutiert.</text:p>
          </table:table-cell>
        </table:table-row>
        <table:table-row table:style-name="ro1">
          <table:table-cell office:value-type="string">
            <text:p>drehen, dreht, drehte, hat gedreht</text:p>
          </table:table-cell>
          <table:table-cell office:value-type="string">
            <text:p>girar,dar vueltas a,enroscar,torcer,hilar,fabricar, hacer,liar,rodar, filmar,influir en,cambiar,virar,dar la vuelta</text:p>
          </table:table-cell>
          <table:table-cell office:value-type="string">
            <text:p>VERB</text:p>
          </table:table-cell>
          <table:table-cell office:value-type="string">
            <text:p>1. Zum öffnen der Dose müssen Sie den Deckel drehen. 2. Bei Familie Huber dreht sich jetzt alles um das Baby.</text:p>
          </table:table-cell>
        </table:table-row>
        <table:table-row table:style-name="ro1">
          <table:table-cell office:value-type="string">
            <text:p>drin, drinnen</text:p>
          </table:table-cell>
          <table:table-cell office:value-type="string">
            <text:p>dentro</text:p>
          </table:table-cell>
          <table:table-cell office:value-type="string">
            <text:p>VERB</text:p>
          </table:table-cell>
          <table:table-cell office:value-type="string">
            <text:p>1. Wo wollt ihr sitzen? Draußen oder drinnen? 2. Bei der Hitze ist es drinnen viel angenehmer. 3. In der Packung ist nichts mehr drin.</text:p>
          </table:table-cell>
        </table:table-row>
        <table:table-row table:style-name="ro1">
          <table:table-cell office:value-type="string">
            <text:p>drucken, druckt, druckte, hat gedruckt</text:p>
          </table:table-cell>
          <table:table-cell office:value-type="string">
            <text:p>imprimir en</text:p>
          </table:table-cell>
          <table:table-cell office:value-type="string">
            <text:p>VERB</text:p>
          </table:table-cell>
          <table:table-cell office:value-type="string">
            <text:p>1. Warum hast du den Brief noch nicht ausgedruckt? 2. Bei welcher Firma haben Sie diese Prospekte drucken lassen? 3. Du gehst einfach auf „Datei drucken“!</text:p>
          </table:table-cell>
        </table:table-row>
        <table:table-row table:style-name="ro1">
          <table:table-cell office:value-type="string">
            <text:p>drücken, drückt, drückte, hat gedrückt</text:p>
          </table:table-cell>
          <table:table-cell office:value-type="string">
            <text:p>apretar,pulsar,empujar, apartar,apretar entre los brazos,reducir, bajar,pesar</text:p>
          </table:table-cell>
          <table:table-cell office:value-type="string">
            <text:p>VERB</text:p>
          </table:table-cell>
          <table:table-cell office:value-type="string">
            <text:p>1. Sie brauchen nur auf den Knopf zu drücken. 2. Die neuen Schuhe drücken. 3. Wenn du hier drückst, geht die Tür auf.</text:p>
          </table:table-cell>
        </table:table-row>
        <table:table-row table:style-name="ro1">
          <table:table-cell office:value-type="string">
            <text:p>dürfen, darf, durfte, / ... dürfen</text:p>
          </table:table-cell>
          <table:table-cell office:value-type="string">
            <text:p>poder, tener permiso de/para,deber, poder,poder,tener permiso</text:p>
          </table:table-cell>
          <table:table-cell office:value-type="string">
            <text:p>VERB</text:p>
          </table:table-cell>
          <table:table-cell office:value-type="string">
            <text:p>1. Dürfen wir heute länger fernsehen? 2. Sie dürfen hier nicht parken. 3. Das hätten Sie nicht machen dürfen! 4. Was darf ich Ihnen anbieten? 5. Ich suche ein gebrauchtes Auto. Es darf nicht mehr als 1000 Euro kosten.</text:p>
          </table:table-cell>
        </table:table-row>
        <table:table-row table:style-name="ro1">
          <table:table-cell office:value-type="string">
            <text:p>duschen, duscht, duschte, hat geduscht</text:p>
          </table:table-cell>
          <table:table-cell office:value-type="string">
            <text:p>duchar(se), tomar una ducha,duchar</text:p>
          </table:table-cell>
          <table:table-cell office:value-type="string">
            <text:p>VERB</text:p>
          </table:table-cell>
          <table:table-cell office:value-type="string">
            <text:p>1. Wenn Sie (sich) duschen wollen, das Badezimmer ist dort hinten links. 2. Ich bade nicht so gern, ich dusche lieber.</text:p>
          </table:table-cell>
        </table:table-row>
        <table:table-row table:style-name="ro1">
          <table:table-cell office:value-type="string">
            <text:p>eignen sich, eignet, eignete, hat geeignet</text:p>
          </table:table-cell>
          <table:table-cell/>
          <table:table-cell office:value-type="string">
            <text:p>VERB</text:p>
          </table:table-cell>
          <table:table-cell office:value-type="string">
            <text:p>Dieses Hotel eignet sich besonders für Familien mit Kindern.</text:p>
          </table:table-cell>
        </table:table-row>
        <table:table-row table:style-name="ro1">
          <table:table-cell office:value-type="string">
            <text:p>eilen, eilt, eilte, ist geeilt/hat geeilt</text:p>
          </table:table-cell>
          <table:table-cell office:value-type="string">
            <text:p>urgir,correr prisa,apresurarse,ir corriendo a</text:p>
          </table:table-cell>
          <table:table-cell office:value-type="string">
            <text:p>VERB</text:p>
          </table:table-cell>
          <table:table-cell office:value-type="string">
            <text:p>Es eilt sehr. Bitte machen Sie schnell.</text:p>
          </table:table-cell>
        </table:table-row>
        <table:table-row table:style-name="ro1">
          <table:table-cell office:value-type="string">
            <text:p>einbrechen, bricht ein, brach ein, ist eingebrochen</text:p>
          </table:table-cell>
          <table:table-cell office:value-type="string">
            <text:p>hundirse, caer,irrumpir,forzar la entrada, entrar a robar</text:p>
          </table:table-cell>
          <table:table-cell office:value-type="string">
            <text:p>VERB</text:p>
          </table:table-cell>
          <table:table-cell office:value-type="string">
            <text:p>Jemand ist in unsere Wohnung eingebrochen.</text:p>
          </table:table-cell>
        </table:table-row>
        <table:table-row table:style-name="ro1">
          <table:table-cell office:value-type="string">
            <text:p>einfallen, fällt ein, fiel ein, ist eingefallen</text:p>
          </table:table-cell>
          <table:table-cell office:value-type="string">
            <text:p>ocurrir,venir a la memoria,derrumbarse, venirse abajo,hundirse,invadir, irrumpir en,acompañar,entrar</text:p>
          </table:table-cell>
          <table:table-cell office:value-type="string">
            <text:p>VERB</text:p>
          </table:table-cell>
          <table:table-cell office:value-type="string">
            <text:p>Mir ist wieder eingefallen, wie das Buch heißt.</text:p>
          </table:table-cell>
        </table:table-row>
        <table:table-row table:style-name="ro1">
          <table:table-cell office:value-type="string">
            <text:p>einigen, einigt, einigte, hat geeinigt</text:p>
          </table:table-cell>
          <table:table-cell office:value-type="string">
            <text:p>unificar,conciliar</text:p>
          </table:table-cell>
          <table:table-cell office:value-type="string">
            <text:p>VERB</text:p>
          </table:table-cell>
          <table:table-cell office:value-type="string">
            <text:p>Jeder hat einen anderen Vorschlag. Wir können uns leider nicht einigen.</text:p>
          </table:table-cell>
        </table:table-row>
        <table:table-row table:style-name="ro1">
          <table:table-cell office:value-type="string">
            <text:p>einkaufen, kauft ein, <text:s text:c="8"/>kaufte ein, hat eingekauft <text:s text:c="5"/></text:p>
          </table:table-cell>
          <table:table-cell office:value-type="string">
            <text:p>comprar</text:p>
          </table:table-cell>
          <table:table-cell office:value-type="string">
            <text:p>VERB</text:p>
          </table:table-cell>
          <table:table-cell office:value-type="string">
            <text:p><text:s/>Wir gehen einmal pro Woche einkaufen.</text:p>
          </table:table-cell>
        </table:table-row>
        <table:table-row table:style-name="ro1">
          <table:table-cell office:value-type="string">
            <text:p>einladen, lädt ein, lud ein, hat eingeladen</text:p>
          </table:table-cell>
          <table:table-cell office:value-type="string">
            <text:p>invitar a,cargar en</text:p>
          </table:table-cell>
          <table:table-cell office:value-type="string">
            <text:p>VERB</text:p>
          </table:table-cell>
          <table:table-cell office:value-type="string">
            <text:p>Darf ich Sie zum Essen einladen?</text:p>
          </table:table-cell>
        </table:table-row>
        <table:table-row table:style-name="ro1">
          <table:table-cell office:value-type="string">
            <text:p>einnehmen, nimmt ein,nahm ein, hat eingenommen</text:p>
          </table:table-cell>
          <table:table-cell office:value-type="string">
            <text:p>cobrar,recaudar,tomar,comer,adoptar,ocupar,tomar, conquistar</text:p>
          </table:table-cell>
          <table:table-cell office:value-type="string">
            <text:p>VERB</text:p>
          </table:table-cell>
          <table:table-cell office:value-type="string">
            <text:p>Wie muss ich die Tropfen einnehmen?</text:p>
          </table:table-cell>
        </table:table-row>
        <table:table-row table:style-name="ro1">
          <table:table-cell office:value-type="string">
            <text:p>einpacken, packt ein,packte ein, hat eingepackt</text:p>
          </table:table-cell>
          <table:table-cell office:value-type="string">
            <text:p>meter en,envolver en,empaquetar,abrigar</text:p>
          </table:table-cell>
          <table:table-cell office:value-type="string">
            <text:p>VERB</text:p>
          </table:table-cell>
          <table:table-cell office:value-type="string">
            <text:p>1. Hast du Handtücher eingepackt? 2. Soll ich Ihnen das als Geschenk einpacken?</text:p>
          </table:table-cell>
        </table:table-row>
        <table:table-row table:style-name="ro1">
          <table:table-cell office:value-type="string">
            <text:p>einrichten, richtet ein, richtete ein, hat eingerichtet <text:s text:c="7"/></text:p>
          </table:table-cell>
          <table:table-cell office:value-type="string">
            <text:p>crear, fundar,abrir,equipar,amueblar,ajustar a,configurar,instalar,arreglar, organizar,reducir,abrir, poner</text:p>
          </table:table-cell>
          <table:table-cell office:value-type="string">
            <text:p>VERB</text:p>
          </table:table-cell>
          <table:table-cell office:value-type="string">
            <text:p>1. Ich habe meine Wohnung selbst eingerichtet. 2. Wenn Sie Fragen haben, rufen Sie uns an. Wir haben eine extra Telefonnummer eingerichtet.</text:p>
          </table:table-cell>
        </table:table-row>
        <table:table-row table:style-name="ro1">
          <table:table-cell office:value-type="string">
            <text:p>einschalten, schaltet ein, schaltete ein, hat eingeschaltet</text:p>
          </table:table-cell>
          <table:table-cell office:value-type="string">
            <text:p>poner,poner en marcha,encender,llamar a,recurrir a</text:p>
          </table:table-cell>
          <table:table-cell office:value-type="string">
            <text:p>VERB</text:p>
          </table:table-cell>
          <table:table-cell office:value-type="string">
            <text:p>Können Sie bitte die Heizung <text:s/>einschalten?</text:p>
          </table:table-cell>
        </table:table-row>
        <table:table-row table:style-name="ro1">
          <table:table-cell office:value-type="string">
            <text:p>einsetzen, setzt ein, setzte ein, hat eingesetzt</text:p>
          </table:table-cell>
          <table:table-cell office:value-type="string">
            <text:p>empezar, comenzar,poner en,colocar en,plantar en,nombrar, designar,instituir,instalar en,constituir,emplear, usar,poner,movilizar,poner en juego,arriesgar, jugarse</text:p>
          </table:table-cell>
          <table:table-cell office:value-type="string">
            <text:p>VERB</text:p>
          </table:table-cell>
          <table:table-cell office:value-type="string">
            <text:p>1. Firmen setzen immer mehr Computer ein. 2. Peter hat sich dafür eingesetzt, dass ich den Job bekomme.</text:p>
          </table:table-cell>
        </table:table-row>
        <table:table-row table:style-name="ro2">
          <table:table-cell office:value-type="string">
            <text:p>einsteigen, steigt ein, stieg ein, ist eingestiegen</text:p>
          </table:table-cell>
          <table:table-cell office:value-type="string">
            <text:p>subir a,contribuir con,entrar en</text:p>
          </table:table-cell>
          <table:table-cell office:value-type="string">
            <text:p>VERB</text:p>
          </table:table-cell>
          <table:table-cell office:value-type="string">
            <text:p>1. Ab 20 Uhr vorne beim Fahrer einsteigen.</text:p>
            <text:p>2. Steig ein. Wir wollen losfahren.</text:p>
          </table:table-cell>
        </table:table-row>
        <table:table-row table:style-name="ro2">
          <table:table-cell office:value-type="string">
            <text:p>einstellen, stellt ein, stellte ein, hat eingestellt</text:p>
          </table:table-cell>
          <table:table-cell office:value-type="string">
            <text:p>poner en,colocar en,contratar,dar empleo,parar,dejar,suspender,sobreseer,ajustar,regular,sintonizar,enfocar,igualar</text:p>
          </table:table-cell>
          <table:table-cell office:value-type="string">
            <text:p>VERB</text:p>
          </table:table-cell>
          <table:table-cell office:value-type="string">
            <text:p>1. Die Zeitarbeitsfirma stellt oft neue Leute ein.</text:p>
            <text:p>2. Das Gerät ist nicht richtig eingestellt.</text:p>
          </table:table-cell>
        </table:table-row>
        <table:table-row table:style-name="ro1">
          <table:table-cell office:value-type="string">
            <text:p>eintragen, trägt ein, trug ein, hat eingetragen</text:p>
          </table:table-cell>
          <table:table-cell office:value-type="string">
            <text:p>inscribir en,apuntar en fam,marcar en,registrar,producir,generar,ocasionar,originar,granjear</text:p>
          </table:table-cell>
          <table:table-cell office:value-type="string">
            <text:p>VERB</text:p>
          </table:table-cell>
          <table:table-cell office:value-type="string">
            <text:p>Tragen Sie sich bitte in die Liste ein.</text:p>
          </table:table-cell>
        </table:table-row>
        <table:table-row table:style-name="ro1">
          <table:table-cell office:value-type="string">
            <text:p>eintreten, tritt ein, trat ein, ist eingetreten</text:p>
          </table:table-cell>
          <table:table-cell office:value-type="string">
            <text:p>entrar a/en,suceder, ocurrir,ingresar en,abogar por,derribar a patadas</text:p>
          </table:table-cell>
          <table:table-cell office:value-type="string">
            <text:p>VERB</text:p>
          </table:table-cell>
          <table:table-cell office:value-type="string">
            <text:p>Letztes Jahr bin ich in einen Sportverein eingetreten.</text:p>
          </table:table-cell>
        </table:table-row>
        <table:table-row table:style-name="ro1">
          <table:table-cell office:value-type="string">
            <text:p>einzahlen, zahlt ein, zahlte ein, hat eingezahlt</text:p>
          </table:table-cell>
          <table:table-cell office:value-type="string">
            <text:p>pagar a,ingresar en,enterar Col, Mex, CRi</text:p>
          </table:table-cell>
          <table:table-cell office:value-type="string">
            <text:p>VERB</text:p>
          </table:table-cell>
          <table:table-cell office:value-type="string">
            <text:p>Ich habe gestern Geld auf mein Bankkonto eingezahlt.</text:p>
          </table:table-cell>
        </table:table-row>
        <table:table-row table:style-name="ro1">
          <table:table-cell office:value-type="string">
            <text:p>einziehen, zieht ein, zog ein, ist eingezogen</text:p>
          </table:table-cell>
          <table:table-cell office:value-type="string">
            <text:p>mudarse a,instalarse en,entrar a/en,ser absorbido por,penetrar en,arriar,replegar,bajar,meter,recoger,retraer,sangrar,cobrar,recaudar,confiscar,retirar,levantar,construir,poner,introducir,intercalar,llamar a filas,pedir</text:p>
          </table:table-cell>
          <table:table-cell office:value-type="string">
            <text:p>VERB</text:p>
          </table:table-cell>
          <table:table-cell office:value-type="string">
            <text:p>Die Wohnung ist fertig. Wir können nächste Woche einziehen.</text:p>
          </table:table-cell>
        </table:table-row>
        <table:table-row table:style-name="ro1">
          <table:table-cell office:value-type="string">
            <text:p>empfangen, empfängt, empfing, hat empfangen</text:p>
          </table:table-cell>
          <table:table-cell office:value-type="string">
            <text:p>recibir,recibir, acoger</text:p>
          </table:table-cell>
          <table:table-cell office:value-type="string">
            <text:p>VERB</text:p>
          </table:table-cell>
          <table:table-cell office:value-type="string">
            <text:p>1. Wir können mit Satellitenantenne über 30 Programme empfangen. 2. Meine Schwiegereltern haben mich ganz herzlich empfangen.</text:p>
          </table:table-cell>
        </table:table-row>
        <table:table-row table:style-name="ro1">
          <table:table-cell office:value-type="string">
            <text:p>empfehlen, empfiehlt, empfahl, hat empfohlen</text:p>
          </table:table-cell>
          <table:table-cell office:value-type="string">
            <text:p>recomendar</text:p>
          </table:table-cell>
          <table:table-cell office:value-type="string">
            <text:p>VERB</text:p>
          </table:table-cell>
          <table:table-cell office:value-type="string">
            <text:p>Ich rufe auf Empfehlung von Herrn Weber an.</text:p>
          </table:table-cell>
        </table:table-row>
        <table:table-row table:style-name="ro1">
          <table:table-cell office:value-type="string">
            <text:p>enden, endet, endete, hat geendet</text:p>
          </table:table-cell>
          <table:table-cell office:value-type="string">
            <text:p>terminar, acabar,vencer</text:p>
          </table:table-cell>
          <table:table-cell office:value-type="string">
            <text:p>VERB</text:p>
          </table:table-cell>
          <table:table-cell office:value-type="string">
            <text:p>1. Ich wohne am Ende der Straße. 2. Die nächste Prüfung findet Ende August statt. 3. Rinaldo ist Ende Fünfzig. 4. Am Dienstag gehen die Ferien zu Ende.</text:p>
          </table:table-cell>
        </table:table-row>
        <table:table-row table:style-name="ro1">
          <table:table-cell office:value-type="string">
            <text:p>entdecken, entdeckt, entdeckte, hat entdeckt</text:p>
          </table:table-cell>
          <table:table-cell office:value-type="string">
            <text:p>descubrir,encontrar, hallar</text:p>
          </table:table-cell>
          <table:table-cell office:value-type="string">
            <text:p>VERB</text:p>
          </table:table-cell>
          <table:table-cell office:value-type="string">
            <text:p>Ich habe in deinem Brief noch ein paar Fehler entdeckt.</text:p>
          </table:table-cell>
        </table:table-row>
        <table:table-row table:style-name="ro1">
          <table:table-cell office:value-type="string">
            <text:p>enthalten, enthält, enthielt, hat enthalten</text:p>
          </table:table-cell>
          <table:table-cell office:value-type="string">
            <text:p>contener,incluir</text:p>
          </table:table-cell>
          <table:table-cell office:value-type="string">
            <text:p>VERB</text:p>
          </table:table-cell>
          <table:table-cell office:value-type="string">
            <text:p>1. Diese Schokolade enthält nur sehr wenig Zucker. 2. Die Mehrwertsteuer ist im Preis enthalten.</text:p>
          </table:table-cell>
        </table:table-row>
        <table:table-row table:style-name="ro1">
          <table:table-cell office:value-type="string">
            <text:p>entlassen, entlässt, entließ, hat entlassen</text:p>
          </table:table-cell>
          <table:table-cell office:value-type="string">
            <text:p>despedir,fletar Arg, Chil, Urug,dar de alta,poner en libertad,excarcelar,soltar fam,licenciar,exonerar de,lib(e)rar de</text:p>
          </table:table-cell>
          <table:table-cell office:value-type="string">
            <text:p>VERB</text:p>
          </table:table-cell>
          <table:table-cell office:value-type="string">
            <text:p>1. Die Operation ist gut gelaufen. Wir können Sie nächste Woche aus dem Krankenhaus entlassen. 2. Die Firma hat viele Mitarbeiter entlassen.</text:p>
          </table:table-cell>
        </table:table-row>
        <table:table-row table:style-name="ro1">
          <table:table-cell office:value-type="string">
            <text:p>entscheiden, entscheidet, entschied, hat entschieden</text:p>
          </table:table-cell>
          <table:table-cell office:value-type="string">
            <text:p>decidir sobre,resolver,fallar [oder dictar] una sentencia</text:p>
          </table:table-cell>
          <table:table-cell office:value-type="string">
            <text:p>VERB</text:p>
          </table:table-cell>
          <table:table-cell office:value-type="string">
            <text:p>1. Das kann ich nicht allein entscheiden, da muss ich erst fragen. 2. Für welchen Anzug haben Sie sich entschieden?</text:p>
          </table:table-cell>
        </table:table-row>
        <table:table-row table:style-name="ro1">
          <table:table-cell office:value-type="string">
            <text:p>entschließen sich, entschließt sich, entschloss sich, hat sich entschlossen</text:p>
          </table:table-cell>
          <table:table-cell/>
          <table:table-cell office:value-type="string">
            <text:p>VERB</text:p>
          </table:table-cell>
          <table:table-cell office:value-type="string">
            <text:p>Mein Nachbar hat sich nun doch entschlossen, sein Auto zu verkaufen.</text:p>
          </table:table-cell>
        </table:table-row>
        <table:table-row table:style-name="ro1">
          <table:table-cell office:value-type="string">
            <text:p>entschuldigen, entschuldigt, entschuldigte, hat entschuldigt</text:p>
          </table:table-cell>
          <table:table-cell office:value-type="string">
            <text:p>disculpar, perdonar,justificar,disculpar ante por,justificar ante</text:p>
          </table:table-cell>
          <table:table-cell office:value-type="string">
            <text:p>VERB</text:p>
          </table:table-cell>
          <table:table-cell office:value-type="string">
            <text:p>1. Entschuldigen Sie bitte, dass ich Sie störe. Aber es gibt ein Problem. 2. Herr Meier lässt sich entschuldigen, er ist stark erkältet 3. Ich möchte meine Tochter ent- schuldigen. Sie ist krank und kann nicht zur Schule gehen.</text:p>
          </table:table-cell>
        </table:table-row>
        <table:table-row table:style-name="ro1">
          <table:table-cell office:value-type="string">
            <text:p>entsorgen, entsorgt, entsorgte, hat entsorgt</text:p>
          </table:table-cell>
          <table:table-cell office:value-type="string">
            <text:p>eliminar,eliminar los desechos de</text:p>
          </table:table-cell>
          <table:table-cell office:value-type="string">
            <text:p>VERB</text:p>
          </table:table-cell>
          <table:table-cell office:value-type="string">
            <text:p>Wie kann ich meine alte Kaffee- maschine entsorgen?</text:p>
          </table:table-cell>
        </table:table-row>
        <table:table-row table:style-name="ro1">
          <table:table-cell office:value-type="string">
            <text:p>entstehen, entsteht, entstand, ist entstanden</text:p>
          </table:table-cell>
          <table:table-cell office:value-type="string">
            <text:p>surgir de,originarse de,nacer de,construirse,producirse,derivarse de</text:p>
          </table:table-cell>
          <table:table-cell office:value-type="string">
            <text:p>VERB</text:p>
          </table:table-cell>
          <table:table-cell office:value-type="string">
            <text:p>1. Hier entsteht ein neues Einkaufszentrum. 2. Andere Kosten entstehen nicht.</text:p>
          </table:table-cell>
        </table:table-row>
        <table:table-row table:style-name="ro1">
          <table:table-cell office:value-type="string">
            <text:p>enttäuschen, enttäuscht, enttäuschte, hat enttäuscht</text:p>
          </table:table-cell>
          <table:table-cell/>
          <table:table-cell office:value-type="string">
            <text:p>VERB</text:p>
          </table:table-cell>
          <table:table-cell office:value-type="string">
            <text:p>1. Das Essen hat uns enttäuscht. 2. Wir waren von dem Konzert sehr enttäuscht. 3. Das Ergebnis war enttäuschend.</text:p>
          </table:table-cell>
        </table:table-row>
        <table:table-row table:style-name="ro1">
          <table:table-cell office:value-type="string">
            <text:p>entwickeln, entwickelt, entwickelte, hat entwickelt</text:p>
          </table:table-cell>
          <table:table-cell office:value-type="string">
            <text:p>desarrollar,revelar,desprender,despedir</text:p>
          </table:table-cell>
          <table:table-cell office:value-type="string">
            <text:p>VERB</text:p>
          </table:table-cell>
          <table:table-cell office:value-type="string">
            <text:p>1. Unser Sohn entwickelt sich gut in der Schule.2. Bis wann können Sie den Film entwickeln?</text:p>
          </table:table-cell>
        </table:table-row>
        <table:table-row table:style-name="ro1">
          <table:table-cell office:value-type="string">
            <text:p>erfahren, erfährt, erfuhr, hat erfahren</text:p>
          </table:table-cell>
          <table:table-cell office:value-type="string">
            <text:p>experimentado, entendido en,(llegar a) saber,enterarse de,experimentar,vivir,sufrir,padecer</text:p>
          </table:table-cell>
          <table:table-cell office:value-type="string">
            <text:p>VERB</text:p>
          </table:table-cell>
          <table:table-cell office:value-type="string">
            <text:p>Wann erfahren wir das Ergebnis der Prüfung?</text:p>
          </table:table-cell>
        </table:table-row>
        <table:table-row table:style-name="ro1">
          <table:table-cell office:value-type="string">
            <text:p>erfinden, erfindet, erfand, hat erfunden</text:p>
          </table:table-cell>
          <table:table-cell office:value-type="string">
            <text:p>inventar</text:p>
          </table:table-cell>
          <table:table-cell office:value-type="string">
            <text:p>VERB</text:p>
          </table:table-cell>
          <table:table-cell office:value-type="string">
            <text:p>Der Ingenieur Rudolf Diesel hat den Dieselmotor erfunden.</text:p>
          </table:table-cell>
        </table:table-row>
        <table:table-row table:style-name="ro1">
          <table:table-cell office:value-type="string">
            <text:p>erfordern, erfordert, erforderte, hat erfordert</text:p>
          </table:table-cell>
          <table:table-cell office:value-type="string">
            <text:p>requerir,precisar</text:p>
          </table:table-cell>
          <table:table-cell office:value-type="string">
            <text:p>VERB</text:p>
          </table:table-cell>
          <table:table-cell office:value-type="string">
            <text:p>Dieser Job erfordert viel Kraft.</text:p>
          </table:table-cell>
        </table:table-row>
        <table:table-row table:style-name="ro1">
          <table:table-cell office:value-type="string">
            <text:p>erfüllen, erfüllt, erfüllte, hat erfüllt</text:p>
          </table:table-cell>
          <table:table-cell office:value-type="string">
            <text:p>llenar de,cumplir con,cumplir,corresponder a,satisfacer,desempeñar,llenar,colmar</text:p>
          </table:table-cell>
          <table:table-cell office:value-type="string">
            <text:p>VERB</text:p>
          </table:table-cell>
          <table:table-cell office:value-type="string">
            <text:p>1. Sie müssen den Vertrag in allen Punkten erfüllen. 2. Wir erfüllen Ihnen jeden Wunsch. 3. Man kann sich nicht alle Wünsche erfüllen.</text:p>
          </table:table-cell>
        </table:table-row>
        <table:table-row table:style-name="ro1">
          <table:table-cell office:value-type="string">
            <text:p>ergänzen, ergänzt, ergänzte, hat ergänzt</text:p>
          </table:table-cell>
          <table:table-cell office:value-type="string">
            <text:p>complementar,completar,añadir</text:p>
          </table:table-cell>
          <table:table-cell office:value-type="string">
            <text:p>VERB</text:p>
          </table:table-cell>
          <table:table-cell office:value-type="string">
            <text:p>Ergänzen Sie bitte die fehlenden Angaben.</text:p>
          </table:table-cell>
        </table:table-row>
        <table:table-row table:style-name="ro1">
          <table:table-cell office:value-type="string">
            <text:p>erhalten, erhält, erhielt, hat erhalten</text:p>
          </table:table-cell>
          <table:table-cell office:value-type="string">
            <text:p>recibir,obtener,cobrar,conservar, mantener</text:p>
          </table:table-cell>
          <table:table-cell office:value-type="string">
            <text:p>VERB</text:p>
          </table:table-cell>
          <table:table-cell office:value-type="string">
            <text:p>Ihr Schreiben vom 3. Januar haben wir erhalten.</text:p>
          </table:table-cell>
        </table:table-row>
        <table:table-row table:style-name="ro1">
          <table:table-cell office:value-type="string">
            <text:p>erhöhen, erhöht, erhöhte, hat erhöht</text:p>
          </table:table-cell>
          <table:table-cell office:value-type="string">
            <text:p>subir en,intensificar,aumentar,subir,elevar en un semitono</text:p>
          </table:table-cell>
          <table:table-cell office:value-type="string">
            <text:p>VERB</text:p>
          </table:table-cell>
          <table:table-cell office:value-type="string">
            <text:p>1. Die Regierung wird sicher bald wieder die Steuern erhöhen. 2. Die Zahl der Opfer hat sich auf 122 erhöht.</text:p>
          </table:table-cell>
        </table:table-row>
        <table:table-row table:style-name="ro1">
          <table:table-cell office:value-type="string">
            <text:p>erholen sich, erholt sich, erholte sich, hat sich erholt</text:p>
          </table:table-cell>
          <table:table-cell/>
          <table:table-cell office:value-type="string">
            <text:p>VERB</text:p>
          </table:table-cell>
          <table:table-cell office:value-type="string">
            <text:p>1. Im Urlaub habe ich mich sehr gut erholt. 2. Meine Schwester hat sich nach der Geburt sehr schnell wieder erholt.</text:p>
          </table:table-cell>
        </table:table-row>
        <table:table-row table:style-name="ro1">
          <table:table-cell office:value-type="string">
            <text:p>erinnern, erinnert, erinnerte, hat erinnert</text:p>
          </table:table-cell>
          <table:table-cell office:value-type="string">
            <text:p>recordar a</text:p>
          </table:table-cell>
          <table:table-cell office:value-type="string">
            <text:p>VERB</text:p>
          </table:table-cell>
          <table:table-cell office:value-type="string">
            <text:p>1. Bitte, erinnern Sie mich noch einmal an den Termin 2. Ich erinnere mich noch genau an Francescos Vater.</text:p>
          </table:table-cell>
        </table:table-row>
        <table:table-row table:style-name="ro1">
          <table:table-cell office:value-type="string">
            <text:p>erkälten sich, erkältet sich, erkältete sich, hat sich erkältet</text:p>
          </table:table-cell>
          <table:table-cell/>
          <table:table-cell office:value-type="string">
            <text:p>VERB</text:p>
          </table:table-cell>
          <table:table-cell office:value-type="string">
            <text:p>Der Junge hat sich beim Baden erkältet.</text:p>
          </table:table-cell>
        </table:table-row>
        <table:table-row table:style-name="ro1">
          <table:table-cell office:value-type="string">
            <text:p>erkennen, erkennt, erkannte, hat erkannt</text:p>
          </table:table-cell>
          <table:table-cell office:value-type="string">
            <text:p>ver,distinguir,reconocer por,identificar por,reconocer,darse cuenta de,comprender,condenar a,penar con</text:p>
          </table:table-cell>
          <table:table-cell office:value-type="string">
            <text:p>VERB</text:p>
          </table:table-cell>
          <table:table-cell office:value-type="string">
            <text:p>1. Ich habe Roberto gleich an seiner Stimme erkannt. 2. Auf dem Foto kann man kaum etwas erkennen. 3. Ich habe erkannt, dass es ein Fehler war, den Kurs nicht fertigzumachen.</text:p>
          </table:table-cell>
        </table:table-row>
        <table:table-row table:style-name="ro1">
          <table:table-cell office:value-type="string">
            <text:p>erklären, erklärt, erklärte, hat erklärt</text:p>
          </table:table-cell>
          <table:table-cell office:value-type="string">
            <text:p>explicar,interpretar,declarar,presentar</text:p>
          </table:table-cell>
          <table:table-cell office:value-type="string">
            <text:p>VERB</text:p>
          </table:table-cell>
          <table:table-cell office:value-type="string">
            <text:p>1. Kannst du mir erklären, wie man diesen Apparat bedient? 2. Ich kann mir nicht erklären, wie der Brief verschwinden konnte.</text:p>
          </table:table-cell>
        </table:table-row>
        <table:table-row table:style-name="ro1">
          <table:table-cell office:value-type="string">
            <text:p>erkundigen, erkundigt, erkundigte, hat erkundigt</text:p>
          </table:table-cell>
          <table:table-cell/>
          <table:table-cell office:value-type="string">
            <text:p>VERB</text:p>
          </table:table-cell>
          <table:table-cell office:value-type="string">
            <text:p>1. Hast du dich schon nach einem Zug erkundigt? 2. Ich möchte mich erkundigen, wie es Ihnen geht.</text:p>
          </table:table-cell>
        </table:table-row>
        <table:table-row table:style-name="ro1">
          <table:table-cell office:value-type="string">
            <text:p>erlauben, erlaubt, erlaubte, hat erlaubt</text:p>
          </table:table-cell>
          <table:table-cell office:value-type="string">
            <text:p>permitir,autorizar</text:p>
          </table:table-cell>
          <table:table-cell office:value-type="string">
            <text:p>VERB</text:p>
          </table:table-cell>
          <table:table-cell office:value-type="string">
            <text:p>1. Ich erlaube meinen Kindern nicht, so lange fernzusehen. 2 Parken ist hier nicht erlaubt.</text:p>
          </table:table-cell>
        </table:table-row>
        <table:table-row table:style-name="ro1">
          <table:table-cell office:value-type="string">
            <text:p>erleben, erlebt, erlebte, hat erlebt</text:p>
          </table:table-cell>
          <table:table-cell office:value-type="string">
            <text:p>vivir,sufrir,llevarse,vivir, experimentar,ver</text:p>
          </table:table-cell>
          <table:table-cell office:value-type="string">
            <text:p>VERB</text:p>
          </table:table-cell>
          <table:table-cell office:value-type="string">
            <text:p>In unserem Urlaub haben wir viel Schönes erlebt.</text:p>
          </table:table-cell>
        </table:table-row>
        <table:table-row table:style-name="ro1">
          <table:table-cell office:value-type="string">
            <text:p>erledigen, erledigt, erledigte, hat erledigt</text:p>
          </table:table-cell>
          <table:table-cell office:value-type="string">
            <text:p>hacer, llevar a cabo,resolver,liquidar, eliminar,arruinar</text:p>
          </table:table-cell>
          <table:table-cell office:value-type="string">
            <text:p>VERB</text:p>
          </table:table-cell>
          <table:table-cell office:value-type="string">
            <text:p>Diese zwei Pakete müssen zur Post. Könntest du das für mich erledigen?</text:p>
          </table:table-cell>
        </table:table-row>
        <table:table-row table:style-name="ro1">
          <table:table-cell office:value-type="string">
            <text:p>erleichtern, erleichtert, erleichterte, hat erleichtert</text:p>
          </table:table-cell>
          <table:table-cell office:value-type="string">
            <text:p>aliviar,aligerar,facilitar</text:p>
          </table:table-cell>
          <table:table-cell office:value-type="string">
            <text:p>VERB</text:p>
          </table:table-cell>
          <table:table-cell office:value-type="string">
            <text:p>1. Ich bin erleichtert, dass alles so gut geklappt hat. 2. Das Internet erleichtert mir die Arbeit sehr.</text:p>
          </table:table-cell>
        </table:table-row>
        <table:table-row table:style-name="ro1">
          <table:table-cell office:value-type="string">
            <text:p>ernähren, ernährt, ernährte, hat ernährt</text:p>
          </table:table-cell>
          <table:table-cell office:value-type="string">
            <text:p>alimentar,mantener, sustentar</text:p>
          </table:table-cell>
          <table:table-cell office:value-type="string">
            <text:p>VERB</text:p>
          </table:table-cell>
          <table:table-cell office:value-type="string">
            <text:p>1. Wie ernähre ich mich richtig? 2. Meine Eltern müssen beide arbeiten, um die Familie zu ernähren.</text:p>
          </table:table-cell>
        </table:table-row>
        <table:table-row table:style-name="ro1">
          <table:table-cell office:value-type="string">
            <text:p>eröffnen, eröffnet, eröffnete, hat eröffnet</text:p>
          </table:table-cell>
          <table:table-cell office:value-type="string">
            <text:p>abrir,inaugurar,dar comienzo a,leer,establecer</text:p>
          </table:table-cell>
          <table:table-cell office:value-type="string">
            <text:p>VERB</text:p>
          </table:table-cell>
          <table:table-cell office:value-type="string">
            <text:p>1. Mein Nachbar hat letzten Monat ein Geschäft eröffnet. 2. Ich möchte ein Konto eröffnen. Die Eröffnung war am 1. Juni.</text:p>
          </table:table-cell>
        </table:table-row>
        <table:table-row table:style-name="ro1">
          <table:table-cell office:value-type="string">
            <text:p>erreichen, erreicht, erreichte, hat erreicht</text:p>
          </table:table-cell>
          <table:table-cell office:value-type="string">
            <text:p>localizar,alcanzar,llegar a,conseguir, lograr</text:p>
          </table:table-cell>
          <table:table-cell office:value-type="string">
            <text:p>VERB</text:p>
          </table:table-cell>
          <table:table-cell office:value-type="string">
            <text:p>Sie bekommen von unserer Firma einen Ersatz für das kaputte Gerät.</text:p>
          </table:table-cell>
        </table:table-row>
        <table:table-row table:style-name="ro1">
          <table:table-cell office:value-type="string">
            <text:p>erschrecken, erschrickt, erschrak, ist erschrocken / jdn. erschrecken, erschreckt, erschreckte, hat erschreckt</text:p>
          </table:table-cell>
          <table:table-cell office:value-type="string">
            <text:p>asustar, dar un susto,asustarse de,espantarse de</text:p>
          </table:table-cell>
          <table:table-cell office:value-type="string">
            <text:p>VERB</text:p>
          </table:table-cell>
          <table:table-cell office:value-type="string">
            <text:p>Ich war ganz erschrocken.</text:p>
          </table:table-cell>
        </table:table-row>
        <table:table-row table:style-name="ro1">
          <table:table-cell office:value-type="string">
            <text:p>ersetzen, ersetzt, ersetzte, hat ersetzt</text:p>
          </table:table-cell>
          <table:table-cell office:value-type="string">
            <text:p>reemplazar por,sustituir por,cambiar por,reintegrar, reembolsar,indemnizar por</text:p>
          </table:table-cell>
          <table:table-cell office:value-type="string">
            <text:p>VERB</text:p>
          </table:table-cell>
          <table:table-cell office:value-type="string">
            <text:p>1. Wir ersetzen Ihnen die Kosten. 2. Peter ist krank. Jemand muss ihn ersetzen.</text:p>
          </table:table-cell>
        </table:table-row>
        <table:table-row table:style-name="ro1">
          <table:table-cell office:value-type="string">
            <text:p>erstellen, erstellt, erstellte, hat erstellt</text:p>
          </table:table-cell>
          <table:table-cell office:value-type="string">
            <text:p>edificar,construir,hacer,elaborar,redactar,crear</text:p>
          </table:table-cell>
          <table:table-cell office:value-type="string">
            <text:p>VERB</text:p>
          </table:table-cell>
          <table:table-cell office:value-type="string">
            <text:p>Erstellen Sie bitte eine Liste mit allen Informationen, die Sie brauchen.</text:p>
          </table:table-cell>
        </table:table-row>
        <table:table-row table:style-name="ro1">
          <table:table-cell office:value-type="string">
            <text:p>erwarten, erwartet, erwartete, hat erwartet</text:p>
          </table:table-cell>
          <table:table-cell office:value-type="string">
            <text:p>esperar,exigir</text:p>
          </table:table-cell>
          <table:table-cell office:value-type="string">
            <text:p>VERB</text:p>
          </table:table-cell>
          <table:table-cell office:value-type="string">
            <text:p>1. Ich erwarte einen Anruf aus Berlin. 2. Frau Müller erwartet ein Kind. 3. Wir hatten nichts anderes erwartet. 4. Ich kann es gar nicht erwarten, euch wiederzusehen.</text:p>
          </table:table-cell>
        </table:table-row>
        <table:table-row table:style-name="ro1">
          <table:table-cell office:value-type="string">
            <text:p>erzählen, erzählt, erzählte, hat erzählt</text:p>
          </table:table-cell>
          <table:table-cell office:value-type="string">
            <text:p>contar, narrar</text:p>
          </table:table-cell>
          <table:table-cell office:value-type="string">
            <text:p>VERB</text:p>
          </table:table-cell>
          <table:table-cell office:value-type="string">
            <text:p>1. Mein Mann hat mir schon viel von Ihnen erzählt. 2. Ich muss meinen Kindern abends immer eine Geschichte erzählen.</text:p>
          </table:table-cell>
        </table:table-row>
        <table:table-row table:style-name="ro1">
          <table:table-cell office:value-type="string">
            <text:p>erziehen, erzieht, erzog, hat erzogen</text:p>
          </table:table-cell>
          <table:table-cell office:value-type="string">
            <text:p>educar para,criar,enseñar</text:p>
          </table:table-cell>
          <table:table-cell office:value-type="string">
            <text:p>VERB</text:p>
          </table:table-cell>
          <table:table-cell office:value-type="string">
            <text:p>Kinder zu erziehen ist nicht leicht.</text:p>
          </table:table-cell>
        </table:table-row>
        <table:table-row table:style-name="ro1">
          <table:table-cell office:value-type="string">
            <text:p>essen, isst, aß, hat gegessen</text:p>
          </table:table-cell>
          <table:table-cell office:value-type="string">
            <text:p>comer</text:p>
          </table:table-cell>
          <table:table-cell office:value-type="string">
            <text:p>VERB</text:p>
          </table:table-cell>
          <table:table-cell office:value-type="string">
            <text:p>1. Haben Sie schon zu Mittag gegessen? 2. Ich esse gern Bananen. 3. Was gibt es heute zu essen?</text:p>
          </table:table-cell>
        </table:table-row>
        <table:table-row table:style-name="ro1">
          <table:table-cell office:value-type="string">
            <text:p>fahren, fährt, fuhr, ist/hat gefahren</text:p>
          </table:table-cell>
          <table:table-cell office:value-type="string">
            <text:p>salir,ir en,estar en marcha,pasar,circular,ir a,llevarse bien,ir por,transportar, llevar,llevar,conducir</text:p>
          </table:table-cell>
          <table:table-cell office:value-type="string">
            <text:p>VERB</text:p>
          </table:table-cell>
          <table:table-cell office:value-type="string">
            <text:p>1. Wir sind mit dem Zug gefahren. 2. Fahr nicht so schnell. 3. Der Chef fährt einen Mercedes. 4. Soll ich dich nach Hause fahren?</text:p>
          </table:table-cell>
        </table:table-row>
        <table:table-row table:style-name="ro1">
          <table:table-cell office:value-type="string">
            <text:p>fallen, fällt, fiel, ist gefallen</text:p>
          </table:table-cell>
          <table:table-cell office:value-type="string">
            <text:p>caer,bajar, descender,recaer sobre en,entrar en,estar incluido en,penetrar, caer,ser tomado,ser fallado, ser dictado</text:p>
          </table:table-cell>
          <table:table-cell office:value-type="string">
            <text:p>VERB</text:p>
          </table:table-cell>
          <table:table-cell office:value-type="string">
            <text:p>1. Das Glas ist auf den Boden gefallen. 2. In den Bergen ist schon Schnee gefallen. 3. Die Temperatur ist ganz plötzlich unter null gefallen.</text:p>
          </table:table-cell>
        </table:table-row>
        <table:table-row table:style-name="ro1">
          <table:table-cell office:value-type="string">
            <text:p>fangen, fängt, fing, hat gefangen</text:p>
          </table:table-cell>
          <table:table-cell office:value-type="string">
            <text:p>coger,cazar,pescar,apresar, coger</text:p>
          </table:table-cell>
          <table:table-cell office:value-type="string">
            <text:p>VERB</text:p>
          </table:table-cell>
          <table:table-cell office:value-type="string">
            <text:p>1. Das Kind hat den Ball gefangen. 2. Unsere Katze hat eine Maus gefangen.</text:p>
          </table:table-cell>
        </table:table-row>
        <table:table-row table:style-name="ro1">
          <table:table-cell office:value-type="string">
            <text:p>faxen, faxt, faxte, hat gefaxt</text:p>
          </table:table-cell>
          <table:table-cell office:value-type="string">
            <text:p>mandar un fax,mandar por fax,faxear</text:p>
          </table:table-cell>
          <table:table-cell office:value-type="string">
            <text:p>VERB</text:p>
          </table:table-cell>
          <table:table-cell office:value-type="string">
            <text:p>Sie können mir den Brief auch faxen.</text:p>
          </table:table-cell>
        </table:table-row>
        <table:table-row table:style-name="ro1">
          <table:table-cell office:value-type="string">
            <text:p>fehlen, fehlt, fehlte, hat gefehlt</text:p>
          </table:table-cell>
          <table:table-cell office:value-type="string">
            <text:p>faltar, estar ausente,faltar,ser echado de menos, faltar,pasar, tener</text:p>
          </table:table-cell>
          <table:table-cell office:value-type="string">
            <text:p>VERB</text:p>
          </table:table-cell>
          <table:table-cell office:value-type="string">
            <text:p>1. Auf dem Brief fehlt der Absender. 2. Hast du Kleingeld? Mir fehlt ein Euro. 3. In der Kasse fehlen 20 Euro. 4. Antonio war nicht in der Schule, er fehlt schon seit drei Tagen. 5. Was fehlt Ihnen? Haben Sie Schmerzen?</text:p>
          </table:table-cell>
        </table:table-row>
        <table:table-row table:style-name="ro1">
          <table:table-cell office:value-type="string">
            <text:p>feiern, feiert, feierte, hat gefeiert</text:p>
          </table:table-cell>
          <table:table-cell office:value-type="string">
            <text:p>celebrar, festejar,elogiar, aplaudir,estar de fiesta,farrear CSur</text:p>
          </table:table-cell>
          <table:table-cell office:value-type="string">
            <text:p>VERB</text:p>
          </table:table-cell>
          <table:table-cell office:value-type="string">
            <text:p>Wir haben gestern Karls Geburtstag gefeiert.</text:p>
          </table:table-cell>
        </table:table-row>
        <table:table-row table:style-name="ro1">
          <table:table-cell office:value-type="string">
            <text:p>fernsehen, sieht fern, sah fern, hat ferngesehen</text:p>
          </table:table-cell>
          <table:table-cell office:value-type="string">
            <text:p>ver la tele(visión)</text:p>
          </table:table-cell>
          <table:table-cell office:value-type="string">
            <text:p>VERB</text:p>
          </table:table-cell>
          <table:table-cell office:value-type="string">
            <text:p>Meine Kinder dürfen abends nur eine Stunde fernsehen.</text:p>
          </table:table-cell>
        </table:table-row>
        <table:table-row table:style-name="ro1">
          <table:table-cell office:value-type="string">
            <text:p>festhalten, hält fest, hielt fest, hat festgehalten</text:p>
          </table:table-cell>
          <table:table-cell office:value-type="string">
            <text:p>aferrarse a,sujetar,detener, retener,retener,fotografiar,grabar</text:p>
          </table:table-cell>
          <table:table-cell office:value-type="string">
            <text:p>VERB</text:p>
          </table:table-cell>
          <table:table-cell office:value-type="string">
            <text:p>1. Halt dich gut fest. 2. Halt die Flasche gut fest.</text:p>
          </table:table-cell>
        </table:table-row>
        <table:table-row table:style-name="ro1">
          <table:table-cell office:value-type="string">
            <text:p>festlegen, legt fest, legte fest, hat festgelegt</text:p>
          </table:table-cell>
          <table:table-cell office:value-type="string">
            <text:p>fijar, establecer,invertir a plazo fijo,comprometer a</text:p>
          </table:table-cell>
          <table:table-cell office:value-type="string">
            <text:p>VERB</text:p>
          </table:table-cell>
          <table:table-cell office:value-type="string">
            <text:p>1. Ich weiß noch nicht, ob ich das mache. Ich möchte mich noch nicht festlegen. 2. Habt ihr den Hochzeitstermin schon festgelegt?</text:p>
          </table:table-cell>
        </table:table-row>
        <table:table-row table:style-name="ro1">
          <table:table-cell office:value-type="string">
            <text:p>festnehmen, nimmt fest, nahm fest, hat festgenommen</text:p>
          </table:table-cell>
          <table:table-cell office:value-type="string">
            <text:p>detener, arrestar</text:p>
          </table:table-cell>
          <table:table-cell office:value-type="string">
            <text:p>VERB</text:p>
          </table:table-cell>
          <table:table-cell office:value-type="string">
            <text:p>Die Polizei hat einen Mann festgenommen.</text:p>
          </table:table-cell>
        </table:table-row>
        <table:table-row table:style-name="ro1">
          <table:table-cell office:value-type="string">
            <text:p>festsetzen, setzt fest, setzte fest, hat festgesetzt</text:p>
          </table:table-cell>
          <table:table-cell office:value-type="string">
            <text:p>fijar, convenir,arrestar, encarcelar</text:p>
          </table:table-cell>
          <table:table-cell office:value-type="string">
            <text:p>VERB</text:p>
          </table:table-cell>
          <table:table-cell office:value-type="string">
            <text:p>Die Ausländerbehörde hat diesen Termin festgesetzt.</text:p>
          </table:table-cell>
        </table:table-row>
        <table:table-row table:style-name="ro1">
          <table:table-cell office:value-type="string">
            <text:p>feststellen, stellt fest, stellte fest, hat festgestellt</text:p>
          </table:table-cell>
          <table:table-cell office:value-type="string">
            <text:p>fijar,bloquear,averiguar,diagnosticar,verificar,comprobar,constatar,manifestar,hacer constar</text:p>
          </table:table-cell>
          <table:table-cell office:value-type="string">
            <text:p>VERB</text:p>
          </table:table-cell>
          <table:table-cell office:value-type="string">
            <text:p>1. Wir konnten den Absender des Briefes nicht feststellen. 2. Der Arzt hat mich untersucht, konnte aber nichts feststellen.</text:p>
          </table:table-cell>
        </table:table-row>
        <table:table-row table:style-name="ro1">
          <table:table-cell office:value-type="string">
            <text:p>finanzieren, finanziert, finanzierte, hat finanziert</text:p>
          </table:table-cell>
          <table:table-cell/>
          <table:table-cell office:value-type="string">
            <text:p>VERB</text:p>
          </table:table-cell>
          <table:table-cell office:value-type="string">
            <text:p>Ich weiß nicht, wie ich das Auto finanzieren soll.</text:p>
          </table:table-cell>
        </table:table-row>
        <table:table-row table:style-name="ro1">
          <table:table-cell office:value-type="string">
            <text:p>finden, findet, fand, hat gefunden</text:p>
          </table:table-cell>
          <table:table-cell office:value-type="string">
            <text:p>encontrar,dar con,opinar</text:p>
          </table:table-cell>
          <table:table-cell office:value-type="string">
            <text:p>VERB</text:p>
          </table:table-cell>
          <table:table-cell office:value-type="string">
            <text:p>1. Mein Onkel hat eine gute Arbeit gefunden. 2. Ich kann meinen Schlüssel nicht finden. 3. Luigi finde ich sehr nett.</text:p>
          </table:table-cell>
        </table:table-row>
        <table:table-row table:style-name="ro1">
          <table:table-cell office:value-type="string">
            <text:p>fliegen, fliegt, flog, ist geflogen</text:p>
          </table:table-cell>
          <table:table-cell office:value-type="string">
            <text:p>volar,ir en avión,ser lanzado, ser arrojado,pirrarse por,pilotar,transportar por aire,cubrir</text:p>
          </table:table-cell>
          <table:table-cell office:value-type="string">
            <text:p>VERB</text:p>
          </table:table-cell>
          <table:table-cell office:value-type="string">
            <text:p>1. Der Vogel ist auf einen Baum geflogen. 2. Diese Maschine fliegt direkt nach New York. 3. Ich bin nach Berlin geflogen.</text:p>
          </table:table-cell>
        </table:table-row>
        <table:table-row table:style-name="ro1">
          <table:table-cell office:value-type="string">
            <text:p>fliehen, flieht, floh, ist geflohen</text:p>
          </table:table-cell>
          <table:table-cell office:value-type="string">
            <text:p>huir de,correrse,escaparse de</text:p>
          </table:table-cell>
          <table:table-cell office:value-type="string">
            <text:p>VERB</text:p>
          </table:table-cell>
          <table:table-cell office:value-type="string">
            <text:p>Der Einbrecher ist sofort geflohen.</text:p>
          </table:table-cell>
        </table:table-row>
        <table:table-row table:style-name="ro1">
          <table:table-cell office:value-type="string">
            <text:p>fließen, fließt, floss, ist geflossen</text:p>
          </table:table-cell>
          <table:table-cell office:value-type="string">
            <text:p>fluir,correr,salir</text:p>
          </table:table-cell>
          <table:table-cell office:value-type="string">
            <text:p>VERB</text:p>
          </table:table-cell>
          <table:table-cell office:value-type="string">
            <text:p>Dieser Fluss fließt in die Nordsee.</text:p>
          </table:table-cell>
        </table:table-row>
        <table:table-row table:style-name="ro1">
          <table:table-cell office:value-type="string">
            <text:p>folgen, folgt, folgte, ist gefolgt</text:p>
          </table:table-cell>
          <table:table-cell office:value-type="string">
            <text:p>seguir,seguir, continuar,deducirse de,derivarse de,obedecer</text:p>
          </table:table-cell>
          <table:table-cell office:value-type="string">
            <text:p>VERB</text:p>
          </table:table-cell>
          <table:table-cell office:value-type="string">
            <text:p>1. Es folgen die Nachrichten. 2. Folgen Sie der Reiseleiterin.</text:p>
          </table:table-cell>
        </table:table-row>
        <table:table-row table:style-name="ro1">
          <table:table-cell office:value-type="string">
            <text:p>fördern, fördert, förderte, hat gefördert</text:p>
          </table:table-cell>
          <table:table-cell office:value-type="string">
            <text:p>explotar,extraer,elevar,fomentar,promover,promocionar,impulsar,hacer prosperar,patrocinar,proteger,incentivar,favorecer,activar,explotar, extraer,fomentar, promover,patrocinar, proteger,activar, hacer prosperar,potenciar, impulsar</text:p>
          </table:table-cell>
          <table:table-cell office:value-type="string">
            <text:p>VERB</text:p>
          </table:table-cell>
          <table:table-cell office:value-type="string">
            <text:p>Die Forderung ist 10 % mehr Lohn. Das BAMF fördert diesen Kurs.</text:p>
          </table:table-cell>
        </table:table-row>
        <table:table-row table:style-name="ro1">
          <table:table-cell office:value-type="string">
            <text:p>fortsetzen, setzt fort, setzte fort, hat fortgesetzt</text:p>
          </table:table-cell>
          <table:table-cell office:value-type="string">
            <text:p>proseguir, continuar</text:p>
          </table:table-cell>
          <table:table-cell office:value-type="string">
            <text:p>VERB</text:p>
          </table:table-cell>
          <table:table-cell office:value-type="string">
            <text:p>Wir setzen die Behandlung am nächsten Donnerstag um 11 Uhr fort.</text:p>
          </table:table-cell>
        </table:table-row>
        <table:table-row table:style-name="ro1">
          <table:table-cell office:value-type="string">
            <text:p>fotografieren, fotografiert, fotografierte, hat fotografiert</text:p>
          </table:table-cell>
          <table:table-cell office:value-type="string">
            <text:p>fotografiar</text:p>
          </table:table-cell>
          <table:table-cell office:value-type="string">
            <text:p>VERB</text:p>
          </table:table-cell>
          <table:table-cell office:value-type="string">
            <text:p>Ich fotografiere gern.</text:p>
          </table:table-cell>
        </table:table-row>
        <table:table-row table:style-name="ro1">
          <table:table-cell office:value-type="string">
            <text:p>fragen, fragt, fragte, hat gefragt</text:p>
          </table:table-cell>
          <table:table-cell office:value-type="string">
            <text:p>preguntar por,preguntar,pedir</text:p>
          </table:table-cell>
          <table:table-cell office:value-type="string">
            <text:p>VERB</text:p>
          </table:table-cell>
          <table:table-cell office:value-type="string">
            <text:p>1. Darf ich Sie etwas fragen? 2. Hat jemand nach mir gefragt? 3. Ich frage mich, ob das richtig war.</text:p>
          </table:table-cell>
        </table:table-row>
        <table:table-row table:style-name="ro1">
          <table:table-cell office:value-type="string">
            <text:p>fressen, frisst, fraß, hat gefressen</text:p>
          </table:table-cell>
          <table:table-cell office:value-type="string">
            <text:p>comer,tragar,devorar,comer, tragar</text:p>
          </table:table-cell>
          <table:table-cell office:value-type="string">
            <text:p>VERB</text:p>
          </table:table-cell>
          <table:table-cell office:value-type="string">
            <text:p>Hat der Hund schon etwas zu fressen bekommen?</text:p>
          </table:table-cell>
        </table:table-row>
        <table:table-row table:style-name="ro1">
          <table:table-cell office:value-type="string">
            <text:p>freuen sich, freut sich, freute sich, hat sich gefreut</text:p>
          </table:table-cell>
          <table:table-cell/>
          <table:table-cell office:value-type="string">
            <text:p>VERB</text:p>
          </table:table-cell>
          <table:table-cell office:value-type="string">
            <text:p>1. Es freut mich, dass alles so gut geklappt hat. 2. Ich habe mich über Ihr Geschenk sehr gefreut. 3. Ich freue mich schon auf meinen nächsten Urlaub.</text:p>
          </table:table-cell>
        </table:table-row>
        <table:table-row table:style-name="ro1">
          <table:table-cell office:value-type="string">
            <text:p>frieren, friert, fror, hat gefroren</text:p>
          </table:table-cell>
          <table:table-cell office:value-type="string">
            <text:p>helarse,tener frío,helar</text:p>
          </table:table-cell>
          <table:table-cell office:value-type="string">
            <text:p>VERB</text:p>
          </table:table-cell>
          <table:table-cell office:value-type="string">
            <text:p>1. Wenn Sie frieren, mache ich das Fenster wieder zu. 2. Heute Nacht hat es gefroren.</text:p>
          </table:table-cell>
        </table:table-row>
        <table:table-row table:style-name="ro1">
          <table:table-cell office:value-type="string">
            <text:p>frühstücken, frühstückt, frühstückte, hat gefrühstückt</text:p>
          </table:table-cell>
          <table:table-cell office:value-type="string">
            <text:p>desayunar</text:p>
          </table:table-cell>
          <table:table-cell office:value-type="string">
            <text:p>VERB</text:p>
          </table:table-cell>
          <table:table-cell office:value-type="string">
            <text:p>Haben Sie schon gefrühstückt?</text:p>
          </table:table-cell>
        </table:table-row>
        <table:table-row table:style-name="ro1">
          <table:table-cell office:value-type="string">
            <text:p>fühlen, fühlt, fühlte, hat gefühlt</text:p>
          </table:table-cell>
          <table:table-cell office:value-type="string">
            <text:p>sentir,palpar, tocar</text:p>
          </table:table-cell>
          <table:table-cell office:value-type="string">
            <text:p>VERB</text:p>
          </table:table-cell>
          <table:table-cell office:value-type="string">
            <text:p>1. Wie fühlen Sie sich? 2. Fühl mal, ob das Wasser nicht zu heiß ist. 3. Ich fühle mich wohl hier.</text:p>
          </table:table-cell>
        </table:table-row>
        <table:table-row table:style-name="ro1">
          <table:table-cell office:value-type="string">
            <text:p>führen, führt, führte, hat geführt</text:p>
          </table:table-cell>
          <table:table-cell office:value-type="string">
            <text:p>ir a la cabeza,llevar ventaja,ir, llevar,llevar a,conducir a,dirigir, llevar,encabezar, guiar,llevar, guiar,acompañar,llevar, conducir,tener,llevar,vender, tener a la venta,sostener, tener</text:p>
          </table:table-cell>
          <table:table-cell office:value-type="string">
            <text:p>VERB</text:p>
          </table:table-cell>
          <table:table-cell office:value-type="string">
            <text:p>1. Der Meister führt uns durch den Betrieb.2. Frau Meyer führt den Betrieb schon seit zehn Jahren.3. Nach 20 Minuten führte unsere Mannschaft 2 : 0. 4. Die Straße führt direkt zum Bahnhof. 5. Mein Kollege hat einen Prozess gegen den Vermieter geführt.</text:p>
          </table:table-cell>
        </table:table-row>
        <table:table-row table:style-name="ro1">
          <table:table-cell office:value-type="string">
            <text:p>funktionieren, funktioniert, funktionierte, hat funktioniert</text:p>
          </table:table-cell>
          <table:table-cell office:value-type="string">
            <text:p>funcionar</text:p>
          </table:table-cell>
          <table:table-cell office:value-type="string">
            <text:p>VERB</text:p>
          </table:table-cell>
          <table:table-cell office:value-type="string">
            <text:p>1. Können Sie mir bitte mal zeigen, wie der Automat funktioniert?2. Unsere Ehe funktioniert nicht mehr.</text:p>
          </table:table-cell>
        </table:table-row>
        <table:table-row table:style-name="ro1">
          <table:table-cell office:value-type="string">
            <text:p>garantieren, garantiert, garantierte, hat garantiert</text:p>
          </table:table-cell>
          <table:table-cell office:value-type="string">
            <text:p>garantizar,abogar por</text:p>
          </table:table-cell>
          <table:table-cell office:value-type="string">
            <text:p>VERB</text:p>
          </table:table-cell>
          <table:table-cell office:value-type="string">
            <text:p>Ich kann Ihnen nicht garantieren, dass das Gerät nächste Woche fertig ist.</text:p>
          </table:table-cell>
        </table:table-row>
        <table:table-row table:style-name="ro1">
          <table:table-cell office:value-type="string">
            <text:p>geben, gibt, gab, hat gegeben</text:p>
          </table:table-cell>
          <table:table-cell office:value-type="string">
            <text:p>dar,entregar,repartir, distribuir,regalar,pasar,vender,ofrecer,pagar,conceder,dar, producir,hacer, dar,dar, poner,dar (clases de),haber, suceder,darse,sacar,pasar, desaparecer,arreglarse,haber,dárselas de</text:p>
          </table:table-cell>
          <table:table-cell office:value-type="string">
            <text:p>VERB</text:p>
          </table:table-cell>
          <table:table-cell office:value-type="string">
            <text:p>1. Geben Sie mir bitte eine Quittung! 2. Können Sie mir etwas zum Schreiben geben? 3. Der Arzt hat mir eine Spritze gegeben. 4. Was gibt es im Fernsehen? 5. Es gibt bald Regen.</text:p>
          </table:table-cell>
        </table:table-row>
        <table:table-row table:style-name="ro1">
          <table:table-cell office:value-type="string">
            <text:p>geboren werden, wird geboren, wurde geboren, ist geboren worden/ geboren sein</text:p>
          </table:table-cell>
          <table:table-cell/>
          <table:table-cell office:value-type="string">
            <text:p>VERB</text:p>
          </table:table-cell>
          <table:table-cell office:value-type="string">
            <text:p>1. Wann und wo sind Sie geboren? 2. Sind Sie Silvia Schulz, geborene Angeloni? 3. Emil wurde um 03.47 Uhr geboren.</text:p>
          </table:table-cell>
        </table:table-row>
        <table:table-row table:style-name="ro1">
          <table:table-cell office:value-type="string">
            <text:p>gebrauchen, gebraucht, gebrauchte, hat gebraucht</text:p>
          </table:table-cell>
          <table:table-cell office:value-type="string">
            <text:p>usar, utilizar,emplear,servir</text:p>
          </table:table-cell>
          <table:table-cell office:value-type="string">
            <text:p>VERB</text:p>
          </table:table-cell>
          <table:table-cell office:value-type="string">
            <text:p>1. Wir können diese Möbel gut gebrauchen. 2. Ich habe den Wagen gebraucht gekauft. 3. Ich suche eine gebrauchte Waschmaschine.</text:p>
          </table:table-cell>
        </table:table-row>
        <table:table-row table:style-name="ro1">
          <table:table-cell office:value-type="string">
            <text:p>gefallen, gefällt, gefiel, hat gefallen</text:p>
          </table:table-cell>
          <table:table-cell office:value-type="string">
            <text:p>caído,gustar</text:p>
          </table:table-cell>
          <table:table-cell office:value-type="string">
            <text:p>VERB</text:p>
          </table:table-cell>
          <table:table-cell office:value-type="string">
            <text:p>1. Wie gefällt es Ihnen hier? 2. Der Pullover gefällt mir gut.</text:p>
          </table:table-cell>
        </table:table-row>
        <table:table-row table:style-name="ro1">
          <table:table-cell office:value-type="string">
            <text:p>gefallen lassen, lässt gefallen, ließ gefallen, hat gefallen lassen</text:p>
          </table:table-cell>
          <table:table-cell/>
          <table:table-cell office:value-type="string">
            <text:p>VERB</text:p>
          </table:table-cell>
          <table:table-cell office:value-type="string">
            <text:p>Das würde ich mir nicht gefallen lassen.</text:p>
          </table:table-cell>
        </table:table-row>
        <table:table-row table:style-name="ro1">
          <table:table-cell office:value-type="string">
            <text:p>gehen, geht, ging, ist gegangen</text:p>
          </table:table-cell>
          <table:table-cell office:value-type="string">
            <text:p>ir,andar, caminar,irse, marcharse,salir a para,funcionar, marchar,andar, marchar,tener buena salida,venderse bien,moverse,subir,soplar,ser,dar,llegar hasta,caber por en,durar,afectar,superar,juzgar, opinar,tener un pase,tratarse de,ser posible,recorrer</text:p>
          </table:table-cell>
          <table:table-cell office:value-type="string">
            <text:p>VERB</text:p>
          </table:table-cell>
          <table:table-cell office:value-type="string">
            <text:p>1. Ich gehe jeden Morgen zu Fuß zur Arbeit.2. Meine Tochter geht noch aufs Gymnasium.3. Ich muss jetzt leider gehen. 4. Ein Freund von mir geht ins Ausland. 5. Der nächste Zug geht erst in zwei Stunden. 6. Am Anfang ging alles ganz gut. 7. Geht Ihre Uhr richtig? 8. Ich brauche schnell ein Visum. Geht das bis morgen? 9. Der Mantel geht nicht mehr in den Koffer. 10. Das Fenster geht auf die Straße. 11. Geht es hier zum Zentrum? 12. Wie geht es Ihnen heute? 13. Ist das sehr teuer? – Es geht. 14. Um was geht es denn? 15. Warum geht das Licht nicht? 16. Ich weiß nicht, wie das geht. 17. Ich ruf jetzt den Chef an. Das geht (doch) nicht! </text:p>
          </table:table-cell>
        </table:table-row>
        <table:table-row table:style-name="ro1">
          <table:table-cell office:value-type="string">
            <text:p>gehören, gehört, gehörte, hat gehört</text:p>
          </table:table-cell>
          <table:table-cell office:value-type="string">
            <text:p>pertenecer a,ser de,ser partidario de,formar parte de,tener su sitio en,hacer falta, requerir</text:p>
          </table:table-cell>
          <table:table-cell office:value-type="string">
            <text:p>VERB</text:p>
          </table:table-cell>
          <table:table-cell office:value-type="string">
            <text:p>Gehört Ihnen das Haus?</text:p>
          </table:table-cell>
        </table:table-row>
        <table:table-row table:style-name="ro1">
          <table:table-cell office:value-type="string">
            <text:p>gelingen, gelingt, gelang, ist gelungen</text:p>
          </table:table-cell>
          <table:table-cell office:value-type="string">
            <text:p>salir (bien), lograr</text:p>
          </table:table-cell>
          <table:table-cell office:value-type="string">
            <text:p>VERB</text:p>
          </table:table-cell>
          <table:table-cell office:value-type="string">
            <text:p>Es ist mir gelungen, meinen Chef zu überzeugen.</text:p>
          </table:table-cell>
        </table:table-row>
        <table:table-row table:style-name="ro1">
          <table:table-cell office:value-type="string">
            <text:p>gelten, gilt, galt, hat gegolten</text:p>
          </table:table-cell>
          <table:table-cell office:value-type="string">
            <text:p>tener validez, ser válido,estar vigente [oder en vigor],valer para,ser considerado como,pasar por,estar destinado [oder dirigido] a,ir por fam</text:p>
          </table:table-cell>
          <table:table-cell office:value-type="string">
            <text:p>VERB</text:p>
          </table:table-cell>
          <table:table-cell office:value-type="string">
            <text:p>1. Mein Pass gilt noch ein Jahr. 2. Bitte diesen Zettel gut aufheben. Er gilt als Garantie.</text:p>
          </table:table-cell>
        </table:table-row>
        <table:table-row table:style-name="ro1">
          <table:table-cell office:value-type="string">
            <text:p>genügen, genügt, genügte, hat genügt</text:p>
          </table:table-cell>
          <table:table-cell office:value-type="string">
            <text:p>bastar, ser suficiente</text:p>
          </table:table-cell>
          <table:table-cell office:value-type="string">
            <text:p>VERB</text:p>
          </table:table-cell>
          <table:table-cell office:value-type="string">
            <text:p>Wie viele Zimmer brauchen Sie? – Mir genügt eine 2-Zimmer- Wohnung.</text:p>
          </table:table-cell>
        </table:table-row>
        <table:table-row table:style-name="ro1">
          <table:table-cell office:value-type="string">
            <text:p>geschehen, geschieht, geschah, ist geschehen</text:p>
          </table:table-cell>
          <table:table-cell office:value-type="string">
            <text:p>pasar, ocurrir, suceder</text:p>
          </table:table-cell>
          <table:table-cell office:value-type="string">
            <text:p>VERB</text:p>
          </table:table-cell>
          <table:table-cell office:value-type="string">
            <text:p>Vielen Dank für Ihre Hilfe. – Gern geschehen.</text:p>
          </table:table-cell>
        </table:table-row>
        <table:table-row table:style-name="ro1">
          <table:table-cell office:value-type="string">
            <text:p>gewinnen, gewinnt, gewann, hat gewonnen</text:p>
          </table:table-cell>
          <table:table-cell office:value-type="string">
            <text:p>ganar,obtener,sacar,elaborar,producir,extraer,vencer,ganar +dat en,ganar (en),ganar con,mejorar con</text:p>
          </table:table-cell>
          <table:table-cell office:value-type="string">
            <text:p>VERB</text:p>
          </table:table-cell>
          <table:table-cell office:value-type="string">
            <text:p>1. Mein Mann hat im Lotto gewonnen. 2. Unsere Mannschaft hat gewonnen.</text:p>
          </table:table-cell>
        </table:table-row>
        <table:table-row table:style-name="ro1">
          <table:table-cell office:value-type="string">
            <text:p>gewöhnen, gewöhnt, gewöhnte, hat gewöhnt/ ist gewöhnt</text:p>
          </table:table-cell>
          <table:table-cell office:value-type="string">
            <text:p>acostumbrar a,aclimatar a</text:p>
          </table:table-cell>
          <table:table-cell office:value-type="string">
            <text:p>VERB</text:p>
          </table:table-cell>
          <table:table-cell office:value-type="string">
            <text:p>1. Wir haben uns an das Leben hier gewöhnt. 2. Ich bin daran gewöhnt, früh aufzustehen.</text:p>
          </table:table-cell>
        </table:table-row>
        <table:table-row table:style-name="ro1">
          <table:table-cell office:value-type="string">
            <text:p>gießen, gießt, goss, gegossen</text:p>
          </table:table-cell>
          <table:table-cell office:value-type="string">
            <text:p>regar,fundir,moldear,hacer, elaborar,servir, echar,verter,llover mucho</text:p>
          </table:table-cell>
          <table:table-cell office:value-type="string">
            <text:p>VERB</text:p>
          </table:table-cell>
          <table:table-cell office:value-type="string">
            <text:p>Es hat nicht geregnet. Ich muss meine Blumen gießen.</text:p>
          </table:table-cell>
        </table:table-row>
        <table:table-row table:style-name="ro1">
          <table:table-cell office:value-type="string">
            <text:p>glauben, glaubt, glaubte, hat geglaubt</text:p>
          </table:table-cell>
          <table:table-cell office:value-type="string">
            <text:p>creer(se), pensar,creer(se),creer en,confiar en</text:p>
          </table:table-cell>
          <table:table-cell office:value-type="string">
            <text:p>VERB</text:p>
          </table:table-cell>
          <table:table-cell office:value-type="string">
            <text:p>1. Ich glaube, der Chef ist heute nicht im Büro. 2. Bitte glauben Sie mir. Ich bin nicht zu schnell gefahren.</text:p>
          </table:table-cell>
        </table:table-row>
        <table:table-row table:style-name="ro1">
          <table:table-cell office:value-type="string">
            <text:p>gratulieren, gratuliert, gratulierte, hat gratuliert</text:p>
          </table:table-cell>
          <table:table-cell office:value-type="string">
            <text:p>felicitar por,dar la enhorabuena por</text:p>
          </table:table-cell>
          <table:table-cell office:value-type="string">
            <text:p>VERB</text:p>
          </table:table-cell>
          <table:table-cell office:value-type="string">
            <text:p>Ich gratuliere euch zur Geburt eurer Tochter.</text:p>
          </table:table-cell>
        </table:table-row>
        <table:table-row table:style-name="ro1">
          <table:table-cell office:value-type="string">
            <text:p>greifen, greift, griff, hat gegriffen</text:p>
          </table:table-cell>
          <table:table-cell office:value-type="string">
            <text:p>asir(se),adherir(se),agarrar, asir</text:p>
          </table:table-cell>
          <table:table-cell office:value-type="string">
            <text:p>VERB</text:p>
          </table:table-cell>
          <table:table-cell office:value-type="string">
            <text:p>Greifen Sie doch zu!</text:p>
          </table:table-cell>
        </table:table-row>
        <table:table-row table:style-name="ro1">
          <table:table-cell office:value-type="string">
            <text:p>grillen, grillt, grillte, hat gegrillt</text:p>
          </table:table-cell>
          <table:table-cell office:value-type="string">
            <text:p>asar a la parrilla,hacer una barbacoa</text:p>
          </table:table-cell>
          <table:table-cell office:value-type="string">
            <text:p>VERB</text:p>
          </table:table-cell>
          <table:table-cell office:value-type="string">
            <text:p>Heute wollen wir im Garten grillen.</text:p>
          </table:table-cell>
        </table:table-row>
        <table:table-row table:style-name="ro1">
          <table:table-cell office:value-type="string">
            <text:p>gründen, gründet, gründete, hat gegründet</text:p>
          </table:table-cell>
          <table:table-cell office:value-type="string">
            <text:p>fundar,crear,instituir,establecer,instaurar,fundamentar en</text:p>
          </table:table-cell>
          <table:table-cell office:value-type="string">
            <text:p>VERB</text:p>
          </table:table-cell>
          <table:table-cell office:value-type="string">
            <text:p>Mein Onkel hat eine eigene Firma gegründet.</text:p>
          </table:table-cell>
        </table:table-row>
        <table:table-row table:style-name="ro1">
          <table:table-cell office:value-type="string">
            <text:p>grüßen, grüßt, grüßte, hat gegrüßt</text:p>
          </table:table-cell>
          <table:table-cell office:value-type="string">
            <text:p>saludar</text:p>
          </table:table-cell>
          <table:table-cell office:value-type="string">
            <text:p>VERB</text:p>
          </table:table-cell>
          <table:table-cell office:value-type="string">
            <text:p>1. Ich soll Sie von Frau Meier grüßen. 2. Grüß deine Frau von mir.</text:p>
          </table:table-cell>
        </table:table-row>
        <table:table-row table:style-name="ro1">
          <table:table-cell office:value-type="string">
            <text:p>gucken, guckt, guckte, hat geguckt</text:p>
          </table:table-cell>
          <table:table-cell office:value-type="string">
            <text:p>mirar, ver,asomar,ver</text:p>
          </table:table-cell>
          <table:table-cell office:value-type="string">
            <text:p>VERB</text:p>
          </table:table-cell>
          <table:table-cell office:value-type="string">
            <text:p>1. Guck doch mal! Es schneit. 2. Was bedeutet dieses Wort? – Guck doch im Wörterbuch nach.</text:p>
          </table:table-cell>
        </table:table-row>
        <table:table-row table:style-name="ro2">
          <table:table-cell office:value-type="string">
            <text:p>gut, besser, (am) best(en)</text:p>
          </table:table-cell>
          <table:table-cell office:value-type="string">
            <text:p>buen(o),bondadoso,correcto,útil,saludable para,ventajoso,adecuado,buen,notable,bien</text:p>
          </table:table-cell>
          <table:table-cell office:value-type="string">
            <text:p>VERB</text:p>
          </table:table-cell>
          <table:table-cell office:value-type="string">
            <text:p>1. Ich kenne ein gutes Lokal. 2. Maria kann gut tanzen. 3. Ich glaube, die Wurst ist nicht mehr gut. 4. Mir ist heute gar nicht gut.Heute ist das Wetter wieder besser. 7. Christine ist meine beste Freundin. 8. Ich komme um 13 Uhr. – Gut!</text:p>
            <text:p>9. Guten Morgen! 10. Ein gutes neues Jahr! 11. Guten Appetit!</text:p>
          </table:table-cell>
        </table:table-row>
        <table:table-row table:style-name="ro1">
          <table:table-cell office:value-type="string">
            <text:p>haben, hat, hatte, hat gehabt</text:p>
          </table:table-cell>
          <table:table-cell office:value-type="string">
            <text:p>tener,poseer,disponer de,recibir de,deber,tener que,andarse con remilgos,arreglarse,haber</text:p>
          </table:table-cell>
          <table:table-cell office:value-type="string">
            <text:p>VERB</text:p>
          </table:table-cell>
          <table:table-cell office:value-type="string">
            <text:p>1. Wir haben Hunger. 2. Heute habe ich keine Zeit. 3. Wir haben ein neues Auto. 4. Kann ich bitte eine Suppe haben? 5. Unsere Wohnung hat vier Zimmer. 6. Ich habe heute viel zu tun. 7. Du hast es gut. Du kannst in Urlaub fahren. </text:p>
          </table:table-cell>
        </table:table-row>
        <table:table-row table:style-name="ro1">
          <table:table-cell office:value-type="string">
            <text:p>halten, hält, hielt, hat gehalten</text:p>
          </table:table-cell>
          <table:table-cell office:value-type="string">
            <text:p>parar, detenerse,estar fijo,estar entero,aguantar,mantener,resistir,ser resistente,apuntar,durar,conservarse,mantenerse,sostener, sujetar,poner,meter,retener,detener,tener, parar,tener,tener (empleado),tratar,defender,cumplir,pronunciar,dar,manejar,decorar,guardar,atenerse a,tenerse,agarrarse</text:p>
          </table:table-cell>
          <table:table-cell office:value-type="string">
            <text:p>VERB</text:p>
          </table:table-cell>
          <table:table-cell office:value-type="string">
            <text:p>1. Kannst du mal kurz meine Handtasche halten?2. Entschuldigung, hält dieser Zug auch in Darmstadt? 3. Halten Sie bitte im Keller die Fenster geschlossen.4. Alle Mieter müssen sich an die Hausordnung halten. 5. Die Stadt will einen neuen Flughafen bauen. Was halten Sie davon? 6. Halt, Polizei! Fahren Sie bitte an den Straßenrand. 7. Die Wurst hält sich noch ein paar Tage.</text:p>
          </table:table-cell>
        </table:table-row>
        <table:table-row table:style-name="ro1">
          <table:table-cell office:value-type="string">
            <text:p>handeln, handelt, handelte, hat gehandelt</text:p>
          </table:table-cell>
          <table:table-cell office:value-type="string">
            <text:p>actuar,obrar,intervenir,comerciar con,traficar con,regatear,tratar de sobre,vender, distribuir</text:p>
          </table:table-cell>
          <table:table-cell office:value-type="string">
            <text:p>VERB</text:p>
          </table:table-cell>
          <table:table-cell office:value-type="string">
            <text:p>1. Mein Onkel hat ein kleines Geschäft. Er handelt mit Obst und Gemüse. 2. Kann ich Sie bitte mal sprechen? – Worum handelt es sich denn? 3. Auf diesem Markt kannst du handeln und bekommst die Sachen billiger.</text:p>
          </table:table-cell>
        </table:table-row>
        <table:table-row table:style-name="ro1">
          <table:table-cell office:value-type="string">
            <text:p>hängen, hängt, hing, hat gehangen / hängen, hängt, hängte, hat gehängt</text:p>
          </table:table-cell>
          <table:table-cell/>
          <table:table-cell office:value-type="string">
            <text:p>VERB</text:p>
          </table:table-cell>
          <table:table-cell office:value-type="string">
            <text:p>1. Das Bild hängt schief. 2. Hast du den Anzug wieder in den Schrank gehängt?</text:p>
          </table:table-cell>
        </table:table-row>
        <table:table-row table:style-name="ro1">
          <table:table-cell office:value-type="string">
            <text:p>hassen, hasst, hasste, hat gehasst</text:p>
          </table:table-cell>
          <table:table-cell office:value-type="string">
            <text:p>odiar</text:p>
          </table:table-cell>
          <table:table-cell office:value-type="string">
            <text:p>VERB</text:p>
          </table:table-cell>
          <table:table-cell office:value-type="string">
            <text:p>1. Ich hasse Autofahren. 2. Ich hasse es, zu spät zu kommen.</text:p>
          </table:table-cell>
        </table:table-row>
        <table:table-row table:style-name="ro1">
          <table:table-cell office:value-type="string">
            <text:p>heben, hebt, hob, hat gehoben</text:p>
          </table:table-cell>
          <table:table-cell office:value-type="string">
            <text:p>alzar, levantar,subir, levantar,aumentar,mejorar,sujetar,conservarse</text:p>
          </table:table-cell>
          <table:table-cell office:value-type="string">
            <text:p>VERB</text:p>
          </table:table-cell>
          <table:table-cell office:value-type="string">
            <text:p>1. Kannst du mir helfen? Das Paket kann ich nicht heben. 2. Wenn Sie für diesen Vorschlag sind, heben Sie bitte die Hand!</text:p>
          </table:table-cell>
        </table:table-row>
        <table:table-row table:style-name="ro1">
          <table:table-cell office:value-type="string">
            <text:p>heiraten, heiratet, heiratete, hat geheiratet</text:p>
          </table:table-cell>
          <table:table-cell office:value-type="string">
            <text:p>casarse con,contraer matrimonio con</text:p>
          </table:table-cell>
          <table:table-cell office:value-type="string">
            <text:p>VERB</text:p>
          </table:table-cell>
          <table:table-cell office:value-type="string">
            <text:p>1. Meine Cousine heiratet nächsten Monat in Italien. 2. Wir haben 1980 geheiratet. 3. Meine Schwester heiratet einen Japaner.</text:p>
          </table:table-cell>
        </table:table-row>
        <table:table-row table:style-name="ro1">
          <table:table-cell office:value-type="string">
            <text:p>heißen, heißt, hieß, hat geheißen</text:p>
          </table:table-cell>
          <table:table-cell office:value-type="string">
            <text:p>llamarse,significar, querer decir,decirse,correr la voz,estar escrito,decir,llamar,calificar de,tachar de,ordenar,mandar,haber que</text:p>
          </table:table-cell>
          <table:table-cell office:value-type="string">
            <text:p>VERB</text:p>
          </table:table-cell>
          <table:table-cell office:value-type="string">
            <text:p>1. Wie heißen Sie? 2. Wie heißt das auf Deutsch? 3. Hier steht, dass der Pass abgelaufen ist. Was heißt das?</text:p>
          </table:table-cell>
        </table:table-row>
        <table:table-row table:style-name="ro1">
          <table:table-cell office:value-type="string">
            <text:p>heizen, heizt, heizte, hat geheizt</text:p>
          </table:table-cell>
          <table:table-cell office:value-type="string">
            <text:p>encender la calefacción [oder la estufa],calentar</text:p>
          </table:table-cell>
          <table:table-cell office:value-type="string">
            <text:p>VERB</text:p>
          </table:table-cell>
          <table:table-cell office:value-type="string">
            <text:p>1. Wir heizen mit öl. 2. Ziehen Sie sich warm an. In der Halle ist nicht geheizt.</text:p>
          </table:table-cell>
        </table:table-row>
        <table:table-row table:style-name="ro1">
          <table:table-cell office:value-type="string">
            <text:p>helfen, hilft, half, hat geholfen</text:p>
          </table:table-cell>
          <table:table-cell office:value-type="string">
            <text:p>ayudar a alguien en,auxiliar,asistir,echar una mano,ser bueno para,servir,participar</text:p>
          </table:table-cell>
          <table:table-cell office:value-type="string">
            <text:p>VERB</text:p>
          </table:table-cell>
          <table:table-cell office:value-type="string">
            <text:p>1. Kannst du mir helfen? Ich muss nächsten Monat umziehen. 2. Die Tabletten haben mir gut geholfen.</text:p>
          </table:table-cell>
        </table:table-row>
        <table:table-row table:style-name="ro1">
          <table:table-cell office:value-type="string">
            <text:p>heraus-, raus- </text:p>
          </table:table-cell>
          <table:table-cell/>
          <table:table-cell office:value-type="string">
            <text:p>VERB</text:p>
          </table:table-cell>
          <table:table-cell office:value-type="string">
            <text:p>-----------------</text:p>
          </table:table-cell>
        </table:table-row>
        <table:table-row table:style-name="ro1">
          <table:table-cell office:value-type="string">
            <text:p>(he)rausfinden, findet heraus, fand heraus, hat herausgefunden</text:p>
          </table:table-cell>
          <table:table-cell/>
          <table:table-cell office:value-type="string">
            <text:p>VERB</text:p>
          </table:table-cell>
          <table:table-cell office:value-type="string">
            <text:p>Hast du schon rausgefunden, wann und wo man sich für den Kurs anmelden muss?</text:p>
          </table:table-cell>
        </table:table-row>
        <table:table-row table:style-name="ro1">
          <table:table-cell office:value-type="string">
            <text:p>herein-, rein-</text:p>
          </table:table-cell>
          <table:table-cell/>
          <table:table-cell office:value-type="string">
            <text:p>VERB</text:p>
          </table:table-cell>
          <table:table-cell office:value-type="string">
            <text:p>Herein! Kommt doch rein!</text:p>
          </table:table-cell>
        </table:table-row>
        <table:table-row table:style-name="ro1">
          <table:table-cell office:value-type="string">
            <text:p>herstellen, stellt her, stellte her, hat hergestellt</text:p>
          </table:table-cell>
          <table:table-cell office:value-type="string">
            <text:p>producir,fabricar,crear,establecer,poner</text:p>
          </table:table-cell>
          <table:table-cell office:value-type="string">
            <text:p>VERB</text:p>
          </table:table-cell>
          <table:table-cell office:value-type="string">
            <text:p>In unserer Firma stellen wir Schokolade her.</text:p>
          </table:table-cell>
        </table:table-row>
        <table:table-row table:style-name="ro1">
          <table:table-cell office:value-type="string">
            <text:p>herunter-, runter-</text:p>
          </table:table-cell>
          <table:table-cell/>
          <table:table-cell office:value-type="string">
            <text:p>VERB</text:p>
          </table:table-cell>
          <table:table-cell office:value-type="string">
            <text:p>------------</text:p>
          </table:table-cell>
        </table:table-row>
        <table:table-row table:style-name="ro1">
          <table:table-cell office:value-type="string">
            <text:p>(he)runterladen, lädt herunter, lud herunter, hat heruntergeladen</text:p>
          </table:table-cell>
          <table:table-cell/>
          <table:table-cell office:value-type="string">
            <text:p>VERB</text:p>
          </table:table-cell>
          <table:table-cell office:value-type="string">
            <text:p>Ich habe mir Musik aus dem Internet (he)runtergeladen.</text:p>
          </table:table-cell>
        </table:table-row>
        <table:table-row table:style-name="ro1">
          <table:table-cell office:value-type="string">
            <text:p>(he)runterfahren, fährt herunter, fuhr herunter, hat heruntergefahren</text:p>
          </table:table-cell>
          <table:table-cell/>
          <table:table-cell office:value-type="string">
            <text:p>VERB</text:p>
          </table:table-cell>
          <table:table-cell office:value-type="string">
            <text:p>Zum Schluss musst du den Computer herunterfahren.</text:p>
          </table:table-cell>
        </table:table-row>
        <table:table-row table:style-name="ro1">
          <table:table-cell office:value-type="string">
            <text:p>hinterlassen, hinterlässt, hinterließ, hat hinterlassen</text:p>
          </table:table-cell>
          <table:table-cell office:value-type="string">
            <text:p>dejar (tras de sí),legar,dejar en herencia,dejar,dejar (como recuerdo)</text:p>
          </table:table-cell>
          <table:table-cell office:value-type="string">
            <text:p>VERB</text:p>
          </table:table-cell>
          <table:table-cell office:value-type="string">
            <text:p>Möchten Sie eine Nachricht hinterlassen?</text:p>
          </table:table-cell>
        </table:table-row>
        <table:table-row table:style-name="ro1">
          <table:table-cell office:value-type="string">
            <text:p>hoffen, hofft, hoffte, hat gehofft</text:p>
          </table:table-cell>
          <table:table-cell office:value-type="string">
            <text:p>esperar,confiar en</text:p>
          </table:table-cell>
          <table:table-cell office:value-type="string">
            <text:p>VERB</text:p>
          </table:table-cell>
          <table:table-cell office:value-type="string">
            <text:p>1. Ich hoffe, dass ihr zu meinem Geburtstag kommen könnt. 2. Wir alle hoffen auf besseres Wetter.</text:p>
          </table:table-cell>
        </table:table-row>
        <table:table-row table:style-name="ro1">
          <table:table-cell office:value-type="string">
            <text:p>holen, holt, holte, hat geholt</text:p>
          </table:table-cell>
          <table:table-cell office:value-type="string">
            <text:p>(ir a) buscar,traer,recoger,hacer entrar,hacer venir,llamar,coger,pillar,conseguir,hacerse con</text:p>
          </table:table-cell>
          <table:table-cell office:value-type="string">
            <text:p>VERB</text:p>
          </table:table-cell>
          <table:table-cell office:value-type="string">
            <text:p>1. Soll ich uns was zu trinken holen? 2. Warum haben Sie nicht sofort einen Arzt geholt?</text:p>
          </table:table-cell>
        </table:table-row>
        <table:table-row table:style-name="ro1">
          <table:table-cell office:value-type="string">
            <text:p>hören, hört, hörte, hat gehört</text:p>
          </table:table-cell>
          <table:table-cell office:value-type="string">
            <text:p>oír,escuchar,(llegar a) saber, enterarse,notar por,obedecer,seguir, hacer caso a</text:p>
          </table:table-cell>
          <table:table-cell office:value-type="string">
            <text:p>VERB</text:p>
          </table:table-cell>
          <table:table-cell office:value-type="string">
            <text:p>1. Ich kann nicht mehr so gut hören. 2. Ich höre jeden Tag die Nachrichten. 3. Dieses Wort habe ich noch nie gehört. 4. Ich habe gehört, dass Herr Müller im Krankenhaus liegt.</text:p>
          </table:table-cell>
        </table:table-row>
        <table:table-row table:style-name="ro1">
          <table:table-cell office:value-type="string">
            <text:p>hupen, hupt, hupte, hat gehupt</text:p>
          </table:table-cell>
          <table:table-cell office:value-type="string">
            <text:p>tocar el claxon [oder la bocina],pitar</text:p>
          </table:table-cell>
          <table:table-cell office:value-type="string">
            <text:p>VERB</text:p>
          </table:table-cell>
          <table:table-cell office:value-type="string">
            <text:p>Hier ist ein Krankenhaus. Hier darfst du nicht hupen.</text:p>
          </table:table-cell>
        </table:table-row>
        <table:table-row table:style-name="ro1">
          <table:table-cell office:value-type="string">
            <text:p>husten, hustet, hustete, hat gehustet</text:p>
          </table:table-cell>
          <table:table-cell office:value-type="string">
            <text:p>toser</text:p>
          </table:table-cell>
          <table:table-cell office:value-type="string">
            <text:p>VERB</text:p>
          </table:table-cell>
          <table:table-cell office:value-type="string">
            <text:p>Der Junge hat die ganze Nacht gehustet.</text:p>
          </table:table-cell>
        </table:table-row>
        <table:table-row table:style-name="ro1">
          <table:table-cell office:value-type="string">
            <text:p>impfen, impft, impfte, hat geimpft</text:p>
          </table:table-cell>
          <table:table-cell office:value-type="string">
            <text:p>vacunar contra,inocular</text:p>
          </table:table-cell>
          <table:table-cell office:value-type="string">
            <text:p>VERB</text:p>
          </table:table-cell>
          <table:table-cell office:value-type="string">
            <text:p>Sie sollten sich gegen Grippe impfen lassen.</text:p>
          </table:table-cell>
        </table:table-row>
        <table:table-row table:style-name="ro1">
          <table:table-cell office:value-type="string">
            <text:p>informieren, informiert, informierte, hat informiert</text:p>
          </table:table-cell>
          <table:table-cell office:value-type="string">
            <text:p>informar sobre/de</text:p>
          </table:table-cell>
          <table:table-cell office:value-type="string">
            <text:p>VERB</text:p>
          </table:table-cell>
          <table:table-cell office:value-type="string">
            <text:p>1. Wir informieren Sie rechtzeitig über die neuen Prüfungstermine. 2. Du musst dich vor der Reise genau über die Bedingungen informieren.</text:p>
          </table:table-cell>
        </table:table-row>
        <table:table-row table:style-name="ro1">
          <table:table-cell office:value-type="string">
            <text:p>installieren, installiert, installierte, hat installiert</text:p>
          </table:table-cell>
          <table:table-cell office:value-type="string">
            <text:p>instalar, montar,instalar</text:p>
          </table:table-cell>
          <table:table-cell office:value-type="string">
            <text:p>VERB</text:p>
          </table:table-cell>
          <table:table-cell office:value-type="string">
            <text:p>Können Sie mir helfen, meinen Computer zu installieren?</text:p>
          </table:table-cell>
        </table:table-row>
        <table:table-row table:style-name="ro1">
          <table:table-cell office:value-type="string">
            <text:p>integrieren, integriert, integrierte, hat integriert</text:p>
          </table:table-cell>
          <table:table-cell office:value-type="string">
            <text:p>integrar</text:p>
          </table:table-cell>
          <table:table-cell office:value-type="string">
            <text:p>VERB</text:p>
          </table:table-cell>
          <table:table-cell office:value-type="string">
            <text:p>1. Alis Kinder leben schon lange hier und sind total integriert. 2. Zuwanderer sollen besser integriert werden.</text:p>
          </table:table-cell>
        </table:table-row>
        <table:table-row table:style-name="ro1">
          <table:table-cell office:value-type="string">
            <text:p>interessieren, interessiert, interessierte, hat interessiert/ist interessiert</text:p>
          </table:table-cell>
          <table:table-cell office:value-type="string">
            <text:p>interesar</text:p>
          </table:table-cell>
          <table:table-cell office:value-type="string">
            <text:p>VERB</text:p>
          </table:table-cell>
          <table:table-cell office:value-type="string">
            <text:p>1. Das Thema Kindererziehung interessiert mich sehr. 2. Mein Bruder interessiert sich sehr für Fußball. 3. Ich interessiere mich für die Wohnung in der Jägerstraße. 4. Mein Nachbar zieht nächsten Monat aus. Sind Sie noch an der Wohnung interessiert?</text:p>
          </table:table-cell>
        </table:table-row>
        <table:table-row table:style-name="ro1">
          <table:table-cell office:value-type="string">
            <text:p>irren, irrt, irrte, hat geirrt</text:p>
          </table:table-cell>
          <table:table-cell office:value-type="string">
            <text:p>errar por,vagar por</text:p>
          </table:table-cell>
          <table:table-cell office:value-type="string">
            <text:p>VERB</text:p>
          </table:table-cell>
          <table:table-cell office:value-type="string">
            <text:p>1. Du irrst dich. Das Auto war nicht grün, sondern rot. 2. Ich habe mich in der Hausnummer geirrt.</text:p>
          </table:table-cell>
        </table:table-row>
        <table:table-row table:style-name="ro1">
          <table:table-cell office:value-type="string">
            <text:p>isolieren, isoliert, isolierte, hat isoliert</text:p>
          </table:table-cell>
          <table:table-cell office:value-type="string">
            <text:p>aislar contra,aislar +dat de,incomunicar</text:p>
          </table:table-cell>
          <table:table-cell office:value-type="string">
            <text:p>VERB</text:p>
          </table:table-cell>
          <table:table-cell office:value-type="string">
            <text:p>Wenn Sie Ihre Wohnung gut isolieren, können Sie Energie sparen.</text:p>
          </table:table-cell>
        </table:table-row>
        <table:table-row table:style-name="ro1">
          <table:table-cell office:value-type="string">
            <text:p>jeder, jedes, jede</text:p>
          </table:table-cell>
          <table:table-cell/>
          <table:table-cell office:value-type="string">
            <text:p>VERB</text:p>
          </table:table-cell>
          <table:table-cell office:value-type="string">
            <text:p>1. Das Restaurant hat jeden Tag geöffnet. 2. Jedes Kind bekommt ein Spiel. 3. Die Prospekte bekommen Sie in jedem Reisebüro. 4. Im Supermarkt gibt es keine Schmerz-tabletten. Das weiß doch jeder. </text:p>
          </table:table-cell>
        </table:table-row>
        <table:table-row table:style-name="ro1">
          <table:table-cell office:value-type="string">
            <text:p>jobben, jobbt, jobbte, hat gejobbt</text:p>
          </table:table-cell>
          <table:table-cell office:value-type="string">
            <text:p>currar de,tener un curre</text:p>
          </table:table-cell>
          <table:table-cell office:value-type="string">
            <text:p>VERB</text:p>
          </table:table-cell>
          <table:table-cell office:value-type="string">
            <text:p>Viele Schüler und Studenten jobben in den Ferien.</text:p>
          </table:table-cell>
        </table:table-row>
        <table:table-row table:style-name="ro1">
          <table:table-cell office:value-type="string">
            <text:p>joggen, joggt, joggte, ist gejoggt</text:p>
          </table:table-cell>
          <table:table-cell office:value-type="string">
            <text:p>hacer footing</text:p>
          </table:table-cell>
          <table:table-cell office:value-type="string">
            <text:p>VERB</text:p>
          </table:table-cell>
          <table:table-cell office:value-type="string">
            <text:p>Wir gehen dreimal pro Woche joggen.</text:p>
          </table:table-cell>
        </table:table-row>
        <table:table-row table:style-name="ro1">
          <table:table-cell office:value-type="string">
            <text:p>kämpfen, kämpft, kämpfte, hat gekämpft</text:p>
          </table:table-cell>
          <table:table-cell office:value-type="string">
            <text:p>luchar por contra,combatir</text:p>
          </table:table-cell>
          <table:table-cell office:value-type="string">
            <text:p>VERB</text:p>
          </table:table-cell>
          <table:table-cell office:value-type="string">
            <text:p>Die Gewerkschaften kämpfen für höhere Löhne.</text:p>
          </table:table-cell>
        </table:table-row>
        <table:table-row table:style-name="ro1">
          <table:table-cell office:value-type="string">
            <text:p>(sich etwas) kaufen, kauft, kaufte, hat gekauft</text:p>
          </table:table-cell>
          <table:table-cell/>
          <table:table-cell office:value-type="string">
            <text:p>VERB</text:p>
          </table:table-cell>
          <table:table-cell office:value-type="string">
            <text:p>1. Im Supermarkt kauft man sehr günstig. 2. Ich habe mir einen Pullover gekauft.</text:p>
          </table:table-cell>
        </table:table-row>
        <table:table-row table:style-name="ro1">
          <table:table-cell office:value-type="string">
            <text:p>kennen, kennt, kannte, hat gekannt</text:p>
          </table:table-cell>
          <table:table-cell office:value-type="string">
            <text:p>conocer,saber</text:p>
          </table:table-cell>
          <table:table-cell office:value-type="string">
            <text:p>VERB</text:p>
          </table:table-cell>
          <table:table-cell office:value-type="string">
            <text:p>1. Kennen Sie hier in der Nähe ein gemütliches Café? 2. Kennen Sie diese Frau? – Nein, leider nicht. 3. Kennen Sie Berlin? – Ja, eine tolle Stadt.</text:p>
          </table:table-cell>
        </table:table-row>
        <table:table-row table:style-name="ro1">
          <table:table-cell office:value-type="string">
            <text:p>kennenlernen, lernt kennen, lernte kennen, hat kennengelernt</text:p>
          </table:table-cell>
          <table:table-cell/>
          <table:table-cell office:value-type="string">
            <text:p>VERB</text:p>
          </table:table-cell>
          <table:table-cell office:value-type="string">
            <text:p>1. Wo habt ihr euch kennengelernt? 2. Ich möchte gern reisen und andere</text:p>
          </table:table-cell>
        </table:table-row>
        <table:table-row table:style-name="ro1">
          <table:table-cell office:value-type="string">
            <text:p>klappen, klappt, klappte, hat geklappt</text:p>
          </table:table-cell>
          <table:table-cell office:value-type="string">
            <text:p>ir bien, funcionar,abrir,cerrar,levantar,bajar</text:p>
          </table:table-cell>
          <table:table-cell office:value-type="string">
            <text:p>VERB</text:p>
          </table:table-cell>
          <table:table-cell office:value-type="string">
            <text:p>Wie war die Reise? – Gut. Es hat alles prima geklappt.</text:p>
          </table:table-cell>
        </table:table-row>
        <table:table-row table:style-name="ro1">
          <table:table-cell office:value-type="string">
            <text:p>klären, klärt, klärte, hat geklärt</text:p>
          </table:table-cell>
          <table:table-cell office:value-type="string">
            <text:p>depurar, purificar,clarificar, aclarar</text:p>
          </table:table-cell>
          <table:table-cell office:value-type="string">
            <text:p>VERB</text:p>
          </table:table-cell>
          <table:table-cell office:value-type="string">
            <text:p>Ich hoffe, wir können dieses Problem bald klären.</text:p>
          </table:table-cell>
        </table:table-row>
        <table:table-row table:style-name="ro1">
          <table:table-cell office:value-type="string">
            <text:p>kleben, klebt, klebte, hat geklebt</text:p>
          </table:table-cell>
          <table:table-cell office:value-type="string">
            <text:p>estar pegado,pringar, estar pringoso,pegar,pegar a</text:p>
          </table:table-cell>
          <table:table-cell office:value-type="string">
            <text:p>VERB</text:p>
          </table:table-cell>
          <table:table-cell office:value-type="string">
            <text:p>Die Briefmarke klebt nicht mehr.</text:p>
          </table:table-cell>
        </table:table-row>
        <table:table-row table:style-name="ro1">
          <table:table-cell office:value-type="string">
            <text:p>klicken, klickt, klickte, hat geklickt</text:p>
          </table:table-cell>
          <table:table-cell office:value-type="string">
            <text:p>activar,hacer clic,hacer “clic”</text:p>
          </table:table-cell>
          <table:table-cell office:value-type="string">
            <text:p>VERB</text:p>
          </table:table-cell>
          <table:table-cell office:value-type="string">
            <text:p>1. Wenn du die Datei öffnen willst, musst du mit der Maus zweimal klicken. 2. Du musst das Bild anklicken. Dann wird es größer.</text:p>
          </table:table-cell>
        </table:table-row>
        <table:table-row table:style-name="ro1">
          <table:table-cell office:value-type="string">
            <text:p>klingeln, klingelt, klingelte, hat geklingelt</text:p>
          </table:table-cell>
          <table:table-cell office:value-type="string">
            <text:p>llamar, tocar el timbre,sonar</text:p>
          </table:table-cell>
          <table:table-cell office:value-type="string">
            <text:p>VERB</text:p>
          </table:table-cell>
          <table:table-cell office:value-type="string">
            <text:p>1. Ich glaube, es hat an der Tür geklingelt. 2. Das Telefon klingelt.</text:p>
          </table:table-cell>
        </table:table-row>
        <table:table-row table:style-name="ro1">
          <table:table-cell office:value-type="string">
            <text:p>klingen, klingt, klang, hat geklungen</text:p>
          </table:table-cell>
          <table:table-cell office:value-type="string">
            <text:p>sonar,tintinear</text:p>
          </table:table-cell>
          <table:table-cell office:value-type="string">
            <text:p>VERB</text:p>
          </table:table-cell>
          <table:table-cell office:value-type="string">
            <text:p>Wollen wir einkaufen gehen und danach zusammen kochen? – Ja, das klingt gut.</text:p>
          </table:table-cell>
        </table:table-row>
        <table:table-row table:style-name="ro1">
          <table:table-cell office:value-type="string">
            <text:p>klopfen, klopft, klopfte, hat geklopft</text:p>
          </table:table-cell>
          <table:table-cell office:value-type="string">
            <text:p>golpear, dar golpes,latir, palpitar,llamar,sacudir,picar,macerar, ablandar</text:p>
          </table:table-cell>
          <table:table-cell office:value-type="string">
            <text:p>VERB</text:p>
          </table:table-cell>
          <table:table-cell office:value-type="string">
            <text:p>1. Da klopft jemand ans Fenster. 2. Hat es nicht eben geklopft? 3. Bitte klopfen Sie an.</text:p>
          </table:table-cell>
        </table:table-row>
        <table:table-row table:style-name="ro1">
          <table:table-cell office:value-type="string">
            <text:p>kochen, kocht, kochte, hat gekocht</text:p>
          </table:table-cell>
          <table:table-cell office:value-type="string">
            <text:p>hervir, estar hirviendo,echar humo,guisar, cocinar,estar furioso,cocer,hacer, preparar,lavar a 90 grados</text:p>
          </table:table-cell>
          <table:table-cell office:value-type="string">
            <text:p>VERB</text:p>
          </table:table-cell>
          <table:table-cell office:value-type="string">
            <text:p>1. Ich koche gern. 2. Das Wasser kocht. 3. Der Reis muss etwa 20 Minuten kochen.</text:p>
          </table:table-cell>
        </table:table-row>
        <table:table-row table:style-name="ro1">
          <table:table-cell office:value-type="string">
            <text:p>kommen, kommt, kam, ist gekommen</text:p>
          </table:table-cell>
          <table:table-cell office:value-type="string">
            <text:p>venir de,llegar,volver de,acercarse a,acudir a,suceder, pasar,ser de,tocar,pasar por,atravesar,corresponder a,rozar,deberse a,ponerse,surgir,ocurrir,correrse,costar</text:p>
          </table:table-cell>
          <table:table-cell office:value-type="string">
            <text:p>VERB</text:p>
          </table:table-cell>
          <table:table-cell office:value-type="string">
            <text:p>1. Woher kommen Sie? – Aus Frankreich. 2. Wir gehen heute Abend ins Konzert. Kommen Sie auch? 3. Kommen Sie doch mal wieder zu uns. 4. Wenn Sie mal nach Köln kommen, besuchen Sie uns. 5. Steffi kommt im Herbst in die Schule. 6. Die Straßenbahn muss gleich kommen. 7. Wer kommt als Nächster dran? 8. Die Handtücher kommen in den Schrank. 9. Wie sind Sie denn auf diese Idee gekommen?</text:p>
          </table:table-cell>
        </table:table-row>
        <table:table-row table:style-name="ro1">
          <table:table-cell office:value-type="string">
            <text:p>können, kann, konnte, hat gekonnt/... können</text:p>
          </table:table-cell>
          <table:table-cell office:value-type="string">
            <text:p>poder +inf,estar en condiciones de +inf,poder, ser posible,saber,poder (hacer)</text:p>
          </table:table-cell>
          <table:table-cell office:value-type="string">
            <text:p>VERB</text:p>
          </table:table-cell>
          <table:table-cell office:value-type="string">
            <text:p>1. Ich kann den schweren Koffer nicht tragen. 2. Sie können mit dem Bus zum Bahnhof fahren. 3. Kann ich jetzt nach Hause gehen? 4. Können Sie mir helfen? 5. Ich kann sehr gut Englisch und Deutsch. 6. Es kann sein, dass es heute noch regnet.</text:p>
          </table:table-cell>
        </table:table-row>
        <table:table-row table:style-name="ro1">
          <table:table-cell office:value-type="string">
            <text:p>kontrollieren</text:p>
          </table:table-cell>
          <table:table-cell office:value-type="string">
            <text:p>controlar,inspeccionar,registrar,vigilar,dominar</text:p>
          </table:table-cell>
          <table:table-cell office:value-type="string">
            <text:p>VERB</text:p>
          </table:table-cell>
          <table:table-cell office:value-type="string">
            <text:p>Beim Auto müssen Sie regelmäßig das öl kontrollieren.</text:p>
          </table:table-cell>
        </table:table-row>
        <table:table-row table:style-name="ro1">
          <table:table-cell office:value-type="string">
            <text:p>konzentrieren, konzentriert, konzentrierte, hat konzentriert</text:p>
          </table:table-cell>
          <table:table-cell office:value-type="string">
            <text:p>concentrar en,centrar en</text:p>
          </table:table-cell>
          <table:table-cell office:value-type="string">
            <text:p>VERB</text:p>
          </table:table-cell>
          <table:table-cell office:value-type="string">
            <text:p>Bitte stör mich jetzt nicht. Ich muss mich auf meine Arbeit konzentrieren.</text:p>
          </table:table-cell>
        </table:table-row>
        <table:table-row table:style-name="ro1">
          <table:table-cell office:value-type="string">
            <text:p>kopieren</text:p>
          </table:table-cell>
          <table:table-cell office:value-type="string">
            <text:p>copiar,fotocopiar,hacer una copia de,imitar</text:p>
          </table:table-cell>
          <table:table-cell office:value-type="string">
            <text:p>VERB</text:p>
          </table:table-cell>
          <table:table-cell office:value-type="string">
            <text:p>1. Kann ich mir diesen Artikel kopieren? 2. Ich kopiere dir die Datei auf die Speicherkarte. 3. Ich kann dir die CD kopieren.</text:p>
          </table:table-cell>
        </table:table-row>
        <table:table-row table:style-name="ro1">
          <table:table-cell office:value-type="string">
            <text:p>korrigieren, korrigiert, korrigierte, hat korrigiert</text:p>
          </table:table-cell>
          <table:table-cell office:value-type="string">
            <text:p>corregir,enmendar, rectificar</text:p>
          </table:table-cell>
          <table:table-cell office:value-type="string">
            <text:p>VERB</text:p>
          </table:table-cell>
          <table:table-cell office:value-type="string">
            <text:p>1. Können Sie bitte meinen Brief korrigieren. 2. Der Lehrer hat meine Fehler korrigiert.</text:p>
          </table:table-cell>
        </table:table-row>
        <table:table-row table:style-name="ro1">
          <table:table-cell office:value-type="string">
            <text:p>kosten, kostet, kostete, hat gekostet</text:p>
          </table:table-cell>
          <table:table-cell office:value-type="string">
            <text:p>probar,costar, valer,requerir, costar</text:p>
          </table:table-cell>
          <table:table-cell office:value-type="string">
            <text:p>VERB</text:p>
          </table:table-cell>
          <table:table-cell office:value-type="string">
            <text:p>1. Wie viel kostet das T-Shirt? – 15 Euro. 2. Eine Sprache zu lernen kostet viel Zeit.</text:p>
          </table:table-cell>
        </table:table-row>
        <table:table-row table:style-name="ro1">
          <table:table-cell office:value-type="string">
            <text:p>jdn. krankschreiben, schreibt krank, schrieb krank, hat krankgeschrieben</text:p>
          </table:table-cell>
          <table:table-cell/>
          <table:table-cell office:value-type="string">
            <text:p>VERB</text:p>
          </table:table-cell>
          <table:table-cell office:value-type="string">
            <text:p>1. Der Arzt hat mich krankgeschrieben. 2. Ich lasse mich morgen krank schreiben.</text:p>
          </table:table-cell>
        </table:table-row>
        <table:table-row table:style-name="ro1">
          <table:table-cell office:value-type="string">
            <text:p>meldet krank, meldete krank, hat krankgemeldet</text:p>
          </table:table-cell>
          <table:table-cell/>
          <table:table-cell office:value-type="string">
            <text:p>VERB</text:p>
          </table:table-cell>
          <table:table-cell office:value-type="string">
            <text:p>Er liegt im Krankenhaus.</text:p>
          </table:table-cell>
        </table:table-row>
        <table:table-row table:style-name="ro1">
          <table:table-cell office:value-type="string">
            <text:p>kriegen, kriegt, kriegte, hat gekriegt</text:p>
          </table:table-cell>
          <table:table-cell office:value-type="string">
            <text:p>obtener,lograr, conseguir,pescar, pillar,coger, pillar</text:p>
          </table:table-cell>
          <table:table-cell office:value-type="string">
            <text:p>VERB</text:p>
          </table:table-cell>
          <table:table-cell office:value-type="string">
            <text:p>(siehe bekommen)</text:p>
          </table:table-cell>
        </table:table-row>
        <table:table-row table:style-name="ro1">
          <table:table-cell office:value-type="string">
            <text:p>kritisieren</text:p>
          </table:table-cell>
          <table:table-cell office:value-type="string">
            <text:p>criticar,escribir una crítica sobre/de,reseñar,criticar, censurar</text:p>
          </table:table-cell>
          <table:table-cell office:value-type="string">
            <text:p>VERB</text:p>
          </table:table-cell>
          <table:table-cell office:value-type="string">
            <text:p>Kritisier mich nicht so oft.</text:p>
          </table:table-cell>
        </table:table-row>
        <table:table-row table:style-name="ro1">
          <table:table-cell office:value-type="string">
            <text:p>kümmern, kümmert, kümmerte, hat gekümmert</text:p>
          </table:table-cell>
          <table:table-cell office:value-type="string">
            <text:p>importar, interesar</text:p>
          </table:table-cell>
          <table:table-cell office:value-type="string">
            <text:p>VERB</text:p>
          </table:table-cell>
          <table:table-cell office:value-type="string">
            <text:p>1. Ich kann nicht arbeiten. Ich muss mich um die Kinder kümmern. 2. Ich habe keine Zeit. Ich muss mich um das Essen kümmern.</text:p>
          </table:table-cell>
        </table:table-row>
        <table:table-row table:style-name="ro1">
          <table:table-cell office:value-type="string">
            <text:p>kündigen, kündigt, kündigte, hat gekündigt</text:p>
          </table:table-cell>
          <table:table-cell office:value-type="string">
            <text:p>rescindir, anular,anunciar el desalojamiento de,presentar su dimisión,despedir,rescindir el contrato de trabajo, presentar su dimisión,desahuciar</text:p>
          </table:table-cell>
          <table:table-cell office:value-type="string">
            <text:p>VERB</text:p>
          </table:table-cell>
          <table:table-cell office:value-type="string">
            <text:p>1. Ich war mit meiner Stelle nicht zufrieden und habe gekündigt. 2. Hast du deine Wohnung schon gekündigt? 3. Ich möchte die Zeitschrift nicht mehr. – Dann musst du schriftlich kündigen.</text:p>
          </table:table-cell>
        </table:table-row>
        <table:table-row table:style-name="ro1">
          <table:table-cell office:value-type="string">
            <text:p>küssen, küsst, küsste, hat geküsst</text:p>
          </table:table-cell>
          <table:table-cell office:value-type="string">
            <text:p>besar en</text:p>
          </table:table-cell>
          <table:table-cell office:value-type="string">
            <text:p>VERB</text:p>
          </table:table-cell>
          <table:table-cell office:value-type="string">
            <text:p>1. Zum Abschied haben wir uns alle geküsst. 2. Klaus nahm Heidi in den Arm und küsste sie.</text:p>
          </table:table-cell>
        </table:table-row>
        <table:table-row table:style-name="ro1">
          <table:table-cell office:value-type="string">
            <text:p>lächeln, lächelt, lächelte, hat gelächelt</text:p>
          </table:table-cell>
          <table:table-cell office:value-type="string">
            <text:p>sonreír,burlarse de</text:p>
          </table:table-cell>
          <table:table-cell office:value-type="string">
            <text:p>VERB</text:p>
          </table:table-cell>
          <table:table-cell office:value-type="string">
            <text:p>Schauen Sie in die Kamera. Bitte lächeln!</text:p>
          </table:table-cell>
        </table:table-row>
        <table:table-row table:style-name="ro1">
          <table:table-cell office:value-type="string">
            <text:p>lachen, lacht, lachte, hat gelacht</text:p>
          </table:table-cell>
          <table:table-cell office:value-type="string">
            <text:p>reír(se) de</text:p>
          </table:table-cell>
          <table:table-cell office:value-type="string">
            <text:p>VERB</text:p>
          </table:table-cell>
          <table:table-cell office:value-type="string">
            <text:p>1. Lachen ist gesund. 2. Wir haben viel gelacht. 3. Die Kinder haben über den Clown gelacht.</text:p>
          </table:table-cell>
        </table:table-row>
        <table:table-row table:style-name="ro1">
          <table:table-cell office:value-type="string">
            <text:p>landen, landet, landete, ist gelandet</text:p>
          </table:table-cell>
          <table:table-cell office:value-type="string">
            <text:p>aterrizar,alunizar,amerizar,amarizar,amarar,tomar tierra,arribar,llegar a puerto,acabar en,ir a parar a,acabar conectado con,hacer mella en,hacer aterrizar,hacer descender,lanzar</text:p>
          </table:table-cell>
          <table:table-cell office:value-type="string">
            <text:p>VERB</text:p>
          </table:table-cell>
          <table:table-cell office:value-type="string">
            <text:p>1. Wir sind erst um 20 Uhr in München gelandet. 2. Wegen starken Nebels konnte die Maschine nicht in Frankfurt landen.</text:p>
          </table:table-cell>
        </table:table-row>
        <table:table-row table:style-name="ro1">
          <table:table-cell office:value-type="string">
            <text:p>lassen, lässt, ließ, hat gelassen</text:p>
          </table:table-cell>
          <table:table-cell office:value-type="string">
            <text:p>dejar,tolerar, permitir +inf,hacer +inf,poderse</text:p>
          </table:table-cell>
          <table:table-cell office:value-type="string">
            <text:p>VERB</text:p>
          </table:table-cell>
          <table:table-cell office:value-type="string">
            <text:p>1. Ich habe mein Gepäck am Bahnhof gelassen. 2. Am Samstag lasse ich mir die Haare schneiden. 3. Ich lasse meine Kinder abends nur eine Stunde fernsehen. 4. Kann ich mein Auto hier stehen lassen? 5. Wo habe ich nur meine Brille gelassen? 6. Ich habe meinen Anzug reinigen lassen. 7. Ich kann meine kleine Tochter noch nicht allein lassen. 8. Lass mich in Ruhe. Ich muss arbeiten.</text:p>
          </table:table-cell>
        </table:table-row>
        <table:table-row table:style-name="ro1">
          <table:table-cell office:value-type="string">
            <text:p>laufen, läuft, lief, ist gelaufen</text:p>
          </table:table-cell>
          <table:table-cell office:value-type="string">
            <text:p>correr,andar, caminar,funcionar,estar en marcha,gotear,derretirse,estar en cartelera,haber empezado,estar en trámite,estar vigente,ir bien,ir, correr,ir,recorrer</text:p>
          </table:table-cell>
          <table:table-cell office:value-type="string">
            <text:p>VERB</text:p>
          </table:table-cell>
          <table:table-cell office:value-type="string">
            <text:p>1. Ich bin gestern 100 m in 10,4 Sekunden gelaufen. 2. Bist du mit dem Auto hier? – Nein, ich bin gelaufen. 3. Jeden Morgen gehe ich eine halbe Stunde laufen. 4. Wann läuft der Film? 5. Wie geht ́s? – Danke, das Geschäft läuft gut.</text:p>
          </table:table-cell>
        </table:table-row>
        <table:table-row table:style-name="ro1">
          <table:table-cell office:value-type="string">
            <text:p>leben, lebt, lebte, hat gelebt</text:p>
          </table:table-cell>
          <table:table-cell office:value-type="string">
            <text:p>vivir</text:p>
          </table:table-cell>
          <table:table-cell office:value-type="string">
            <text:p>VERB</text:p>
          </table:table-cell>
          <table:table-cell office:value-type="string">
            <text:p>1. Leben Ihre Großeltern noch? 2. Herr Müller hat lange im Ausland gelebt. 3. Von der Rente allein kann meine Tante nicht leben. 4. Ich lebe noch bei meinen Eltern.</text:p>
          </table:table-cell>
        </table:table-row>
        <table:table-row table:style-name="ro1">
          <table:table-cell office:value-type="string">
            <text:p>legen, legt, legte, hat gelegt</text:p>
          </table:table-cell>
          <table:table-cell office:value-type="string">
            <text:p>poner,tender,acostar,producir,causar,prender,poner (en maceración),conservar,dar forma,echar,instalar,colocar,plantar,guardar</text:p>
          </table:table-cell>
          <table:table-cell office:value-type="string">
            <text:p>VERB</text:p>
          </table:table-cell>
          <table:table-cell office:value-type="string">
            <text:p>1. Ich habe Ihnen die Briefe auf den Schreibtisch gelegt.2. Legen Sie die Zeitungen bitte dort ins Regal.</text:p>
          </table:table-cell>
        </table:table-row>
        <table:table-row table:style-name="ro1">
          <table:table-cell office:value-type="string">
            <text:p>leidtun, tut leid, tat leid, hat leidgetan</text:p>
          </table:table-cell>
          <table:table-cell/>
          <table:table-cell office:value-type="string">
            <text:p>VERB</text:p>
          </table:table-cell>
          <table:table-cell office:value-type="string">
            <text:p>1. Die Frau tut mir leid. 2. Wie komme ich zum Bahnhof? – Tut mir leid, das weiß ich nicht. 3. Es tut mir leid, dass ich Ihnen nicht helfen kann.</text:p>
          </table:table-cell>
        </table:table-row>
        <table:table-row table:style-name="ro1">
          <table:table-cell office:value-type="string">
            <text:p>leiden, leidet, litt, hat gelitten</text:p>
          </table:table-cell>
          <table:table-cell office:value-type="string">
            <text:p>sufrir,sufrir de,sufrir con/por,aguantar,tolerar</text:p>
          </table:table-cell>
          <table:table-cell office:value-type="string">
            <text:p>VERB</text:p>
          </table:table-cell>
          <table:table-cell office:value-type="string">
            <text:p>1. Hans leidet an einer schweren Krankheit. 2. Anna leidet sehr unter der Hitze.</text:p>
          </table:table-cell>
        </table:table-row>
        <table:table-row table:style-name="ro1">
          <table:table-cell office:value-type="string">
            <text:p>leihen, leiht, lieh, hat geliehen</text:p>
          </table:table-cell>
          <table:table-cell office:value-type="string">
            <text:p>prestar,aviar Cuba, Chil, Peru,tomar prestado de</text:p>
          </table:table-cell>
          <table:table-cell office:value-type="string">
            <text:p>VERB</text:p>
          </table:table-cell>
          <table:table-cell office:value-type="string">
            <text:p>1. Ich habe mir von meinem Bruder 50 Euro geliehen. 2. Kannst du mir bis morgen fünf Euro leihen? 3. Ich kann dir mein Fahrrad leihen. 4. Ich habe meinem Freund Geld geliehen. 5 Sie können das Buch in der Bibliothek ausleihen.</text:p>
          </table:table-cell>
        </table:table-row>
        <table:table-row table:style-name="ro1">
          <table:table-cell office:value-type="string">
            <text:p>leisten, leistet, leistete, hat geleistet</text:p>
          </table:table-cell>
          <table:table-cell office:value-type="string">
            <text:p>hacer,producir,rendir,prestar,efectuar,comprar(se),permitir(se),cometer</text:p>
          </table:table-cell>
          <table:table-cell office:value-type="string">
            <text:p>VERB</text:p>
          </table:table-cell>
          <table:table-cell office:value-type="string">
            <text:p>1. So ein teures Auto kann ich mir leider nicht leisten. 2. Bei einem Unfall muss jeder Erste Hilfe leisten.</text:p>
          </table:table-cell>
        </table:table-row>
        <table:table-row table:style-name="ro1">
          <table:table-cell office:value-type="string">
            <text:p>leiten, leitet, leitete, hat geleitet</text:p>
          </table:table-cell>
          <table:table-cell office:value-type="string">
            <text:p>dirigir,presidir,moderar,conducir, llevar,desviar</text:p>
          </table:table-cell>
          <table:table-cell office:value-type="string">
            <text:p>VERB</text:p>
          </table:table-cell>
          <table:table-cell office:value-type="string">
            <text:p>Wer leitet den Kurs?</text:p>
          </table:table-cell>
        </table:table-row>
        <table:table-row table:style-name="ro1">
          <table:table-cell office:value-type="string">
            <text:p>lernen, lernt, lernte, hat gelernt</text:p>
          </table:table-cell>
          <table:table-cell office:value-type="string">
            <text:p>aprender de,estudiar,estudiar, aprender,aprender para,estudiar para</text:p>
          </table:table-cell>
          <table:table-cell office:value-type="string">
            <text:p>VERB</text:p>
          </table:table-cell>
          <table:table-cell office:value-type="string">
            <text:p>1. Meine Kinder haben sehr gut Deutsch gelernt. 2. Wie lange lernen Sie schon Deutsch?</text:p>
          </table:table-cell>
        </table:table-row>
        <table:table-row table:style-name="ro1">
          <table:table-cell office:value-type="string">
            <text:p>lesen, liest, las, hat gelesen</text:p>
          </table:table-cell>
          <table:table-cell office:value-type="string">
            <text:p>leer,dar clase de,celebrar,cosechar, (re)coger</text:p>
          </table:table-cell>
          <table:table-cell office:value-type="string">
            <text:p>VERB</text:p>
          </table:table-cell>
          <table:table-cell office:value-type="string">
            <text:p>1. Ich habe gelesen, dass es ab heute Sonderangebote gibt. 2. Deine Schrift kann ich nicht gut lesen. 3. In der Schule lesen wir ein Buch von Goethe.</text:p>
          </table:table-cell>
        </table:table-row>
        <table:table-row table:style-name="ro1">
          <table:table-cell office:value-type="string">
            <text:p>lieben, liebt, liebte, hat geliebt</text:p>
          </table:table-cell>
          <table:table-cell office:value-type="string">
            <text:p>querer,amar elev,hacer el amor con,gustar</text:p>
          </table:table-cell>
          <table:table-cell office:value-type="string">
            <text:p>VERB</text:p>
          </table:table-cell>
          <table:table-cell office:value-type="string">
            <text:p>1. Ich liebe meine Familie. 2. Meine Frau liebt ihren Beruf. 3. Wir sind schon lange verheiratet, aber wir lieben uns immer noch.</text:p>
          </table:table-cell>
        </table:table-row>
        <table:table-row table:style-name="ro1">
          <table:table-cell office:value-type="string">
            <text:p>liefern, liefert, lieferte, hat geliefert</text:p>
          </table:table-cell>
          <table:table-cell office:value-type="string">
            <text:p>entregar,suministrar,proveer,producir,llevar a cabo,servir</text:p>
          </table:table-cell>
          <table:table-cell office:value-type="string">
            <text:p>VERB</text:p>
          </table:table-cell>
          <table:table-cell office:value-type="string">
            <text:p>Wir liefern Ihnen das Regal direkt ins Haus.</text:p>
          </table:table-cell>
        </table:table-row>
        <table:table-row table:style-name="ro1">
          <table:table-cell office:value-type="string">
            <text:p>liegen, liegt, lag, hat gelegen / ist gelegen</text:p>
          </table:table-cell>
          <table:table-cell office:value-type="string">
            <text:p>estar acostado, estar tumbado,estar, encontrarse,dar a,gustar, interesar,depender de,ser debido a</text:p>
          </table:table-cell>
          <table:table-cell office:value-type="string">
            <text:p>VERB</text:p>
          </table:table-cell>
          <table:table-cell office:value-type="string">
            <text:p>1. Der Brief liegt schon auf Ihrem Schreibtisch.2. Judith liegt noch im Bett. 3. Er liegt schon seit drei Wochen im Krankenhaus. 4. Frankfurt liegt am Main. 5. In den Bergen liegt schon Schnee.</text:p>
          </table:table-cell>
        </table:table-row>
        <table:table-row table:style-name="ro1">
          <table:table-cell office:value-type="string">
            <text:p>loben, lobt, lobte, hat gelobt</text:p>
          </table:table-cell>
          <table:table-cell office:value-type="string">
            <text:p>alabar por,elogiar</text:p>
          </table:table-cell>
          <table:table-cell office:value-type="string">
            <text:p>VERB</text:p>
          </table:table-cell>
          <table:table-cell office:value-type="string">
            <text:p>Ich habe alle Hausaufgaben gemacht. Der Lehrer hat mich heute gelobt.</text:p>
          </table:table-cell>
        </table:table-row>
        <table:table-row table:style-name="ro1">
          <table:table-cell office:value-type="string">
            <text:p>lohnen sich, lohnt sich, lohnte sich, hat sich gelohnt</text:p>
          </table:table-cell>
          <table:table-cell/>
          <table:table-cell office:value-type="string">
            <text:p>VERB</text:p>
          </table:table-cell>
          <table:table-cell office:value-type="string">
            <text:p>Für drei Tage zu meinen Eltern fahren lohnt sich nicht. Es ist zu weit.</text:p>
          </table:table-cell>
        </table:table-row>
        <table:table-row table:style-name="ro1">
          <table:table-cell office:value-type="string">
            <text:p>losfahren, fährt los, fuhr los, ist losgefahren</text:p>
          </table:table-cell>
          <table:table-cell office:value-type="string">
            <text:p>salir,ponerse en marcha</text:p>
          </table:table-cell>
          <table:table-cell office:value-type="string">
            <text:p>VERB</text:p>
          </table:table-cell>
          <table:table-cell office:value-type="string">
            <text:p>1. Los! Beeilt euch! 2. Gibt es ein Problem? Was ist denn los? 3. Achtung – fertig – los!Wir fahren um 8 Uhr los. Sei bitte pünktlich.</text:p>
          </table:table-cell>
        </table:table-row>
        <table:table-row table:style-name="ro1">
          <table:table-cell office:value-type="string">
            <text:p>löschen, löscht, löschte, hat gelöscht</text:p>
          </table:table-cell>
          <table:table-cell office:value-type="string">
            <text:p>apagar [oder extinguir] un incendio,apagar,borrar,cancelar,desembarcar</text:p>
          </table:table-cell>
          <table:table-cell office:value-type="string">
            <text:p>VERB</text:p>
          </table:table-cell>
          <table:table-cell office:value-type="string">
            <text:p>1. Du kannst die Datei löschen. Ich brauche sie nicht mehr.2. Das Feuer wurde schnell gelöscht.</text:p>
          </table:table-cell>
        </table:table-row>
        <table:table-row table:style-name="ro1">
          <table:table-cell office:value-type="string">
            <text:p>lösen, löst, löste, hat gelöst</text:p>
          </table:table-cell>
          <table:table-cell office:value-type="string">
            <text:p>despegar de,separar de,soltar,aflojar,destornillar,deshacer,resolver,descubrir,aclarar,anular,rescindir,sacar,disolver en</text:p>
          </table:table-cell>
          <table:table-cell office:value-type="string">
            <text:p>VERB</text:p>
          </table:table-cell>
          <table:table-cell office:value-type="string">
            <text:p>1. Wir müssen dieses Problem lösen. 2. Sie können die Fahrkarten auch am Automaten lösen.</text:p>
          </table:table-cell>
        </table:table-row>
        <table:table-row table:style-name="ro1">
          <table:table-cell office:value-type="string">
            <text:p>lügen, lügt, log, hat gelogen</text:p>
          </table:table-cell>
          <table:table-cell office:value-type="string">
            <text:p>mentir,macanear CSur,nagualear Mex</text:p>
          </table:table-cell>
          <table:table-cell office:value-type="string">
            <text:p>VERB</text:p>
          </table:table-cell>
          <table:table-cell office:value-type="string">
            <text:p>1. Du sollst nicht lügen. 2. Glaube nicht alles, was man dir sagt. Es ist oft gelogen.</text:p>
          </table:table-cell>
        </table:table-row>
        <table:table-row table:style-name="ro1">
          <table:table-cell office:value-type="string">
            <text:p>machen, macht, machte, hat gemacht</text:p>
          </table:table-cell>
          <table:table-cell office:value-type="string">
            <text:p>hacer,llevar a cabo,realizar,organizar,fabricar, producir,encender,representar,hacer, preparar,causar, producir,poner, hacer,nombrar,convertir en,transformar en,costar, ser,dar,ganar,provocar,hacer progresos, progresar,quedar,ponerse a,hacerse,prepararse</text:p>
          </table:table-cell>
          <table:table-cell office:value-type="string">
            <text:p>VERB</text:p>
          </table:table-cell>
          <table:table-cell office:value-type="string">
            <text:p>1. Was machst du am Wochenende? 2. Ich muss jetzt das Essen machen. 3. Ich habe die Betten noch nicht gemacht. 4. Soll ich dir die Suppe noch einmal warm machen? 5. Meine Arbeit macht mir viel Spaß. 6. Mach dir bitte keine Sorgen. 7. Was würden Sie an meiner Stelle machen? 8. Tut mir leid. Die Küche hat schon geschlossen. – Da kann man nichts machen. 9. Entschuldigung! – Das macht doch nichts. 10. Das macht zusammen 20 Euro.</text:p>
          </table:table-cell>
        </table:table-row>
        <table:table-row table:style-name="ro1">
          <table:table-cell office:value-type="string">
            <text:p>malen, malt, malte, hat gemalt</text:p>
          </table:table-cell>
          <table:table-cell office:value-type="string">
            <text:p>pintar,dibujar,retratar</text:p>
          </table:table-cell>
          <table:table-cell office:value-type="string">
            <text:p>VERB</text:p>
          </table:table-cell>
          <table:table-cell office:value-type="string">
            <text:p>Das Bild hat mein Vater gemalt.</text:p>
          </table:table-cell>
        </table:table-row>
        <table:table-row table:style-name="ro1">
          <table:table-cell office:value-type="string">
            <text:p>markieren, markiert, markierte, hat markiert</text:p>
          </table:table-cell>
          <table:table-cell office:value-type="string">
            <text:p>señalizar con,marcar con,simular, fingir</text:p>
          </table:table-cell>
          <table:table-cell office:value-type="string">
            <text:p>VERB</text:p>
          </table:table-cell>
          <table:table-cell office:value-type="string">
            <text:p>Hier ist unser Hotel. Ich markiere Ihnen auf dem Plan den Weg zum Bahnhof.</text:p>
          </table:table-cell>
        </table:table-row>
        <table:table-row table:style-name="ro1">
          <table:table-cell office:value-type="string">
            <text:p>meinen, meint, meinte, hat gemeint</text:p>
          </table:table-cell>
          <table:table-cell office:value-type="string">
            <text:p>pensar,creer,opinar,referirse a,decir,querer decir</text:p>
          </table:table-cell>
          <table:table-cell office:value-type="string">
            <text:p>VERB</text:p>
          </table:table-cell>
          <table:table-cell office:value-type="string">
            <text:p>1. Dieser Film ist gut. Was meinst du? 2. Ich meine, du solltest weniger rauchen.</text:p>
          </table:table-cell>
        </table:table-row>
        <table:table-row table:style-name="ro1">
          <table:table-cell office:value-type="string">
            <text:p>meist-, die meisten</text:p>
          </table:table-cell>
          <table:table-cell/>
          <table:table-cell office:value-type="string">
            <text:p>VERB</text:p>
          </table:table-cell>
          <table:table-cell office:value-type="string">
            <text:p>1. Wie gut kannst du Deutsch? – Das meiste verstehe ich. 2. Ich bin neu im Haus. Die meisten Nachbarn kenne ich noch nicht.</text:p>
          </table:table-cell>
        </table:table-row>
        <table:table-row table:style-name="ro1">
          <table:table-cell office:value-type="string">
            <text:p>melden, meldet, meldete, hat gemeldet</text:p>
          </table:table-cell>
          <table:table-cell office:value-type="string">
            <text:p>informar de,comunicar,notificar,dar parte de,denunciar,anunciar</text:p>
          </table:table-cell>
          <table:table-cell office:value-type="string">
            <text:p>VERB</text:p>
          </table:table-cell>
          <table:table-cell office:value-type="string">
            <text:p>1. Ich habe schon zweimal angerufen. Aber es meldet sich niemand.2. Den Unfall müssen Sie der Versicherung melden.3. Ich melde mich auf Ihre Anzeige. Sie wollen ein Sofa verkaufen?4. Warum hast du dich so lange nicht gemeldet? Warst du krank?</text:p>
          </table:table-cell>
        </table:table-row>
        <table:table-row table:style-name="ro1">
          <table:table-cell office:value-type="string">
            <text:p>merken, merkt, merkte, hat gemerkt</text:p>
          </table:table-cell>
          <table:table-cell office:value-type="string">
            <text:p>darse cuenta de,enterarse de,notar,sentir,retener,recordar</text:p>
          </table:table-cell>
          <table:table-cell office:value-type="string">
            <text:p>VERB</text:p>
          </table:table-cell>
          <table:table-cell office:value-type="string">
            <text:p>1. Ich habe nicht gemerkt, dass es schon so spät ist. Ich muss gehen. 2. Ich kann mir keine Zahlen merken. Ich vergesse sie sofort wieder.</text:p>
          </table:table-cell>
        </table:table-row>
        <table:table-row table:style-name="ro1">
          <table:table-cell office:value-type="string">
            <text:p>messen, misst, maß, hat gemessen</text:p>
          </table:table-cell>
          <table:table-cell office:value-type="string">
            <text:p>medir en relación con</text:p>
          </table:table-cell>
          <table:table-cell office:value-type="string">
            <text:p>VERB</text:p>
          </table:table-cell>
          <table:table-cell office:value-type="string">
            <text:p>1. Haben Sie schon Fieber gemessen? 2. Ich habe das Zimmer ausgemessen. Es sind genau 20 m2.</text:p>
          </table:table-cell>
        </table:table-row>
        <table:table-row table:style-name="ro1">
          <table:table-cell office:value-type="string">
            <text:p>mieten, mietet, mietete, hat gemietet</text:p>
          </table:table-cell>
          <table:table-cell office:value-type="string">
            <text:p>alquilar</text:p>
          </table:table-cell>
          <table:table-cell office:value-type="string">
            <text:p>VERB</text:p>
          </table:table-cell>
          <table:table-cell office:value-type="string">
            <text:p>1. Wir haben die Wohnung für drei Jahre gemietet.2. Im Urlaub haben wir ein Auto gemietet.</text:p>
          </table:table-cell>
        </table:table-row>
        <table:table-row table:style-name="ro1">
          <table:table-cell office:value-type="string">
            <text:p>mischen, mischt, mischte, hat gemischt</text:p>
          </table:table-cell>
          <table:table-cell office:value-type="string">
            <text:p>mezclar,barajar,preparar</text:p>
          </table:table-cell>
          <table:table-cell office:value-type="string">
            <text:p>VERB</text:p>
          </table:table-cell>
          <table:table-cell office:value-type="string">
            <text:p>1. Ich möchte ein gemischtes Eis mit Sahne.2. Wie möchten Sie das Geld? – Bitte gemischt, große und kleine Scheine.</text:p>
          </table:table-cell>
        </table:table-row>
        <table:table-row table:style-name="ro1">
          <table:table-cell office:value-type="string">
            <text:p>missverstehen, missversteht, missverstand, hat missverstanden</text:p>
          </table:table-cell>
          <table:table-cell office:value-type="string">
            <text:p>entender mal, malinterpretar</text:p>
          </table:table-cell>
          <table:table-cell office:value-type="string">
            <text:p>VERB</text:p>
          </table:table-cell>
          <table:table-cell office:value-type="string">
            <text:p>Sie haben mich missverstanden.</text:p>
          </table:table-cell>
        </table:table-row>
        <table:table-row table:style-name="ro1">
          <table:table-cell office:value-type="string">
            <text:p>mitteilen, teilt mit, teilte mit, hat mitgeteilt</text:p>
          </table:table-cell>
          <table:table-cell office:value-type="string">
            <text:p>comunicar, informar de</text:p>
          </table:table-cell>
          <table:table-cell office:value-type="string">
            <text:p>VERB</text:p>
          </table:table-cell>
          <table:table-cell office:value-type="string">
            <text:p>Den Prüfungstermin teilen wir Ihnen noch mit.</text:p>
          </table:table-cell>
        </table:table-row>
        <table:table-row table:style-name="ro1">
          <table:table-cell office:value-type="string">
            <text:p>möbliert </text:p>
          </table:table-cell>
          <table:table-cell/>
          <table:table-cell office:value-type="string">
            <text:p>VERB</text:p>
          </table:table-cell>
          <table:table-cell office:value-type="string">
            <text:p>Ich suche ein möbliertes Zimmer.</text:p>
          </table:table-cell>
        </table:table-row>
        <table:table-row table:style-name="ro1">
          <table:table-cell office:value-type="string">
            <text:p>mögen, mag, mochte, hat gemocht</text:p>
          </table:table-cell>
          <table:table-cell office:value-type="string">
            <text:p>querer, desear,querer,poder,ser posible</text:p>
          </table:table-cell>
          <table:table-cell office:value-type="string">
            <text:p>VERB</text:p>
          </table:table-cell>
          <table:table-cell office:value-type="string">
            <text:p>Ich mag keinen Reis. Möchtest du noch ein Stück Kuchen? Ich möchte gern Herrn Schmidt sprechen. Herr Müller, Sie möchten bitte sofort zum Chef kommen.</text:p>
          </table:table-cell>
        </table:table-row>
        <table:table-row table:style-name="ro1">
          <table:table-cell office:value-type="string">
            <text:p>müssen, muss, musste, hat gemusst/... müssen</text:p>
          </table:table-cell>
          <table:table-cell office:value-type="string">
            <text:p>tener que +inf,hay que +inf,ser necesario +inf,deber +inf</text:p>
          </table:table-cell>
          <table:table-cell office:value-type="string">
            <text:p>VERB</text:p>
          </table:table-cell>
          <table:table-cell office:value-type="string">
            <text:p>1. Wie lange müssen Sie arbeiten? 2. Sie müssen die Miete pünktlich überweisen. 3. Ich muss jeden Tag von 8 bis 18 Uhr arbeiten. 4. Du musst mich nicht abholen. Nur wenn du willst.</text:p>
          </table:table-cell>
        </table:table-row>
        <table:table-row table:style-name="ro1">
          <table:table-cell office:value-type="string">
            <text:p>nachdenken, denkt nach, dachte nach, hat nachgedacht</text:p>
          </table:table-cell>
          <table:table-cell office:value-type="string">
            <text:p>reflexionar sobre,pensar en</text:p>
          </table:table-cell>
          <table:table-cell office:value-type="string">
            <text:p>VERB</text:p>
          </table:table-cell>
          <table:table-cell office:value-type="string">
            <text:p>Ich weiß nicht, was ich machen soll. Ich muss nachdenken.</text:p>
          </table:table-cell>
        </table:table-row>
        <table:table-row table:style-name="ro1">
          <table:table-cell office:value-type="string">
            <text:p>nachholen, holt nach, holte nach, hat nachgeholt</text:p>
          </table:table-cell>
          <table:table-cell office:value-type="string">
            <text:p>hacer venir,buscar más tarde,recuperar</text:p>
          </table:table-cell>
          <table:table-cell office:value-type="string">
            <text:p>VERB</text:p>
          </table:table-cell>
          <table:table-cell office:value-type="string">
            <text:p>1. Ich möchte gerne meine Familie nach Deutschland nachholen. 2. Sie können die Prüfung nächsten Monat nachholen.</text:p>
          </table:table-cell>
        </table:table-row>
        <table:table-row table:style-name="ro1">
          <table:table-cell office:value-type="string">
            <text:p>nachschlagen, schlägt nach, schlug nach, hat nachgeschlagen</text:p>
          </table:table-cell>
          <table:table-cell office:value-type="string">
            <text:p>buscar,consultar</text:p>
          </table:table-cell>
          <table:table-cell office:value-type="string">
            <text:p>VERB</text:p>
          </table:table-cell>
          <table:table-cell office:value-type="string">
            <text:p>Ich kenne das Wort nicht. Das musst du im Wörterbuch nachschlagen.</text:p>
          </table:table-cell>
        </table:table-row>
        <table:table-row table:style-name="ro1">
          <table:table-cell office:value-type="string">
            <text:p>nähen, näht, nähte, hat genäht</text:p>
          </table:table-cell>
          <table:table-cell office:value-type="string">
            <text:p>coser,suturar</text:p>
          </table:table-cell>
          <table:table-cell office:value-type="string">
            <text:p>VERB</text:p>
          </table:table-cell>
          <table:table-cell office:value-type="string">
            <text:p>1. Meine Mutter näht ihre Kleider selbst. 2. Wir müssen die Wunde nähen.</text:p>
          </table:table-cell>
        </table:table-row>
        <table:table-row table:style-name="ro1">
          <table:table-cell office:value-type="string">
            <text:p>nehmen, nimmt, nahm, hat genommen</text:p>
          </table:table-cell>
          <table:table-cell office:value-type="string">
            <text:p>coger,aceptar, tomar,pedir,cobrar,quitar,sacar,tomar, usar,tomar</text:p>
          </table:table-cell>
          <table:table-cell office:value-type="string">
            <text:p>VERB</text:p>
          </table:table-cell>
          <table:table-cell office:value-type="string">
            <text:p>1. Was möchten Sie? – Ich nehme einen Salat.2. Nehmen Sie die Tabletten vor dem Essen! 3. Wer hat die Flasche aus dem Kühlschrank genommen? 4. Sollen wir ein Taxi nehmen? 5. In diesem Jahr kann ich meinen Urlaub erst im Oktober nehmen.</text:p>
          </table:table-cell>
        </table:table-row>
        <table:table-row table:style-name="ro1">
          <table:table-cell office:value-type="string">
            <text:p>nennen, nennt, nannte, hat genannt</text:p>
          </table:table-cell>
          <table:table-cell office:value-type="string">
            <text:p>llamar,decir,recomendar,mencionar,llamar, denominar</text:p>
          </table:table-cell>
          <table:table-cell office:value-type="string">
            <text:p>VERB</text:p>
          </table:table-cell>
          <table:table-cell office:value-type="string">
            <text:p>1. Mein Freund heißt Alexander, aber alle nennen ihn Alex. 2. Wie nennt man dieses Gerät?</text:p>
          </table:table-cell>
        </table:table-row>
        <table:table-row table:style-name="ro1">
          <table:table-cell office:value-type="string">
            <text:p>Not, -"e</text:p>
          </table:table-cell>
          <table:table-cell office:value-type="string">
            <text:p>escasez f de,falta f de,miseria f,pobreza f,necesidad f,urgencia f,apuro m,situación f apurada,pena f,problem(ill)as m pl,apuros m pl</text:p>
          </table:table-cell>
          <table:table-cell office:value-type="string">
            <text:p>VERB</text:p>
          </table:table-cell>
          <table:table-cell office:value-type="string">
            <text:p>Die Menschen im Katastrophengebiet leiden große Not.</text:p>
          </table:table-cell>
        </table:table-row>
        <table:table-row table:style-name="ro1">
          <table:table-cell office:value-type="string">
            <text:p>nutzen, nutzt, nutzte, hat genutzt</text:p>
          </table:table-cell>
          <table:table-cell office:value-type="string">
            <text:p>servir,aprovechar,utilizar, aprovechar</text:p>
          </table:table-cell>
          <table:table-cell office:value-type="string">
            <text:p>VERB</text:p>
          </table:table-cell>
          <table:table-cell office:value-type="string">
            <text:p>Nutzen Sie unser Angebot.</text:p>
          </table:table-cell>
        </table:table-row>
        <table:table-row table:style-name="ro1">
          <table:table-cell office:value-type="string">
            <text:p>nützen, nützt, nützte, hat genützt</text:p>
          </table:table-cell>
          <table:table-cell/>
          <table:table-cell office:value-type="string">
            <text:p>VERB</text:p>
          </table:table-cell>
          <table:table-cell office:value-type="string">
            <text:p>Ich habe jeden Tag eine Tablette genommen. Aber es hat nichts genützt.</text:p>
          </table:table-cell>
        </table:table-row>
        <table:table-row table:style-name="ro1">
          <table:table-cell office:value-type="string">
            <text:p>öffnen, öffnet, öffnete, hat geöffnet</text:p>
          </table:table-cell>
          <table:table-cell office:value-type="string">
            <text:p>abrir</text:p>
          </table:table-cell>
          <table:table-cell office:value-type="string">
            <text:p>VERB</text:p>
          </table:table-cell>
          <table:table-cell office:value-type="string">
            <text:p>1. Wann öffnen die Geschäfte? 2. Kannst du bitte das Fenster öffnen? 3. Kannst Du mir helfen? Ich kann die Dose nicht öffnen. 4. Du öffnest die Datei mit einem Doppelklick. 5. Der Laden ist samstags bis 16 Uhr geöffnet. 6. Bis wann haben Sie geöffnet?</text:p>
          </table:table-cell>
        </table:table-row>
        <table:table-row table:style-name="ro1">
          <table:table-cell office:value-type="string">
            <text:p>operieren, operiert, operierte, hat operiert</text:p>
          </table:table-cell>
          <table:table-cell office:value-type="string">
            <text:p>operar, intervenir quirúrgicamente,operar,proceder, operar,operar de</text:p>
          </table:table-cell>
          <table:table-cell office:value-type="string">
            <text:p>VERB</text:p>
          </table:table-cell>
          <table:table-cell office:value-type="string">
            <text:p>Wir müssen das Knie sofort operieren.</text:p>
          </table:table-cell>
        </table:table-row>
        <table:table-row table:style-name="ro1">
          <table:table-cell office:value-type="string">
            <text:p>ordnen, ordnet, ordnete, hat geordnet</text:p>
          </table:table-cell>
          <table:table-cell office:value-type="string">
            <text:p>ordenar,poner en orden,archivar</text:p>
          </table:table-cell>
          <table:table-cell office:value-type="string">
            <text:p>VERB</text:p>
          </table:table-cell>
          <table:table-cell office:value-type="string">
            <text:p>Letztes Wochenende habe ich meine Papiere geordnet.</text:p>
          </table:table-cell>
        </table:table-row>
        <table:table-row table:style-name="ro1">
          <table:table-cell office:value-type="string">
            <text:p>organisieren, organisiert, organisierte, hat organisiert</text:p>
          </table:table-cell>
          <table:table-cell office:value-type="string">
            <text:p>organizar,proporcionar,robar, mangar</text:p>
          </table:table-cell>
          <table:table-cell office:value-type="string">
            <text:p>VERB</text:p>
          </table:table-cell>
          <table:table-cell office:value-type="string">
            <text:p>Für den nächsten Sommerurlaub habe ich schon alles organisiert.</text:p>
          </table:table-cell>
        </table:table-row>
        <table:table-row table:style-name="ro1">
          <table:table-cell office:value-type="string">
            <text:p>packen, packt, packte, hat gepackt</text:p>
          </table:table-cell>
          <table:table-cell office:value-type="string">
            <text:p>coger por,agarrar por,poner en,meter en,entonelar en,envasar en,envolver en,entusiasmar,cautivar,sobrecoger,conseguir, lograr,entender, captar,hacer las maletas</text:p>
          </table:table-cell>
          <table:table-cell office:value-type="string">
            <text:p>VERB</text:p>
          </table:table-cell>
          <table:table-cell office:value-type="string">
            <text:p>Ich muss noch meinen Koffer packen.</text:p>
          </table:table-cell>
        </table:table-row>
        <table:table-row table:style-name="ro1">
          <table:table-cell office:value-type="string">
            <text:p>parken, parkt, parkte, hat geparkt</text:p>
          </table:table-cell>
          <table:table-cell office:value-type="string">
            <text:p>aparcar,estacionar</text:p>
          </table:table-cell>
          <table:table-cell office:value-type="string">
            <text:p>VERB</text:p>
          </table:table-cell>
          <table:table-cell office:value-type="string">
            <text:p>1. Hier dürfen Sie nicht parken. 2. Hier ist Parken verboten.</text:p>
          </table:table-cell>
        </table:table-row>
        <table:table-row table:style-name="ro1">
          <table:table-cell office:value-type="string">
            <text:p>passen, passt, passte, hat gepasst</text:p>
          </table:table-cell>
          <table:table-cell office:value-type="string">
            <text:p>sentar [oder estar] bien,caber en,entrar en,ajustarse a,pegar con,encajar con en,venir bien, convenir,pasar,no poder contestar,encajar</text:p>
          </table:table-cell>
          <table:table-cell office:value-type="string">
            <text:p>VERB</text:p>
          </table:table-cell>
          <table:table-cell office:value-type="string">
            <text:p>1. Der Pullover passt mir nicht mehr. 2. Der Schlüssel passt nicht ins Schloss. 3. Wann soll ich kommen? Passt es Ihnen morgen Abend?</text:p>
          </table:table-cell>
        </table:table-row>
        <table:table-row table:style-name="ro1">
          <table:table-cell office:value-type="string">
            <text:p>passieren, passiert, passierte, ist passiert</text:p>
          </table:table-cell>
          <table:table-cell office:value-type="string">
            <text:p>pasar,cruzar, atravesar,tamizar</text:p>
          </table:table-cell>
          <table:table-cell office:value-type="string">
            <text:p>VERB</text:p>
          </table:table-cell>
          <table:table-cell office:value-type="string">
            <text:p>1. Entschuldigung! – Kein Problem. Es ist nichts passiert. 2. Wie ist der Unfall passiert? 3. Man hat mir die Brieftasche gestohlen. – Das ist mir auch schon passiert.</text:p>
          </table:table-cell>
        </table:table-row>
        <table:table-row table:style-name="ro1">
          <table:table-cell office:value-type="string">
            <text:p>pensioniert</text:p>
          </table:table-cell>
          <table:table-cell/>
          <table:table-cell office:value-type="string">
            <text:p>VERB</text:p>
          </table:table-cell>
          <table:table-cell office:value-type="string">
            <text:p>Mein Nachbar ist seit drei Jahren pensioniert.</text:p>
          </table:table-cell>
        </table:table-row>
        <table:table-row table:style-name="ro1">
          <table:table-cell office:value-type="string">
            <text:p>pflegen, pflegt, pflegte, hat gepflegt</text:p>
          </table:table-cell>
          <table:table-cell office:value-type="string">
            <text:p>cuidar,atender,asistir elev,conservar,mantener,cultivar,ejercer,soler +inf</text:p>
          </table:table-cell>
          <table:table-cell office:value-type="string">
            <text:p>VERB</text:p>
          </table:table-cell>
          <table:table-cell office:value-type="string">
            <text:p>Meine Mutter ist sehr krank. Ich muss sie pflegen.</text:p>
          </table:table-cell>
        </table:table-row>
        <table:table-row table:style-name="ro1">
          <table:table-cell office:value-type="string">
            <text:p>planen, plant, plante, hat geplant</text:p>
          </table:table-cell>
          <table:table-cell office:value-type="string">
            <text:p>proyectar,tener la intención de,planear,planificar</text:p>
          </table:table-cell>
          <table:table-cell office:value-type="string">
            <text:p>VERB</text:p>
          </table:table-cell>
          <table:table-cell office:value-type="string">
            <text:p>1. Wir haben geplant, diesmal im Urlaub nach österreich zu fahren. 2. Unser Familientreffen ist für Juni geplant.</text:p>
          </table:table-cell>
        </table:table-row>
        <table:table-row table:style-name="ro1">
          <table:table-cell office:value-type="string">
            <text:p>präsentieren </text:p>
          </table:table-cell>
          <table:table-cell office:value-type="string">
            <text:p>presentar</text:p>
          </table:table-cell>
          <table:table-cell office:value-type="string">
            <text:p>VERB</text:p>
          </table:table-cell>
          <table:table-cell office:value-type="string">
            <text:p>Präsentieren Sie Ihre Ergebnisse bitte im Kurs.</text:p>
          </table:table-cell>
        </table:table-row>
        <table:table-row table:style-name="ro1">
          <table:table-cell office:value-type="string">
            <text:p>probieren, probiert, probierte, hat probiert</text:p>
          </table:table-cell>
          <table:table-cell office:value-type="string">
            <text:p>probar,probar, degustar</text:p>
          </table:table-cell>
          <table:table-cell office:value-type="string">
            <text:p>VERB</text:p>
          </table:table-cell>
          <table:table-cell office:value-type="string">
            <text:p>1. Haben Sie dieses Mittel schon einmal probiert?2. Möchten Sie den Käse mal probieren? 3. Ich habe probiert, die Zeitung zu lesen, aber es war zu schwer.</text:p>
          </table:table-cell>
        </table:table-row>
        <table:table-row table:style-name="ro1">
          <table:table-cell office:value-type="string">
            <text:p>produzieren, produziert, produzierte, hat produziert</text:p>
          </table:table-cell>
          <table:table-cell office:value-type="string">
            <text:p>producir</text:p>
          </table:table-cell>
          <table:table-cell office:value-type="string">
            <text:p>VERB</text:p>
          </table:table-cell>
          <table:table-cell office:value-type="string">
            <text:p>Unsere Firma produziert Feuerzeuge.</text:p>
          </table:table-cell>
        </table:table-row>
        <table:table-row table:style-name="ro1">
          <table:table-cell office:value-type="string">
            <text:p>protestieren, protestiert, protestierte, hat protestiert</text:p>
          </table:table-cell>
          <table:table-cell office:value-type="string">
            <text:p>protestar,levantar un protesto</text:p>
          </table:table-cell>
          <table:table-cell office:value-type="string">
            <text:p>VERB</text:p>
          </table:table-cell>
          <table:table-cell office:value-type="string">
            <text:p>Wir protestieren gegen die langen Arbeitszeiten.</text:p>
          </table:table-cell>
        </table:table-row>
        <table:table-row table:style-name="ro1">
          <table:table-cell office:value-type="string">
            <text:p>prüfen, prüft, prüfte, hat geprüft</text:p>
          </table:table-cell>
          <table:table-cell office:value-type="string">
            <text:p>examinar,comprobar,verificar,castigar</text:p>
          </table:table-cell>
          <table:table-cell office:value-type="string">
            <text:p>VERB</text:p>
          </table:table-cell>
          <table:table-cell office:value-type="string">
            <text:p>Bitte prüfen Sie sofort, ob die Rechnung stimmt.</text:p>
          </table:table-cell>
        </table:table-row>
        <table:table-row table:style-name="ro1">
          <table:table-cell office:value-type="string">
            <text:p>putzen, putzt, putzte, hat geputzt</text:p>
          </table:table-cell>
          <table:table-cell office:value-type="string">
            <text:p>limpiar,fregar</text:p>
          </table:table-cell>
          <table:table-cell office:value-type="string">
            <text:p>VERB</text:p>
          </table:table-cell>
          <table:table-cell office:value-type="string">
            <text:p>1. Ich muss heute noch die Wohnung putzen.2. Hast du dir schon die Zähne geputzt?</text:p>
          </table:table-cell>
        </table:table-row>
        <table:table-row table:style-name="ro1">
          <table:table-cell office:value-type="string">
            <text:p>Rad fahren, fährt Rad, fuhr Rad, ist Rad gefahren</text:p>
          </table:table-cell>
          <table:table-cell/>
          <table:table-cell office:value-type="string">
            <text:p>VERB</text:p>
          </table:table-cell>
          <table:table-cell office:value-type="string">
            <text:p>Am Sonntag fahren wir oft Rad.</text:p>
          </table:table-cell>
        </table:table-row>
        <table:table-row table:style-name="ro1">
          <table:table-cell office:value-type="string">
            <text:p>rasieren, rasiert, rasierte, hat rasiert</text:p>
          </table:table-cell>
          <table:table-cell office:value-type="string">
            <text:p>afeitar</text:p>
          </table:table-cell>
          <table:table-cell office:value-type="string">
            <text:p>VERB</text:p>
          </table:table-cell>
          <table:table-cell office:value-type="string">
            <text:p>Ich komme gleich. Ich muss mich nur noch schnell rasieren.</text:p>
          </table:table-cell>
        </table:table-row>
        <table:table-row table:style-name="ro1">
          <table:table-cell office:value-type="string">
            <text:p>raten, rät, riet, hat geraten</text:p>
          </table:table-cell>
          <table:table-cell office:value-type="string">
            <text:p>recomendar, aconsejar,adivinar</text:p>
          </table:table-cell>
          <table:table-cell office:value-type="string">
            <text:p>VERB</text:p>
          </table:table-cell>
          <table:table-cell office:value-type="string">
            <text:p>1. Ich möchte billig Urlaub machen. Was raten Sie mir?2. Rate mal, wen ich heute getroffen habe! Deinen Lehrer.</text:p>
          </table:table-cell>
        </table:table-row>
        <table:table-row table:style-name="ro1">
          <table:table-cell office:value-type="string">
            <text:p>Ratschlag, -"e</text:p>
          </table:table-cell>
          <table:table-cell office:value-type="string">
            <text:p>consejo m</text:p>
          </table:table-cell>
          <table:table-cell office:value-type="string">
            <text:p>VERB</text:p>
          </table:table-cell>
          <table:table-cell office:value-type="string">
            <text:p>Meine Tochter nimmt meine Ratschläge nicht an.</text:p>
          </table:table-cell>
        </table:table-row>
        <table:table-row table:style-name="ro1">
          <table:table-cell office:value-type="string">
            <text:p>rauchen, raucht, rauchte, hat geraucht</text:p>
          </table:table-cell>
          <table:table-cell office:value-type="string">
            <text:p>fumar,pitar AmS,humear, echar humo</text:p>
          </table:table-cell>
          <table:table-cell office:value-type="string">
            <text:p>VERB</text:p>
          </table:table-cell>
          <table:table-cell office:value-type="string">
            <text:p>1. Hier ist Rauchen verboten! 2. Stört es Sie, wenn ich rauche?</text:p>
          </table:table-cell>
        </table:table-row>
        <table:table-row table:style-name="ro1">
          <table:table-cell office:value-type="string">
            <text:p>reagieren, reagiert, reagierte, hat reagiert</text:p>
          </table:table-cell>
          <table:table-cell office:value-type="string">
            <text:p>reaccionar a/ante,producir una reacción,hacer reaccionar</text:p>
          </table:table-cell>
          <table:table-cell office:value-type="string">
            <text:p>VERB</text:p>
          </table:table-cell>
          <table:table-cell office:value-type="string">
            <text:p>Ich habe dem Vermieter geschrieben, aber er hat noch nicht reagiert.</text:p>
          </table:table-cell>
        </table:table-row>
        <table:table-row table:style-name="ro1">
          <table:table-cell office:value-type="string">
            <text:p>rechnen, rechnet, rechnete, hat gerechnet</text:p>
          </table:table-cell>
          <table:table-cell office:value-type="string">
            <text:p>calcular,contar con,economizar,hacer,contar entre,incluir entre,calcular para</text:p>
          </table:table-cell>
          <table:table-cell office:value-type="string">
            <text:p>VERB</text:p>
          </table:table-cell>
          <table:table-cell office:value-type="string">
            <text:p>1. Meine Tochter kann gut rechnen. 2. Sie hat in Rechnen eine Eins. 3. Mit solchen Schwierigkeiten hatten wir nicht gerechnet.</text:p>
          </table:table-cell>
        </table:table-row>
        <table:table-row table:style-name="ro1">
          <table:table-cell office:value-type="string">
            <text:p>reden, redet, redete, hat geredet</text:p>
          </table:table-cell>
          <table:table-cell office:value-type="string">
            <text:p>hablar con sobre de,pronunciar un discurso sobre,hablar</text:p>
          </table:table-cell>
          <table:table-cell office:value-type="string">
            <text:p>VERB</text:p>
          </table:table-cell>
          <table:table-cell office:value-type="string">
            <text:p>1. Worüber habt ihr gestern geredet? 2. Kann ich mal kurz mit dir reden?</text:p>
          </table:table-cell>
        </table:table-row>
        <table:table-row table:style-name="ro1">
          <table:table-cell office:value-type="string">
            <text:p>reduzieren, reduziert, reduzierte, hat reduziert</text:p>
          </table:table-cell>
          <table:table-cell office:value-type="string">
            <text:p>reducir a</text:p>
          </table:table-cell>
          <table:table-cell office:value-type="string">
            <text:p>VERB</text:p>
          </table:table-cell>
          <table:table-cell office:value-type="string">
            <text:p>1. Wir haben jetzt unsere Preise reduziert.2. Ist dieser Pullover auch reduziert?</text:p>
          </table:table-cell>
        </table:table-row>
        <table:table-row table:style-name="ro1">
          <table:table-cell office:value-type="string">
            <text:p>regeln, regelt, regelte, hat geregelt</text:p>
          </table:table-cell>
          <table:table-cell office:value-type="string">
            <text:p>regular,fijar,arreglar,reglamentar</text:p>
          </table:table-cell>
          <table:table-cell office:value-type="string">
            <text:p>VERB</text:p>
          </table:table-cell>
          <table:table-cell office:value-type="string">
            <text:p>Die Ampel ist kaputt. Ein Polizist regelt den Verkehr.</text:p>
          </table:table-cell>
        </table:table-row>
        <table:table-row table:style-name="ro1">
          <table:table-cell office:value-type="string">
            <text:p>regnen, es regnet, es regnete, es hat geregnet</text:p>
          </table:table-cell>
          <table:table-cell office:value-type="string">
            <text:p>llover</text:p>
          </table:table-cell>
          <table:table-cell office:value-type="string">
            <text:p>VERB</text:p>
          </table:table-cell>
          <table:table-cell office:value-type="string">
            <text:p>Es hat gestern den ganzen Tag geregnet.</text:p>
          </table:table-cell>
        </table:table-row>
        <table:table-row table:style-name="ro1">
          <table:table-cell office:value-type="string">
            <text:p>reichen, reicht, reichte, hat gereicht</text:p>
          </table:table-cell>
          <table:table-cell office:value-type="string">
            <text:p>bastar, ser suficiente,llegar a,elevarse hasta,servir</text:p>
          </table:table-cell>
          <table:table-cell office:value-type="string">
            <text:p>VERB</text:p>
          </table:table-cell>
          <table:table-cell office:value-type="string">
            <text:p>1. Ich nehme nur eine Suppe. Das reicht mir.2. Wie lange reicht unser öl noch? Ich glaube, wir müssen neues bestellen.</text:p>
          </table:table-cell>
        </table:table-row>
        <table:table-row table:style-name="ro1">
          <table:table-cell office:value-type="string">
            <text:p>reinigen, reinigt, reinigte, hat gereinigt</text:p>
          </table:table-cell>
          <table:table-cell office:value-type="string">
            <text:p>limpiar,depurar,lavar en seco</text:p>
          </table:table-cell>
          <table:table-cell office:value-type="string">
            <text:p>VERB</text:p>
          </table:table-cell>
          <table:table-cell office:value-type="string">
            <text:p>Ich möchte diesen Anzug reinigen lassen.</text:p>
          </table:table-cell>
        </table:table-row>
        <table:table-row table:style-name="ro1">
          <table:table-cell office:value-type="string">
            <text:p>reisen, reist, reiste, ist gereist</text:p>
          </table:table-cell>
          <table:table-cell office:value-type="string">
            <text:p>viajar a,ir a,pasar por</text:p>
          </table:table-cell>
          <table:table-cell office:value-type="string">
            <text:p>VERB</text:p>
          </table:table-cell>
          <table:table-cell office:value-type="string">
            <text:p>Ich reise gern.</text:p>
          </table:table-cell>
        </table:table-row>
        <table:table-row table:style-name="ro1">
          <table:table-cell office:value-type="string">
            <text:p>reiten, reitet, ritt, ist geritten</text:p>
          </table:table-cell>
          <table:table-cell office:value-type="string">
            <text:p>montar a caballo, cabalgar,practicar equitación,montar</text:p>
          </table:table-cell>
          <table:table-cell office:value-type="string">
            <text:p>VERB</text:p>
          </table:table-cell>
          <table:table-cell office:value-type="string">
            <text:p>Meine Tochter möchte gerne reiten lernen.</text:p>
          </table:table-cell>
        </table:table-row>
        <table:table-row table:style-name="ro1">
          <table:table-cell office:value-type="string">
            <text:p>rennen, rennt, rannte, ist gerannt</text:p>
          </table:table-cell>
          <table:table-cell office:value-type="string">
            <text:p>correr</text:p>
          </table:table-cell>
          <table:table-cell office:value-type="string">
            <text:p>VERB</text:p>
          </table:table-cell>
          <table:table-cell office:value-type="string">
            <text:p>Ich bin sehr schnell gerannt, aber der Bus war schon weg.</text:p>
          </table:table-cell>
        </table:table-row>
        <table:table-row table:style-name="ro1">
          <table:table-cell office:value-type="string">
            <text:p>renovieren, renoviert, renovierte, hat renoviert</text:p>
          </table:table-cell>
          <table:table-cell office:value-type="string">
            <text:p>renovar</text:p>
          </table:table-cell>
          <table:table-cell office:value-type="string">
            <text:p>VERB</text:p>
          </table:table-cell>
          <table:table-cell office:value-type="string">
            <text:p>Wir müssen die Wohnung zuerst renovieren.</text:p>
          </table:table-cell>
        </table:table-row>
        <table:table-row table:style-name="ro1">
          <table:table-cell office:value-type="string">
            <text:p>reparieren, repariert, reparierte, hat repariert</text:p>
          </table:table-cell>
          <table:table-cell office:value-type="string">
            <text:p>arreglar,reparar</text:p>
          </table:table-cell>
          <table:table-cell office:value-type="string">
            <text:p>VERB</text:p>
          </table:table-cell>
          <table:table-cell office:value-type="string">
            <text:p>Das Fahrrad kann man leider nicht mehr reparieren.</text:p>
          </table:table-cell>
        </table:table-row>
        <table:table-row table:style-name="ro1">
          <table:table-cell office:value-type="string">
            <text:p>reservieren, reserviert, reservierte, hat reserviert</text:p>
          </table:table-cell>
          <table:table-cell office:value-type="string">
            <text:p>reservar</text:p>
          </table:table-cell>
          <table:table-cell office:value-type="string">
            <text:p>VERB</text:p>
          </table:table-cell>
          <table:table-cell office:value-type="string">
            <text:p>1. Dieser Tisch ist reserviert. 2. Bitte reservieren Sie mir ein Doppelzimmer. 3. Möchten Sie Plätze reservieren?</text:p>
          </table:table-cell>
        </table:table-row>
        <table:table-row table:style-name="ro1">
          <table:table-cell office:value-type="string">
            <text:p>retten, rettet, rettete, hat gerettet</text:p>
          </table:table-cell>
          <table:table-cell office:value-type="string">
            <text:p>salvar de,liberar de,rescatar de,proteger de/contra</text:p>
          </table:table-cell>
          <table:table-cell office:value-type="string">
            <text:p>VERB</text:p>
          </table:table-cell>
          <table:table-cell office:value-type="string">
            <text:p>Der Arzt konnte das Kind noch retten.</text:p>
          </table:table-cell>
        </table:table-row>
        <table:table-row table:style-name="ro1">
          <table:table-cell office:value-type="string">
            <text:p>riechen, riecht, roch, hat gerochen</text:p>
          </table:table-cell>
          <table:table-cell office:value-type="string">
            <text:p>oler a</text:p>
          </table:table-cell>
          <table:table-cell office:value-type="string">
            <text:p>VERB</text:p>
          </table:table-cell>
          <table:table-cell office:value-type="string">
            <text:p>1. Dieses Parfüm riecht sehr gut. 2. Im ganzen Haus riecht es nach Farbe. 3. Ich bin erkältet. Ich kann nichts riechen.</text:p>
          </table:table-cell>
        </table:table-row>
        <table:table-row table:style-name="ro1">
          <table:table-cell office:value-type="string">
            <text:p>rufen, ruft, rief, hat gerufen</text:p>
          </table:table-cell>
          <table:table-cell office:value-type="string">
            <text:p>llamar</text:p>
          </table:table-cell>
          <table:table-cell office:value-type="string">
            <text:p>VERB</text:p>
          </table:table-cell>
          <table:table-cell office:value-type="string">
            <text:p>1. Ruhe, bitte! 2. Lass mich jetzt endlich in Ruhe! 3. Ich brauche meine Ruhe.</text:p>
          </table:table-cell>
        </table:table-row>
        <table:table-row table:style-name="ro1">
          <table:table-cell office:value-type="string">
            <text:p>rühren, rührt, rührte, hat gerührt</text:p>
          </table:table-cell>
          <table:table-cell office:value-type="string">
            <text:p>remover,mezclar,mover,conmover,tener su origen en,deberse a</text:p>
          </table:table-cell>
          <table:table-cell office:value-type="string">
            <text:p>VERB</text:p>
          </table:table-cell>
          <table:table-cell office:value-type="string">
            <text:p>Die Suppe musst du gut umrühren.</text:p>
          </table:table-cell>
        </table:table-row>
        <table:table-row table:style-name="ro1">
          <table:table-cell office:value-type="string">
            <text:p>sagen, sagt, sagte, hat gesagt</text:p>
          </table:table-cell>
          <table:table-cell office:value-type="string">
            <text:p>decir acerca de/sobre de,expresar,comunicar,opinar de/sobre,añadir a</text:p>
          </table:table-cell>
          <table:table-cell office:value-type="string">
            <text:p>VERB</text:p>
          </table:table-cell>
          <table:table-cell office:value-type="string">
            <text:p>1. Entschuldigung! Was haben Sie gesagt? 2. Können Sie mir bitte sagen, wo hier ein Geldautomat ist? 3. Wie sagt man „sorry“ auf Deutsch? 4. Nicola hat geheiratet. Das hat sie mir gar nicht gesagt. 5. Sag mal, wie geht’s dir denn?</text:p>
          </table:table-cell>
        </table:table-row>
        <table:table-row table:style-name="ro1">
          <table:table-cell office:value-type="string">
            <text:p>sammeln, sammelt, sammelte, hat gesammelt</text:p>
          </table:table-cell>
          <table:table-cell office:value-type="string">
            <text:p>recoger,recolectar,recaudar,reunir,coleccionar</text:p>
          </table:table-cell>
          <table:table-cell office:value-type="string">
            <text:p>VERB</text:p>
          </table:table-cell>
          <table:table-cell office:value-type="string">
            <text:p>1. Mein Bruder sammelt Briefmarken. 2. Im Herbst sammeln wir im Wald Pilze.</text:p>
          </table:table-cell>
        </table:table-row>
        <table:table-row table:style-name="ro1">
          <table:table-cell office:value-type="string">
            <text:p>schaden, schadet, schadete, hat geschadet</text:p>
          </table:table-cell>
          <table:table-cell/>
          <table:table-cell office:value-type="string">
            <text:p>VERB</text:p>
          </table:table-cell>
          <table:table-cell office:value-type="string">
            <text:p>Ein kleines Glas Wein kann nicht schaden.</text:p>
          </table:table-cell>
        </table:table-row>
        <table:table-row table:style-name="ro1">
          <table:table-cell office:value-type="string">
            <text:p>schaffen, schafft, schaffte, hat geschafft</text:p>
          </table:table-cell>
          <table:table-cell office:value-type="string">
            <text:p>crear,fundar,establecer,hacer,causar,desarrollar,acabar,conseguir,lograr,(conseguir) llegar,terminarse,comerse,agotar,hacer polvo,llevar,trabajar,currar fam,laburar Arg fam</text:p>
          </table:table-cell>
          <table:table-cell office:value-type="string">
            <text:p>VERB</text:p>
          </table:table-cell>
          <table:table-cell office:value-type="string">
            <text:p>Kannst du mir helfen, die Party vorzu- bereiten? Ich schaffe das nicht allein.</text:p>
          </table:table-cell>
        </table:table-row>
        <table:table-row table:style-name="ro1">
          <table:table-cell office:value-type="string">
            <text:p>schalten, schaltet, schaltete, hat geschaltet</text:p>
          </table:table-cell>
          <table:table-cell office:value-type="string">
            <text:p>cambiar de marcha,ponerse,conectar con,hacer,actuar,caer (en la cuenta),reaccionar,conectar,encender,apagar,regular,intercalar</text:p>
          </table:table-cell>
          <table:table-cell office:value-type="string">
            <text:p>VERB</text:p>
          </table:table-cell>
          <table:table-cell office:value-type="string">
            <text:p>1. Schalten Sie bitte das Licht aus, wenn Sie gehen.2. Kannst du bitte den Fernseher einschalten. Jetzt kommen gleich die Nachrichten.3. Du musst jetzt in den ersten Gang schalten.</text:p>
          </table:table-cell>
        </table:table-row>
        <table:table-row table:style-name="ro1">
          <table:table-cell office:value-type="string">
            <text:p>schätzen, schätzt, schätzte, hat geschätzt</text:p>
          </table:table-cell>
          <table:table-cell office:value-type="string">
            <text:p>valorar en,evaluar en,calcular,calcular, suponer,apreciar</text:p>
          </table:table-cell>
          <table:table-cell office:value-type="string">
            <text:p>VERB</text:p>
          </table:table-cell>
          <table:table-cell office:value-type="string">
            <text:p>Wie alt ist der Chef? – Ich weiß nicht, ich schätze, um die Fünfzig.</text:p>
          </table:table-cell>
        </table:table-row>
        <table:table-row table:style-name="ro1">
          <table:table-cell office:value-type="string">
            <text:p>schauen, schaut, schaute, hat geschaut</text:p>
          </table:table-cell>
          <table:table-cell office:value-type="string">
            <text:p>mirar,atender a,mirar por</text:p>
          </table:table-cell>
          <table:table-cell office:value-type="string">
            <text:p>VERB</text:p>
          </table:table-cell>
          <table:table-cell office:value-type="string">
            <text:p>Schau mal! Da vorne ist noch ein Platz frei.</text:p>
          </table:table-cell>
        </table:table-row>
        <table:table-row table:style-name="ro1">
          <table:table-cell office:value-type="string">
            <text:p>scheiden lassen sich, lässt sich scheiden, ließ sich scheiden, hat sich scheiden lassen</text:p>
          </table:table-cell>
          <table:table-cell/>
          <table:table-cell office:value-type="string">
            <text:p>VERB</text:p>
          </table:table-cell>
          <table:table-cell office:value-type="string">
            <text:p>Meine Nachbarn haben sich scheiden lassen.</text:p>
          </table:table-cell>
        </table:table-row>
        <table:table-row table:style-name="ro1">
          <table:table-cell office:value-type="string">
            <text:p>geschieden sein, ist geschieden, war geschieden</text:p>
          </table:table-cell>
          <table:table-cell/>
          <table:table-cell office:value-type="string">
            <text:p>VERB</text:p>
          </table:table-cell>
          <table:table-cell office:value-type="string">
            <text:p>Meine Kollegin ist geschieden.</text:p>
          </table:table-cell>
        </table:table-row>
        <table:table-row table:style-name="ro1">
          <table:table-cell office:value-type="string">
            <text:p>scheinen, scheint, schien, hat geschienen</text:p>
          </table:table-cell>
          <table:table-cell office:value-type="string">
            <text:p>brillar,parecer</text:p>
          </table:table-cell>
          <table:table-cell office:value-type="string">
            <text:p>VERB</text:p>
          </table:table-cell>
          <table:table-cell office:value-type="string">
            <text:p>1. Gestern hat es geregnet. Heute scheint wieder die Sonne.2. Mein Kollege scheint krank zu sein. Er war heute nicht im Büro.</text:p>
          </table:table-cell>
        </table:table-row>
        <table:table-row table:style-name="ro1">
          <table:table-cell office:value-type="string">
            <text:p>schenken, schenkt, schenkte, hat geschenkt</text:p>
          </table:table-cell>
          <table:table-cell office:value-type="string">
            <text:p>regalar,dedicar</text:p>
          </table:table-cell>
          <table:table-cell office:value-type="string">
            <text:p>VERB</text:p>
          </table:table-cell>
          <table:table-cell office:value-type="string">
            <text:p>Meiner Mutter haben wir zum Geburtstag Blumen geschenkt.</text:p>
          </table:table-cell>
        </table:table-row>
        <table:table-row table:style-name="ro1">
          <table:table-cell office:value-type="string">
            <text:p>schicken, schickt, schickte, hat geschickt</text:p>
          </table:table-cell>
          <table:table-cell office:value-type="string">
            <text:p>mandar, enviar</text:p>
          </table:table-cell>
          <table:table-cell office:value-type="string">
            <text:p>VERB</text:p>
          </table:table-cell>
          <table:table-cell office:value-type="string">
            <text:p>1. Ich habe meinen Freunden eine Einladung zur Hochzeit geschickt. 2. Schick mir doch eine E-Mail. 3. Wohin sollen wir das Paket schicken? 4. Ich habe meine Schwester zur Post geschickt. Sie soll ein Paket abholen.</text:p>
          </table:table-cell>
        </table:table-row>
        <table:table-row table:style-name="ro1">
          <table:table-cell office:value-type="string">
            <text:p>schieben, schiebt, schob, hat geschoben</text:p>
          </table:table-cell>
          <table:table-cell office:value-type="string">
            <text:p>traficar con,empujar,arrastrar,meter en</text:p>
          </table:table-cell>
          <table:table-cell office:value-type="string">
            <text:p>VERB</text:p>
          </table:table-cell>
          <table:table-cell office:value-type="string">
            <text:p>1. Leider ist mein Fahrrad kaputt- gegangen. Ich musste es nach Hause schieben.2. Wir können den Schrank links an die Wand schieben; dann haben wir mehr Platz.</text:p>
          </table:table-cell>
        </table:table-row>
        <table:table-row table:style-name="ro1">
          <table:table-cell office:value-type="string">
            <text:p>schießen, schießt, schoss, hat geschossen</text:p>
          </table:table-cell>
          <table:table-cell office:value-type="string">
            <text:p>disparar a/contra,tirar, lanzar,moverse como un rayo,brotar de,disparar,lanzar,matar (de un tiro),hacer, sacar</text:p>
          </table:table-cell>
          <table:table-cell office:value-type="string">
            <text:p>VERB</text:p>
          </table:table-cell>
          <table:table-cell office:value-type="string">
            <text:p>Unsere Mannschaft hat ein Tor geschossen.</text:p>
          </table:table-cell>
        </table:table-row>
        <table:table-row table:style-name="ro1">
          <table:table-cell office:value-type="string">
            <text:p>schimpfen, schimpft, schimpfte, hat geschimpft</text:p>
          </table:table-cell>
          <table:table-cell office:value-type="string">
            <text:p>reñir a,reprender a,echar una bronca a fam,echar pestes contra,criticar a,maldecir,decir palabrotas fam,llamar,tachar a,increpar,abroncar</text:p>
          </table:table-cell>
          <table:table-cell office:value-type="string">
            <text:p>VERB</text:p>
          </table:table-cell>
          <table:table-cell office:value-type="string">
            <text:p>1. Der Arzt hat mit mir geschimpft, weil ich zu wenig Sport mache. 2. Alle schimpfen auf das Wetter.</text:p>
          </table:table-cell>
        </table:table-row>
        <table:table-row table:style-name="ro1">
          <table:table-cell office:value-type="string">
            <text:p>Schinken, - </text:p>
          </table:table-cell>
          <table:table-cell office:value-type="string">
            <text:p>jamón m,mamotreto m,mamarracho m,peliculón m</text:p>
          </table:table-cell>
          <table:table-cell office:value-type="string">
            <text:p>VERB</text:p>
          </table:table-cell>
          <table:table-cell office:value-type="string">
            <text:p><text:s/>Bitte, ein Brötchen mit Schinken. </text:p>
          </table:table-cell>
        </table:table-row>
        <table:table-row table:style-name="ro1">
          <table:table-cell office:value-type="string">
            <text:p>schlafen, schläft, schlief, hat geschlafen</text:p>
          </table:table-cell>
          <table:table-cell office:value-type="string">
            <text:p>dormir,apolillar Arg: argot,dormirse</text:p>
          </table:table-cell>
          <table:table-cell office:value-type="string">
            <text:p>VERB</text:p>
          </table:table-cell>
          <table:table-cell office:value-type="string">
            <text:p>1. Haben Sie gut geschlafen? 2. Wenn Sie mal nach München kommen, können Sie bei uns schlafen. 3. Ich schlafe meistens nur sechs Stunden.</text:p>
          </table:table-cell>
        </table:table-row>
        <table:table-row table:style-name="ro1">
          <table:table-cell office:value-type="string">
            <text:p>schlagen, schlägt, schlug, hat geschlagen</text:p>
          </table:table-cell>
          <table:table-cell office:value-type="string">
            <text:p>golpear,asestar un golpe a,virar AmC, Ant,ganar a,comer,batir,clavar, fijar,hacer,cortar, talar,tocar,dar, tocar,capturar,darse con/contra/en,golpear contra/en,latir, palpitar,golpear en/contra,salir por,cantar,parecerse a</text:p>
          </table:table-cell>
          <table:table-cell office:value-type="string">
            <text:p>VERB</text:p>
          </table:table-cell>
          <table:table-cell office:value-type="string">
            <text:p>1. Wer hat den Weltmeister geschlagen? 2. Ich muss einen Nagel in die Wand schlagen. Wo ist der Hammer? 3. Sie dürfen Ihre Kinder nicht schlagen.</text:p>
          </table:table-cell>
        </table:table-row>
        <table:table-row table:style-name="ro1">
          <table:table-cell office:value-type="string">
            <text:p>schließen, schließt, schloss, hat geschlossen</text:p>
          </table:table-cell>
          <table:table-cell office:value-type="string">
            <text:p>cerrar,terminar,deducir de,derivar de,concluir,dar por terminado,clausurar,firmar,contraer,conectar a/con</text:p>
          </table:table-cell>
          <table:table-cell office:value-type="string">
            <text:p>VERB</text:p>
          </table:table-cell>
          <table:table-cell office:value-type="string">
            <text:p>1. Bitte, schließen Sie die Tür. 2. Die Tür schließt automatisch. 3. Die Banken sind am Samstag geschlossen. 4. Wir schließen um 20.00 Uhr. 5. Wann können wir den Mietvertrag schließen? 6. Ich hatte die Papiere in den Schreibtisch eingeschlossen. 7. Du kannst die Datei schließen.Ich bin fertig.</text:p>
          </table:table-cell>
        </table:table-row>
        <table:table-row table:style-name="ro1">
          <table:table-cell office:value-type="string">
            <text:p>schmecken, schmeckt, schmeckte, hat geschmeckt</text:p>
          </table:table-cell>
          <table:table-cell office:value-type="string">
            <text:p>saber a,tener sabor a,gustar,probar</text:p>
          </table:table-cell>
          <table:table-cell office:value-type="string">
            <text:p>VERB</text:p>
          </table:table-cell>
          <table:table-cell office:value-type="string">
            <text:p>1. Hat es Ihnen geschmeckt? 2. Die Suppe schmeckt nach Knoblauch. 3. Wie schmeckt ́s dir?</text:p>
          </table:table-cell>
        </table:table-row>
        <table:table-row table:style-name="ro1">
          <table:table-cell office:value-type="string">
            <text:p>schneien, es schneit, es schneite, es hat geschneit</text:p>
          </table:table-cell>
          <table:table-cell office:value-type="string">
            <text:p>nevar</text:p>
          </table:table-cell>
          <table:table-cell office:value-type="string">
            <text:p>VERB</text:p>
          </table:table-cell>
          <table:table-cell office:value-type="string">
            <text:p>Heute Nacht hat es geschneit.</text:p>
          </table:table-cell>
        </table:table-row>
        <table:table-row table:style-name="ro1">
          <table:table-cell office:value-type="string">
            <text:p>schneiden, schneidet, schnitt, hat geschnitten</text:p>
          </table:table-cell>
          <table:table-cell office:value-type="string">
            <text:p>cortar,grabar, tallar,montar,cruzar,ignorar</text:p>
          </table:table-cell>
          <table:table-cell office:value-type="string">
            <text:p>VERB</text:p>
          </table:table-cell>
          <table:table-cell office:value-type="string">
            <text:p>1. Das Messer schneidet nicht. 2. Hast du ein Pflaster? Ich habe mich geschnitten. 3. Wann lässt du deine Haare schneiden?</text:p>
          </table:table-cell>
        </table:table-row>
        <table:table-row table:style-name="ro1">
          <table:table-cell office:value-type="string">
            <text:p>schreiben, schreibt, schrieb, hat geschrieben</text:p>
          </table:table-cell>
          <table:table-cell office:value-type="string">
            <text:p>escribir en,plumear en AmC, Mex,anotar, apuntar</text:p>
          </table:table-cell>
          <table:table-cell office:value-type="string">
            <text:p>VERB</text:p>
          </table:table-cell>
          <table:table-cell office:value-type="string">
            <text:p>1. Meine Großmutter hat mir geschrieben.2. Ich schreibe dir eine E-Mail. 3. Mein Kugelschreiber schreibt nicht mehr. </text:p>
          </table:table-cell>
        </table:table-row>
        <table:table-row table:style-name="ro1">
          <table:table-cell office:value-type="string">
            <text:p>schreien, schreit, schrie, hat geschrien</text:p>
          </table:table-cell>
          <table:table-cell office:value-type="string">
            <text:p>gritar, dar [oder lanzar] gritos,chillar,vociferar,berrear,dar berridos,rebuznar,gritar,bramar</text:p>
          </table:table-cell>
          <table:table-cell office:value-type="string">
            <text:p>VERB</text:p>
          </table:table-cell>
          <table:table-cell office:value-type="string">
            <text:p>1. Kinder, hört bitte auf, so laut zu schreien. – Ich muss arbeiten.2. Unser Baby hat heute Nacht viel geschrien.</text:p>
          </table:table-cell>
        </table:table-row>
        <table:table-row table:style-name="ro1">
          <table:table-cell office:value-type="string">
            <text:p>schuld sein, ist schuld, war schuld, ist schuld gewesen</text:p>
          </table:table-cell>
          <table:table-cell/>
          <table:table-cell office:value-type="string">
            <text:p>VERB</text:p>
          </table:table-cell>
          <table:table-cell office:value-type="string">
            <text:p>Ich hatte einen Unfall. Aber ich war nicht schuld.</text:p>
          </table:table-cell>
        </table:table-row>
        <table:table-row table:style-name="ro1">
          <table:table-cell office:value-type="string">
            <text:p>schützen, schützt, schützte, hat geschützt</text:p>
          </table:table-cell>
          <table:table-cell office:value-type="string">
            <text:p>proteger de/contra,guardar de,proteger de,defender contra</text:p>
          </table:table-cell>
          <table:table-cell office:value-type="string">
            <text:p>VERB</text:p>
          </table:table-cell>
          <table:table-cell office:value-type="string">
            <text:p>Diese Impfung schützt vor Grippe.</text:p>
          </table:table-cell>
        </table:table-row>
        <table:table-row table:style-name="ro1">
          <table:table-cell office:value-type="string">
            <text:p>schwimmen, schwimmt, schwamm, ist geschwommen</text:p>
          </table:table-cell>
          <table:table-cell office:value-type="string">
            <text:p>nadar,flotar en</text:p>
          </table:table-cell>
          <table:table-cell office:value-type="string">
            <text:p>VERB</text:p>
          </table:table-cell>
          <table:table-cell office:value-type="string">
            <text:p>1. Ich gehe regelmäßig schwimmen. 2. Kannst du schwimmen?</text:p>
          </table:table-cell>
        </table:table-row>
        <table:table-row table:style-name="ro1">
          <table:table-cell office:value-type="string">
            <text:p>schwitzen, schwitzt, schwitzte, hat geschwitzt</text:p>
          </table:table-cell>
          <table:table-cell office:value-type="string">
            <text:p>sudar</text:p>
          </table:table-cell>
          <table:table-cell office:value-type="string">
            <text:p>VERB</text:p>
          </table:table-cell>
          <table:table-cell office:value-type="string">
            <text:p>Es war sehr heiß. Wir haben alle sehr geschwitzt.</text:p>
          </table:table-cell>
        </table:table-row>
        <table:table-row table:style-name="ro1">
          <table:table-cell office:value-type="string">
            <text:p>sehen, sieht, sah, hat gesehen</text:p>
          </table:table-cell>
          <table:table-cell office:value-type="string">
            <text:p>ver,mirar,asomar,notar</text:p>
          </table:table-cell>
          <table:table-cell office:value-type="string">
            <text:p>VERB</text:p>
          </table:table-cell>
          <table:table-cell office:value-type="string">
            <text:p>1. Ich sehe nicht gut. Ich brauche eine Brille.2. Ich habe einen schönen Film gesehen. 3. Wir haben uns lange nicht gesehen. 4. Darf ich mal Ihren Ausweis sehen? 5. Sieh mal! Es schneit.6. Ich komme gleich wieder, ich muss mal schnell nach dem Essen sehen. 7. Was machst du im Urlaub? – Ich weiß noch nicht. Mal sehen. 8. Du siehst deiner Mutter sehr ähnlich.</text:p>
          </table:table-cell>
        </table:table-row>
        <table:table-row table:style-name="ro3">
          <table:table-cell office:value-type="string">
            <text:p>sein, ist, war, ist gewesen</text:p>
          </table:table-cell>
          <table:table-cell office:value-type="string">
            <text:p>ser,tener,estar,haber,tener lugar, ser,hacer,ocurrir, suceder</text:p>
          </table:table-cell>
          <table:table-cell office:value-type="string">
            <text:p>VERB</text:p>
          </table:table-cell>
          <table:table-cell office:value-type="string">
            <text:p>1. <text:s text:c="7"/>Ich bin Mechaniker. 2. <text:s text:c="7"/>Das sind meine Kollegen. 3. <text:s text:c="7"/>Ich bin müde. 4. <text:s text:c="7"/>Mein Bruder ist jetzt</text:p>
            <text:p>fünfzehn Jahre alt. 5. <text:s text:c="7"/>Heute ist Montag. 6. <text:s text:c="7"/>Der Termin beim Zahnarzt</text:p>
            <text:p>ist erst übermorgen. 7. <text:s text:c="7"/>Um 11 Uhr ist Pause. 8. <text:s text:c="7"/>Herr Müller ist in seinem Zimmer. 9. <text:s text:c="7"/>Das Auto ist mir zu teuer. 10. Das ist schwer zu verstehen. 11. Mir ist kalt.</text:p>
          </table:table-cell>
        </table:table-row>
        <table:table-row table:style-name="ro1">
          <table:table-cell office:value-type="string">
            <text:p>senden, sendet, sendete/ sandte, hat gesendet/ hat gesandt</text:p>
          </table:table-cell>
          <table:table-cell office:value-type="string">
            <text:p>mandar a,enviar a,emitir,transmitir</text:p>
          </table:table-cell>
          <table:table-cell office:value-type="string">
            <text:p>VERB</text:p>
          </table:table-cell>
          <table:table-cell office:value-type="string">
            <text:p>1. Bitte senden Sie uns die Unterlagen per E-Mail. 2. Können Sie uns die Post bitte nachsenden?</text:p>
          </table:table-cell>
        </table:table-row>
        <table:table-row table:style-name="ro1">
          <table:table-cell office:value-type="string">
            <text:p>setzen, setzt, setzte, hat gesetzt</text:p>
          </table:table-cell>
          <table:table-cell office:value-type="string">
            <text:p>poner en/sobre,colocar en/sobre,sentar,plantar,instalar,erigir, levantar,izar,fijar, establecer,fijar, señalar,dar fam,poner,componer,apostar por,jugar</text:p>
          </table:table-cell>
          <table:table-cell office:value-type="string">
            <text:p>VERB</text:p>
          </table:table-cell>
          <table:table-cell office:value-type="string">
            <text:p>1. Darf ich mich zu Ihnen setzen? 2. Ich setze meine kleine Tochter immer auf den hohen Stuhl.</text:p>
          </table:table-cell>
        </table:table-row>
        <table:table-row table:style-name="ro1">
          <table:table-cell office:value-type="string">
            <text:p>sichern, sichert, sicherte, hat gesichert</text:p>
          </table:table-cell>
          <table:table-cell office:value-type="string">
            <text:p>proteger contra de,preservar contra de,salvaguardar contra de,poner a salvo,asegurar,garantizar,cerrar firmemente,poner el seguro,consolidar,afianzar,almacenar</text:p>
          </table:table-cell>
          <table:table-cell office:value-type="string">
            <text:p>VERB</text:p>
          </table:table-cell>
          <table:table-cell office:value-type="string">
            <text:p>Du musst immer alle Daten im Computer sichern.</text:p>
          </table:table-cell>
        </table:table-row>
        <table:table-row table:style-name="ro1">
          <table:table-cell office:value-type="string">
            <text:p>singen, singt, sang, hat gesungen</text:p>
          </table:table-cell>
          <table:table-cell office:value-type="string">
            <text:p>cantar</text:p>
          </table:table-cell>
          <table:table-cell office:value-type="string">
            <text:p>VERB</text:p>
          </table:table-cell>
          <table:table-cell office:value-type="string">
            <text:p>1. Ich singe gern. 2. Ich kann heute nicht singen,ich bin erkältet. 3. Wir haben gefeiert und Lieder gesungen.</text:p>
          </table:table-cell>
        </table:table-row>
        <table:table-row table:style-name="ro1">
          <table:table-cell office:value-type="string">
            <text:p>sinken, sinkt, sank, ist gesunken</text:p>
          </table:table-cell>
          <table:table-cell office:value-type="string">
            <text:p>descender,hundirse,bajar,disminuir</text:p>
          </table:table-cell>
          <table:table-cell office:value-type="string">
            <text:p>VERB</text:p>
          </table:table-cell>
          <table:table-cell office:value-type="string">
            <text:p>1. Das Schiff ist vor der Küste gesunken. 2. Der Preis ist um 3 % gesunken.</text:p>
          </table:table-cell>
        </table:table-row>
        <table:table-row table:style-name="ro1">
          <table:table-cell office:value-type="string">
            <text:p>sitzen, sitzt, saß, hat gesessen</text:p>
          </table:table-cell>
          <table:table-cell office:value-type="string">
            <text:p>estar sentado en en/al lado de,estar posado en,estar, hallarse,tener su sede en,quedar (bien),dar en el punto adecuado,hacer efecto,estar en chirona, pasar un tiempo a la sombra</text:p>
          </table:table-cell>
          <table:table-cell office:value-type="string">
            <text:p>VERB</text:p>
          </table:table-cell>
          <table:table-cell office:value-type="string">
            <text:p>1. Wo möchten Sie sitzen? – Bitte ganz hinten.2. Die Jacke sitzt sehr gut.</text:p>
          </table:table-cell>
        </table:table-row>
        <table:table-row table:style-name="ro1">
          <table:table-cell office:value-type="string">
            <text:p>sollen, soll, sollte, hat gesollt/... sollen</text:p>
          </table:table-cell>
          <table:table-cell office:value-type="string">
            <text:p>deber,haber que,querer que +subj,dicen que, parece que</text:p>
          </table:table-cell>
          <table:table-cell office:value-type="string">
            <text:p>VERB</text:p>
          </table:table-cell>
          <table:table-cell office:value-type="string">
            <text:p>1. Sie sollen sofort zum Chef kommen. 2. Wann soll ich kommen? 3. Ich habe im Radio gehört, es soll morgen regnen. 4. Sollten Sie mit dem Vorschlag nicht einverstanden sein, rufen Sie mich an.</text:p>
          </table:table-cell>
        </table:table-row>
        <table:table-row table:style-name="ro1">
          <table:table-cell office:value-type="string">
            <text:p>sorgen, sorgt, sorgte, hat gesorgt</text:p>
          </table:table-cell>
          <table:table-cell office:value-type="string">
            <text:p>preocuparse de,ocuparse de,proporcionar,aportar</text:p>
          </table:table-cell>
          <table:table-cell office:value-type="string">
            <text:p>VERB</text:p>
          </table:table-cell>
          <table:table-cell office:value-type="string">
            <text:p>1. Wer sorgt denn für die Kinder? 2. Können Sie bitte dafür sorgen, dass die Heizung funktioniert?</text:p>
          </table:table-cell>
        </table:table-row>
        <table:table-row table:style-name="ro1">
          <table:table-cell office:value-type="string">
            <text:p>sparen, spart, sparte, hat gespart</text:p>
          </table:table-cell>
          <table:table-cell office:value-type="string">
            <text:p>ahorrar,escatimar en</text:p>
          </table:table-cell>
          <table:table-cell office:value-type="string">
            <text:p>VERB</text:p>
          </table:table-cell>
          <table:table-cell office:value-type="string">
            <text:p>1. Ein Auto ist mir zu teuer, ich muss sparen. 2. Um Strom zu sparen, schalten wir die Heizung nachts aus.</text:p>
          </table:table-cell>
        </table:table-row>
        <table:table-row table:style-name="ro1">
          <table:table-cell office:value-type="string">
            <text:p>spazieren gehen, geht spazieren, ging spazieren, ist spazieren gegangen</text:p>
          </table:table-cell>
          <table:table-cell/>
          <table:table-cell office:value-type="string">
            <text:p>VERB</text:p>
          </table:table-cell>
          <table:table-cell office:value-type="string">
            <text:p>Wir gehen sonntags immer spazieren.</text:p>
          </table:table-cell>
        </table:table-row>
        <table:table-row table:style-name="ro1">
          <table:table-cell office:value-type="string">
            <text:p>speichern, speichert, speicherte, hat gespeichert</text:p>
          </table:table-cell>
          <table:table-cell office:value-type="string">
            <text:p>almacenar,guardar,memorizar</text:p>
          </table:table-cell>
          <table:table-cell office:value-type="string">
            <text:p>VERB</text:p>
          </table:table-cell>
          <table:table-cell office:value-type="string">
            <text:p>Sie müssen die Datei speichern.</text:p>
          </table:table-cell>
        </table:table-row>
        <table:table-row table:style-name="ro1">
          <table:table-cell office:value-type="string">
            <text:p>spielen, spielt, spielte, hat gespielt</text:p>
          </table:table-cell>
          <table:table-cell office:value-type="string">
            <text:p>jugar,tocar,dar,representar, interpretar,hacerse, fingir,juguetear,desarrollarse en,tener lugar en,estar encendido, estar sonando</text:p>
          </table:table-cell>
          <table:table-cell office:value-type="string">
            <text:p>VERB</text:p>
          </table:table-cell>
          <table:table-cell office:value-type="string">
            <text:p>1. Wir haben einen großen Garten, da können die Kinder spielen. 2. Mein Cousin spielt sehr gut Fußball. 3. Am Sonntag spielt unsere Mannschaft gegen Kleindorf. 4. Spielen Sie ein Instrument? 5. Spielen Sie Karten?</text:p>
          </table:table-cell>
        </table:table-row>
        <table:table-row table:style-name="ro1">
          <table:table-cell office:value-type="string">
            <text:p>sprechen, spricht, sprach, hat gesprochen</text:p>
          </table:table-cell>
          <table:table-cell office:value-type="string">
            <text:p>hablar de/sobre,conversar de/sobre,hablar,decir</text:p>
          </table:table-cell>
          <table:table-cell office:value-type="string">
            <text:p>VERB</text:p>
          </table:table-cell>
          <table:table-cell office:value-type="string">
            <text:p>1. Können Sie bitte etwas lauter sprechen? 2. Jean spricht sehr gut Deutsch. 3. Ich möchte nicht darüber sprechen. 4. Die Bundeskanzlerin spricht heute Abend im Fernsehen. 5. Kann ich bitte Herrn Müller sprechen?</text:p>
          </table:table-cell>
        </table:table-row>
        <table:table-row table:style-name="ro1">
          <table:table-cell office:value-type="string">
            <text:p>springen, springt, sprang, ist gesprungen</text:p>
          </table:table-cell>
          <table:table-cell office:value-type="string">
            <text:p>saltar, dar un salto,brincar,saltar,rajarse, resquebrajarse,correr, ir (volando)</text:p>
          </table:table-cell>
          <table:table-cell office:value-type="string">
            <text:p>VERB</text:p>
          </table:table-cell>
          <table:table-cell office:value-type="string">
            <text:p>1. Wir waren im Schwimmbad. Mein Sohn ist immer wieder ins Wasser gesprungen. 2. Wie weit bist du heute gesprungen? – 3,40 m.</text:p>
          </table:table-cell>
        </table:table-row>
        <table:table-row table:style-name="ro1">
          <table:table-cell office:value-type="string">
            <text:p>spülen, spült, spülte, hat gespült</text:p>
          </table:table-cell>
          <table:table-cell office:value-type="string">
            <text:p>fregar,enjuagar,tirar de la cadena,soltar el agua de la cisterna,aclarar,lavar,limpiar,arrastrar a la orilla</text:p>
          </table:table-cell>
          <table:table-cell office:value-type="string">
            <text:p>VERB</text:p>
          </table:table-cell>
          <table:table-cell office:value-type="string">
            <text:p>1. Hast du das Geschirr gespült? 2. Sie können jetzt den Mund ausspülen.</text:p>
          </table:table-cell>
        </table:table-row>
        <table:table-row table:style-name="ro1">
          <table:table-cell office:value-type="string">
            <text:p>spüren, spürt, spürte, hat gespürt</text:p>
          </table:table-cell>
          <table:table-cell office:value-type="string">
            <text:p>sentir,experimentar, notar</text:p>
          </table:table-cell>
          <table:table-cell office:value-type="string">
            <text:p>VERB</text:p>
          </table:table-cell>
          <table:table-cell office:value-type="string">
            <text:p>Wo tut es weh? Spüren Sie das hier?</text:p>
          </table:table-cell>
        </table:table-row>
        <table:table-row table:style-name="ro1">
          <table:table-cell office:value-type="string">
            <text:p>stammen, stammt, stammte, hat gestammt</text:p>
          </table:table-cell>
          <table:table-cell office:value-type="string">
            <text:p>provenir de,proceder de,ser (natural) de</text:p>
          </table:table-cell>
          <table:table-cell office:value-type="string">
            <text:p>VERB</text:p>
          </table:table-cell>
          <table:table-cell office:value-type="string">
            <text:p>Woher stammen Sie eigentlich?</text:p>
          </table:table-cell>
        </table:table-row>
        <table:table-row table:style-name="ro1">
          <table:table-cell office:value-type="string">
            <text:p>starten, startet, startete, ist gestartet</text:p>
          </table:table-cell>
          <table:table-cell office:value-type="string">
            <text:p>salir hacia/para a,partir hacia/para a,comenzar,tomar salida,participar,arrancar,despegar,decolar AmS,poner en marcha,lanzar,soltar,dar inicio a,iniciar</text:p>
          </table:table-cell>
          <table:table-cell office:value-type="string">
            <text:p>VERB</text:p>
          </table:table-cell>
          <table:table-cell office:value-type="string">
            <text:p>Die Maschine ist pünktlich gestartet.</text:p>
          </table:table-cell>
        </table:table-row>
        <table:table-row table:style-name="ro1">
          <table:table-cell office:value-type="string">
            <text:p>stattfinden, findet statt, fand statt, hat stattgefunden</text:p>
          </table:table-cell>
          <table:table-cell office:value-type="string">
            <text:p>tener lugar, celebrarse</text:p>
          </table:table-cell>
          <table:table-cell office:value-type="string">
            <text:p>VERB</text:p>
          </table:table-cell>
          <table:table-cell office:value-type="string">
            <text:p>1. Die Versammlung findet morgen Abend um 18 Uhr statt. 2. Das Spiel findet auch bei Regen statt.</text:p>
          </table:table-cell>
        </table:table-row>
        <table:table-row table:style-name="ro1">
          <table:table-cell office:value-type="string">
            <text:p>stecken, steckt, steckte, hat gesteckt</text:p>
          </table:table-cell>
          <table:table-cell office:value-type="string">
            <text:p>meter en,invertir en,poner en,fijar en/a,prender en,estar metido en,estar en,quedar fijo</text:p>
          </table:table-cell>
          <table:table-cell office:value-type="string">
            <text:p>VERB</text:p>
          </table:table-cell>
          <table:table-cell office:value-type="string">
            <text:p>1. Wo ist denn mein Pass? Ich hatte ihn doch in die Handtasche gesteckt. 2. Du kannst reingehen. Der Schlüssel steckt. 3. Die Zeitung steckt im Briefkasten.</text:p>
          </table:table-cell>
        </table:table-row>
        <table:table-row table:style-name="ro1">
          <table:table-cell office:value-type="string">
            <text:p>stehen, steht, stand, hat gestanden</text:p>
          </table:table-cell>
          <table:table-cell office:value-type="string">
            <text:p>estar de pie,estar derecho,estar,encontrarse,estar (escrito) en,figurar en,estar parado,estar paralizado,marcar,sentar, quedar</text:p>
          </table:table-cell>
          <table:table-cell office:value-type="string">
            <text:p>VERB</text:p>
          </table:table-cell>
          <table:table-cell office:value-type="string">
            <text:p>1. In meinem Beruf muss ich viel stehen. 2. Als wir kamen, stand das Essen schon auf dem Tisch. 3. Der Bus steht schon an der Haltestelle. 4. Mein Auto steht im Parkhaus. 5. Was steht heute in der Zeitung? 6. Der Schalter steht auf „aus“. 7. Nach 20 Minuten stand das Spiel 1:1. 8. Die neue Bluse steht dir gut.</text:p>
          </table:table-cell>
        </table:table-row>
        <table:table-row table:style-name="ro1">
          <table:table-cell office:value-type="string">
            <text:p>stehlen, stiehlt, stahl, hat gestohlen</text:p>
          </table:table-cell>
          <table:table-cell office:value-type="string">
            <text:p>robar,mochar Arg</text:p>
          </table:table-cell>
          <table:table-cell office:value-type="string">
            <text:p>VERB</text:p>
          </table:table-cell>
          <table:table-cell office:value-type="string">
            <text:p>Gestern hat mir jemand im Zug meine Uhr gestohlen.</text:p>
          </table:table-cell>
        </table:table-row>
        <table:table-row table:style-name="ro1">
          <table:table-cell office:value-type="string">
            <text:p>steigen, steigt, stieg, ist gestiegen</text:p>
          </table:table-cell>
          <table:table-cell office:value-type="string">
            <text:p>subir a,bajar de,escalar, trepar a,aumentar en de,subir, crecer,subir,ser</text:p>
          </table:table-cell>
          <table:table-cell office:value-type="string">
            <text:p>VERB</text:p>
          </table:table-cell>
          <table:table-cell office:value-type="string">
            <text:p>1. Die Preise für Milch und Gemüse steigen.2. Gegen Abend ist das Fieber wieder gestiegen.</text:p>
          </table:table-cell>
        </table:table-row>
        <table:table-row table:style-name="ro1">
          <table:table-cell office:value-type="string">
            <text:p>stellen, stellt, stellte, hat gestellt</text:p>
          </table:table-cell>
          <table:table-cell office:value-type="string">
            <text:p>poner en,colocar en,meter en,ajustar, regular,subir,bajar,proporcionar, poner a disposición,presentar,capturar, coger,hacer,poner,plantear</text:p>
          </table:table-cell>
          <table:table-cell office:value-type="string">
            <text:p>VERB</text:p>
          </table:table-cell>
          <table:table-cell office:value-type="string">
            <text:p>1. Stell das Bier in den Kühlschrank! 2. Ich hole noch Milch. Stell dich bitte schon mal in die Schlange an der Kasse. 3. Wo kann ich mein Auto hinstellen? 4. Würden Sie das Radio bitte etwas leiser stellen. 5. Haben Sie einen Moment Zeit? Wir möchten Ihnen ein paar Fragen stellen. 6. Ich habe den Wecker auf 5 Uhr gestellt.</text:p>
          </table:table-cell>
        </table:table-row>
        <table:table-row table:style-name="ro1">
          <table:table-cell office:value-type="string">
            <text:p>sterben, stirbt, starb, ist gestorben</text:p>
          </table:table-cell>
          <table:table-cell office:value-type="string">
            <text:p>morir de,morirse de por fam,fallecer elev,petatearse Mex</text:p>
          </table:table-cell>
          <table:table-cell office:value-type="string">
            <text:p>VERB</text:p>
          </table:table-cell>
          <table:table-cell office:value-type="string">
            <text:p>1. Mein Kollege kommt heute nicht. Sein Vater ist gestern gestorben.2. Woran ist er gestorben?</text:p>
          </table:table-cell>
        </table:table-row>
        <table:table-row table:style-name="ro1">
          <table:table-cell office:value-type="string">
            <text:p>stimmen, stimmt, stimmte, hat gestimmt</text:p>
          </table:table-cell>
          <table:table-cell office:value-type="string">
            <text:p>ser correcto, ser verdad,afinar, templar</text:p>
          </table:table-cell>
          <table:table-cell office:value-type="string">
            <text:p>VERB</text:p>
          </table:table-cell>
          <table:table-cell office:value-type="string">
            <text:p>1. Meine Adresse stimmt nicht mehr. 2. Das Wetter in Deutschland könnte besser sein. – Das stimmt.</text:p>
          </table:table-cell>
        </table:table-row>
        <table:table-row table:style-name="ro1">
          <table:table-cell office:value-type="string">
            <text:p>stinken, stinkt, stank, hat gestunken</text:p>
          </table:table-cell>
          <table:table-cell office:value-type="string">
            <text:p>oler mal,apestar a</text:p>
          </table:table-cell>
          <table:table-cell office:value-type="string">
            <text:p>VERB</text:p>
          </table:table-cell>
          <table:table-cell office:value-type="string">
            <text:p>1. Was stinkt denn hier so? – Das ist die Farbe. Wir haben frisch gestrichen.2. Der Fisch ist nicht mehr gut. Er stinkt schon.</text:p>
          </table:table-cell>
        </table:table-row>
        <table:table-row table:style-name="ro1">
          <table:table-cell office:value-type="string">
            <text:p>stoppen, stoppt, stoppte, hat gestoppt</text:p>
          </table:table-cell>
          <table:table-cell office:value-type="string">
            <text:p>parar(se), detenerse,detener,parar,cronometrar</text:p>
          </table:table-cell>
          <table:table-cell office:value-type="string">
            <text:p>VERB</text:p>
          </table:table-cell>
          <table:table-cell office:value-type="string">
            <text:p>Die Polizei hat mich gestoppt, weil ich bei Rot über die Ampel gegangen bin.</text:p>
          </table:table-cell>
        </table:table-row>
        <table:table-row table:style-name="ro1">
          <table:table-cell office:value-type="string">
            <text:p>stören, stört, störte, hat gestört</text:p>
          </table:table-cell>
          <table:table-cell office:value-type="string">
            <text:p>molestar,incomodar,estorbar, molestar,perturbar,alterar,interrumpir</text:p>
          </table:table-cell>
          <table:table-cell office:value-type="string">
            <text:p>VERB</text:p>
          </table:table-cell>
          <table:table-cell office:value-type="string">
            <text:p>1. Darf ich Sie einen Augenblick stören? 2. Du kannst das Radio anlassen.</text:p>
          </table:table-cell>
        </table:table-row>
        <table:table-row table:style-name="ro1">
          <table:table-cell office:value-type="string">
            <text:p>stoßen, stößt, stieß, hat gestoßen</text:p>
          </table:table-cell>
          <table:table-cell office:value-type="string">
            <text:p>empujar,dar un puntapié a,clavar, hundir,arrojar,machacar,lanzar,chocar contra/con/en,pegarse contra,golpear contra,dar un golpe contra,encontrar,dar con,limitar con</text:p>
          </table:table-cell>
          <table:table-cell office:value-type="string">
            <text:p>VERB</text:p>
          </table:table-cell>
          <table:table-cell office:value-type="string">
            <text:p>Wie haben Sie sich denn verletzt? – Ich habe mich an der Autotür gestoßen.</text:p>
          </table:table-cell>
        </table:table-row>
        <table:table-row table:style-name="ro1">
          <table:table-cell office:value-type="string">
            <text:p>streichen, streicht, strich, hat gestrichen</text:p>
          </table:table-cell>
          <table:table-cell office:value-type="string">
            <text:p>pintar,tachar,borrar,suprimir,anular,untar,preparar,quitar,vagar por,pasar por,pasar la mano por,acariciar</text:p>
          </table:table-cell>
          <table:table-cell office:value-type="string">
            <text:p>VERB</text:p>
          </table:table-cell>
          <table:table-cell office:value-type="string">
            <text:p>1. Ich muss meine Wohnung neu streichen.2. Das Wohngeld ist gestrichen. Wir verdienen jetzt zu viel.</text:p>
          </table:table-cell>
        </table:table-row>
        <table:table-row table:style-name="ro1">
          <table:table-cell office:value-type="string">
            <text:p>streiken, streikt, streikte, hat gestreikt</text:p>
          </table:table-cell>
          <table:table-cell office:value-type="string">
            <text:p>ponerse en huelga para,estar en huelga para,pasar,no funcionar</text:p>
          </table:table-cell>
          <table:table-cell office:value-type="string">
            <text:p>VERB</text:p>
          </table:table-cell>
          <table:table-cell office:value-type="string">
            <text:p>Die Mitarbeiter streiken für höhere Löhne.</text:p>
          </table:table-cell>
        </table:table-row>
        <table:table-row table:style-name="ro1">
          <table:table-cell office:value-type="string">
            <text:p>streiten, streitet, stritt, hat gestritten</text:p>
          </table:table-cell>
          <table:table-cell office:value-type="string">
            <text:p>pelear por,discutir sobre,debatir sobre</text:p>
          </table:table-cell>
          <table:table-cell office:value-type="string">
            <text:p>VERB</text:p>
          </table:table-cell>
          <table:table-cell office:value-type="string">
            <text:p>1. Die Kinder streiten sich oft. 2. Es hat keinen Sinn, mit Ihnen zu streiten.</text:p>
          </table:table-cell>
        </table:table-row>
        <table:table-row table:style-name="ro1">
          <table:table-cell office:value-type="string">
            <text:p>studieren, studiert, studierte, hat studiert</text:p>
          </table:table-cell>
          <table:table-cell office:value-type="string">
            <text:p>estudiar en</text:p>
          </table:table-cell>
          <table:table-cell office:value-type="string">
            <text:p>VERB</text:p>
          </table:table-cell>
          <table:table-cell office:value-type="string">
            <text:p>1. Mein Sohn will Medizin studieren. 2. Ich studiere in Mainz.</text:p>
          </table:table-cell>
        </table:table-row>
        <table:table-row table:style-name="ro1">
          <table:table-cell office:value-type="string">
            <text:p>stürzen, stürzt, stürzte, ist gestürzt</text:p>
          </table:table-cell>
          <table:table-cell office:value-type="string">
            <text:p>caer(se),bajar,precipitarse, despeñarse,precipitarse hacia a,derribar, hacer caer,volcar,derrocar,arrojar, precipitar,despeñar,desprender</text:p>
          </table:table-cell>
          <table:table-cell office:value-type="string">
            <text:p>VERB</text:p>
          </table:table-cell>
          <table:table-cell office:value-type="string">
            <text:p>Ich bin auf der Straße gestürzt und habe mir den Fuß gebrochen.</text:p>
          </table:table-cell>
        </table:table-row>
        <table:table-row table:style-name="ro1">
          <table:table-cell office:value-type="string">
            <text:p>suchen, sucht, suchte, hat gesucht</text:p>
          </table:table-cell>
          <table:table-cell office:value-type="string">
            <text:p>buscar</text:p>
          </table:table-cell>
          <table:table-cell office:value-type="string">
            <text:p>VERB</text:p>
          </table:table-cell>
          <table:table-cell office:value-type="string">
            <text:p>1. Ich suche meine Brille. 2. Wir suchen eine größere Wohnung. 3. Wen suchen Sie?</text:p>
          </table:table-cell>
        </table:table-row>
        <table:table-row table:style-name="ro1">
          <table:table-cell office:value-type="string">
            <text:p>tanken, tankt, tankte, hat getankt</text:p>
          </table:table-cell>
          <table:table-cell office:value-type="string">
            <text:p>echar [oder repostar] gasolina</text:p>
          </table:table-cell>
          <table:table-cell office:value-type="string">
            <text:p>VERB</text:p>
          </table:table-cell>
          <table:table-cell office:value-type="string">
            <text:p>1. Wir müssen unbedingt tanken. Wir haben fast kein Benzin mehr. 2. Bitte einmal volltanken!</text:p>
          </table:table-cell>
        </table:table-row>
        <table:table-row table:style-name="ro1">
          <table:table-cell office:value-type="string">
            <text:p>tanzen, tanzt, tanzte, hat getanzt</text:p>
          </table:table-cell>
          <table:table-cell office:value-type="string">
            <text:p>bailar,balancearse en,volar,andar con paso ligero</text:p>
          </table:table-cell>
          <table:table-cell office:value-type="string">
            <text:p>VERB</text:p>
          </table:table-cell>
          <table:table-cell office:value-type="string">
            <text:p>Auf der Hochzeit haben wir viel getanzt.</text:p>
          </table:table-cell>
        </table:table-row>
        <table:table-row table:style-name="ro1">
          <table:table-cell office:value-type="string">
            <text:p>täuschen, täuscht, täuschte, hat getäuscht</text:p>
          </table:table-cell>
          <table:table-cell office:value-type="string">
            <text:p>engañar</text:p>
          </table:table-cell>
          <table:table-cell office:value-type="string">
            <text:p>VERB</text:p>
          </table:table-cell>
          <table:table-cell office:value-type="string">
            <text:p>Ich habe mich getäuscht. Es war doch eine andere Hausnummer.</text:p>
          </table:table-cell>
        </table:table-row>
        <table:table-row table:style-name="ro1">
          <table:table-cell office:value-type="string">
            <text:p>teilen, teilt, teilte, hat geteilt</text:p>
          </table:table-cell>
          <table:table-cell office:value-type="string">
            <text:p>partir en,dividir en,repartir entre,dividir por</text:p>
          </table:table-cell>
          <table:table-cell office:value-type="string">
            <text:p>VERB</text:p>
          </table:table-cell>
          <table:table-cell office:value-type="string">
            <text:p>1. Mein Mann und ich teilen uns die Arbeit.2. Wollen wir uns eine Pizza teilen? 3. Was machst du mit dem Gewinn? –Ich teile ihn mit meiner Schwester.</text:p>
          </table:table-cell>
        </table:table-row>
        <table:table-row table:style-name="ro1">
          <table:table-cell office:value-type="string">
            <text:p>teilnehmen, nimmt teil, nahm teil, hat teilgenommen</text:p>
          </table:table-cell>
          <table:table-cell office:value-type="string">
            <text:p>participar en,tomar parte en,asistir a</text:p>
          </table:table-cell>
          <table:table-cell office:value-type="string">
            <text:p>VERB</text:p>
          </table:table-cell>
          <table:table-cell office:value-type="string">
            <text:p>Leider konnte ich an dem Kurs nicht regelmäßig teilnehmen.</text:p>
          </table:table-cell>
        </table:table-row>
        <table:table-row table:style-name="ro1">
          <table:table-cell office:value-type="string">
            <text:p>telefonieren, telefoniert, telefonierte, hat telefoniert</text:p>
          </table:table-cell>
          <table:table-cell office:value-type="string">
            <text:p>hablar por teléfono,telefonear,llamar por teléfono</text:p>
          </table:table-cell>
          <table:table-cell office:value-type="string">
            <text:p>VERB</text:p>
          </table:table-cell>
          <table:table-cell office:value-type="string">
            <text:p>1. Ich muss kurz telefonieren. 2. Mein Mann telefoniert gerade.</text:p>
          </table:table-cell>
        </table:table-row>
        <table:table-row table:style-name="ro1">
          <table:table-cell office:value-type="string">
            <text:p>testen, testet, testete, hat getestet</text:p>
          </table:table-cell>
          <table:table-cell office:value-type="string">
            <text:p>examinar,probar</text:p>
          </table:table-cell>
          <table:table-cell office:value-type="string">
            <text:p>VERB</text:p>
          </table:table-cell>
          <table:table-cell office:value-type="string">
            <text:p>Testen Sie unsere Angebote kostenlos.</text:p>
          </table:table-cell>
        </table:table-row>
        <table:table-row table:style-name="ro1">
          <table:table-cell office:value-type="string">
            <text:p>tragen, trägt, trug, hat getragen</text:p>
          </table:table-cell>
          <table:table-cell office:value-type="string">
            <text:p>llevar,soportar, sostener,llevar, soportar,asumir,responder de,hacerse cargo de,resistir, aguantar,dar frutos,estar preñado,llevarse,tener</text:p>
          </table:table-cell>
          <table:table-cell office:value-type="string">
            <text:p>VERB</text:p>
          </table:table-cell>
          <table:table-cell office:value-type="string">
            <text:p>1. Lass mich den Koffer tragen. Der ist zu schwer für dich. 2. Mein Bruder trägt eine Brille. 3. Die Kosten trägt die Krankenkasse.</text:p>
          </table:table-cell>
        </table:table-row>
        <table:table-row table:style-name="ro1">
          <table:table-cell office:value-type="string">
            <text:p>trainieren, trainiert, trainierte, hat trainiert</text:p>
          </table:table-cell>
          <table:table-cell office:value-type="string">
            <text:p>entrenarse,entrenar</text:p>
          </table:table-cell>
          <table:table-cell office:value-type="string">
            <text:p>VERB</text:p>
          </table:table-cell>
          <table:table-cell office:value-type="string">
            <text:p>Wir trainieren einmal pro Woche im Sportverein.</text:p>
          </table:table-cell>
        </table:table-row>
        <table:table-row table:style-name="ro1">
          <table:table-cell office:value-type="string">
            <text:p>transportieren, transportiert, transportierte, hat transportiert</text:p>
          </table:table-cell>
          <table:table-cell office:value-type="string">
            <text:p>tra(n)sportar,trasladar</text:p>
          </table:table-cell>
          <table:table-cell office:value-type="string">
            <text:p>VERB</text:p>
          </table:table-cell>
          <table:table-cell office:value-type="string">
            <text:p>Wie willst du die Möbel denn transportieren?</text:p>
          </table:table-cell>
        </table:table-row>
        <table:table-row table:style-name="ro1">
          <table:table-cell office:value-type="string">
            <text:p>träumen, träumt, träumte, hat geträumt</text:p>
          </table:table-cell>
          <table:table-cell office:value-type="string">
            <text:p>soñar con</text:p>
          </table:table-cell>
          <table:table-cell office:value-type="string">
            <text:p>VERB</text:p>
          </table:table-cell>
          <table:table-cell office:value-type="string">
            <text:p>1. Ich habe schlecht geträumt. 2. Ich träume von einem großen Haus mit Garten.</text:p>
          </table:table-cell>
        </table:table-row>
        <table:table-row table:style-name="ro1">
          <table:table-cell office:value-type="string">
            <text:p>treffen, trifft, traf, hat getroffen</text:p>
          </table:table-cell>
          <table:table-cell office:value-type="string">
            <text:p>acertar,encontrar,encontrarse con,dar con,alcanzar,dar,ofender,afectar,concernir</text:p>
          </table:table-cell>
          <table:table-cell office:value-type="string">
            <text:p>VERB</text:p>
          </table:table-cell>
          <table:table-cell office:value-type="string">
            <text:p>1. Wir treffen uns immer freitags. 2. Ich habe Petra zufällig in der Stadt getroffen.</text:p>
          </table:table-cell>
        </table:table-row>
        <table:table-row table:style-name="ro1">
          <table:table-cell office:value-type="string">
            <text:p>treiben, treibt, trieb, hat getrieben</text:p>
          </table:table-cell>
          <table:table-cell office:value-type="string">
            <text:p>llevar,empujar,hacer avanzar,apremiar a,hacer funcionar,clavar en,cavar,dedicarse a,practicar,echar,ser llevado,ser arrastrado (por la corriente),flotar en,brotar,ser diurético</text:p>
          </table:table-cell>
          <table:table-cell office:value-type="string">
            <text:p>VERB</text:p>
          </table:table-cell>
          <table:table-cell office:value-type="string">
            <text:p>Welchen Sport treibst du?</text:p>
          </table:table-cell>
        </table:table-row>
        <table:table-row table:style-name="ro1">
          <table:table-cell office:value-type="string">
            <text:p>trennen, trennt, trennte, hat getrennt</text:p>
          </table:table-cell>
          <table:table-cell office:value-type="string">
            <text:p>separar de,retirar de,dividir,separar,apartar,diferenciar,distinguir,descomponer,seleccionar</text:p>
          </table:table-cell>
          <table:table-cell office:value-type="string">
            <text:p>VERB</text:p>
          </table:table-cell>
          <table:table-cell office:value-type="string">
            <text:p>1. Wir leben getrennt. 2. Meine Freundin und ihr Mann haben sich getrennt. </text:p>
          </table:table-cell>
        </table:table-row>
        <table:table-row table:style-name="ro1">
          <table:table-cell office:value-type="string">
            <text:p>treten, tritt, trat, hat/ ist getreten</text:p>
          </table:table-cell>
          <table:table-cell office:value-type="string">
            <text:p>salir a,entrar a/en,ponerse delante de detrás de al lado de,pisar,pisotear,dar [oder pegar] una patada contra a,pedalear,pegar [oder dar] una patada</text:p>
          </table:table-cell>
          <table:table-cell office:value-type="string">
            <text:p>VERB</text:p>
          </table:table-cell>
          <table:table-cell office:value-type="string">
            <text:p>Ich bin in ein Stück Glas getreten.</text:p>
          </table:table-cell>
        </table:table-row>
        <table:table-row table:style-name="ro1">
          <table:table-cell office:value-type="string">
            <text:p>trinken, trinkt, trank, hat getrunken</text:p>
          </table:table-cell>
          <table:table-cell office:value-type="string">
            <text:p>beber de/por a,tomar</text:p>
          </table:table-cell>
          <table:table-cell office:value-type="string">
            <text:p>VERB</text:p>
          </table:table-cell>
          <table:table-cell office:value-type="string">
            <text:p>Trinken Sie einen Tee mit uns?</text:p>
          </table:table-cell>
        </table:table-row>
        <table:table-row table:style-name="ro1">
          <table:table-cell office:value-type="string">
            <text:p>trocknen, trocknet, trocknete, ist/ hat getrocknet</text:p>
          </table:table-cell>
          <table:table-cell office:value-type="string">
            <text:p>secarse,secar</text:p>
          </table:table-cell>
          <table:table-cell office:value-type="string">
            <text:p>VERB</text:p>
          </table:table-cell>
          <table:table-cell office:value-type="string">
            <text:p>1. Ich habe mir die Haare getrocknet. 2. Haben Sie getrocknete Pflaumen?</text:p>
          </table:table-cell>
        </table:table-row>
        <table:table-row table:style-name="ro1">
          <table:table-cell office:value-type="string">
            <text:p>tun, tut, tat, hat getan</text:p>
          </table:table-cell>
          <table:table-cell office:value-type="string">
            <text:p>hacer,poner</text:p>
          </table:table-cell>
          <table:table-cell office:value-type="string">
            <text:p>VERB</text:p>
          </table:table-cell>
          <table:table-cell office:value-type="string">
            <text:p>1. Ich habe heute viel zu tun. 2. Was kann ich für Sie tun? 3. Ich habe zu viel Zucker in den Kaffee getan. 4. Es tut mir leid. Ich kann nicht kommen. 5. Der Arm tut mir weh. 6. Ich habe endlich mal ausgeschlafen. Das hat gut getan. </text:p>
          </table:table-cell>
        </table:table-row>
        <table:table-row table:style-name="ro1">
          <table:table-cell office:value-type="string">
            <text:p>überfahren, überfährt, überfuhr, hat überfahren</text:p>
          </table:table-cell>
          <table:table-cell office:value-type="string">
            <text:p>atropellar, arrollar,pasar, saltar(se),coger de sorpresa</text:p>
          </table:table-cell>
          <table:table-cell office:value-type="string">
            <text:p>VERB</text:p>
          </table:table-cell>
          <table:table-cell office:value-type="string">
            <text:p>Gestern hat ein Autofahrer einen Fußgänger überfahren.</text:p>
          </table:table-cell>
        </table:table-row>
        <table:table-row table:style-name="ro1">
          <table:table-cell office:value-type="string">
            <text:p>überholen, überholt, überholte, hat überholt</text:p>
          </table:table-cell>
          <table:table-cell office:value-type="string">
            <text:p>adelantar,aventajar, superar,revisar,llevar a la otra orilla,escorarse</text:p>
          </table:table-cell>
          <table:table-cell office:value-type="string">
            <text:p>VERB</text:p>
          </table:table-cell>
          <table:table-cell office:value-type="string">
            <text:p>Hast du überhaupt einen Führerschein? Hier dürfen LKWs nicht überholen.</text:p>
          </table:table-cell>
        </table:table-row>
        <table:table-row table:style-name="ro1">
          <table:table-cell office:value-type="string">
            <text:p>überlegen, überlegt, überlegte, hat überlegt</text:p>
          </table:table-cell>
          <table:table-cell office:value-type="string">
            <text:p>superior,arrogante,con aire de superioridad,pensar, reflexionar,reflexionar (sobre), pensar,considerar,echar por encima</text:p>
          </table:table-cell>
          <table:table-cell office:value-type="string">
            <text:p>VERB</text:p>
          </table:table-cell>
          <table:table-cell office:value-type="string">
            <text:p>1. Ich kann mich nicht entscheiden. Ich muss mir das noch überlegen.2. Ich habe mir überlegt, ein Auto zu kaufen.3. Ich habe lange überlegt, was ich machen soll.</text:p>
          </table:table-cell>
        </table:table-row>
        <table:table-row table:style-name="ro1">
          <table:table-cell office:value-type="string">
            <text:p>übernachten, übernachtet, übernachtete, hat übernachtet</text:p>
          </table:table-cell>
          <table:table-cell office:value-type="string">
            <text:p>pernoctar en casa de en,pasar la noche en en casa de fam</text:p>
          </table:table-cell>
          <table:table-cell office:value-type="string">
            <text:p>VERB</text:p>
          </table:table-cell>
          <table:table-cell office:value-type="string">
            <text:p>Wir haben auf dem Campingplatz übernachtet.</text:p>
          </table:table-cell>
        </table:table-row>
        <table:table-row table:style-name="ro1">
          <table:table-cell office:value-type="string">
            <text:p>übernehmen, übernimmt, übernahm, hat übernommen</text:p>
          </table:table-cell>
          <table:table-cell office:value-type="string">
            <text:p>tomar,hacerse cargo de,encargarse de,tomar posesión de,correr con,adoptar,asumir,recibir, aceptar</text:p>
          </table:table-cell>
          <table:table-cell office:value-type="string">
            <text:p>VERB</text:p>
          </table:table-cell>
          <table:table-cell office:value-type="string">
            <text:p>Ich habe die Möbel vom Vormieter übernommen.</text:p>
          </table:table-cell>
        </table:table-row>
        <table:table-row table:style-name="ro1">
          <table:table-cell office:value-type="string">
            <text:p>überprüfen, überprüft, überprüfte, hat überprüft</text:p>
          </table:table-cell>
          <table:table-cell office:value-type="string">
            <text:p>examinar, revisar,controlar, inspeccionar,chequear,comprobar</text:p>
          </table:table-cell>
          <table:table-cell office:value-type="string">
            <text:p>VERB</text:p>
          </table:table-cell>
          <table:table-cell office:value-type="string">
            <text:p>Bitte überprüfen Sie Ihre Kontonummer.</text:p>
          </table:table-cell>
        </table:table-row>
        <table:table-row table:style-name="ro1">
          <table:table-cell office:value-type="string">
            <text:p>überqueren, überquert, überquerte, hat überquert</text:p>
          </table:table-cell>
          <table:table-cell office:value-type="string">
            <text:p>cruzar, atravesar</text:p>
          </table:table-cell>
          <table:table-cell office:value-type="string">
            <text:p>VERB</text:p>
          </table:table-cell>
          <table:table-cell office:value-type="string">
            <text:p>Bitte die Straße nur an der Ampel überqueren.</text:p>
          </table:table-cell>
        </table:table-row>
        <table:table-row table:style-name="ro1">
          <table:table-cell office:value-type="string">
            <text:p>überraschen, überrascht, überraschte, hat überrascht</text:p>
          </table:table-cell>
          <table:table-cell office:value-type="string">
            <text:p>sorprender</text:p>
          </table:table-cell>
          <table:table-cell office:value-type="string">
            <text:p>VERB</text:p>
          </table:table-cell>
          <table:table-cell office:value-type="string">
            <text:p>Ich bin ganz überrascht, dass die Wohnung so billig ist.</text:p>
          </table:table-cell>
        </table:table-row>
        <table:table-row table:style-name="ro1">
          <table:table-cell office:value-type="string">
            <text:p>überreden, überredet, überredete, hat überredet</text:p>
          </table:table-cell>
          <table:table-cell office:value-type="string">
            <text:p>persuadir,convencer</text:p>
          </table:table-cell>
          <table:table-cell office:value-type="string">
            <text:p>VERB</text:p>
          </table:table-cell>
          <table:table-cell office:value-type="string">
            <text:p>Ich dachte, du bist im Urlaub.</text:p>
          </table:table-cell>
        </table:table-row>
        <table:table-row table:style-name="ro1">
          <table:table-cell office:value-type="string">
            <text:p>übersetzen, übersetzt, übersetzte, hat übersetzt</text:p>
          </table:table-cell>
          <table:table-cell office:value-type="string">
            <text:p>traducir de a,cruzar,pasar (a la otra orilla),llevar [oder conducir] a la otra orilla</text:p>
          </table:table-cell>
          <table:table-cell office:value-type="string">
            <text:p>VERB</text:p>
          </table:table-cell>
          <table:table-cell office:value-type="string">
            <text:p>Zuerst wollte ich nicht, aber mein Bruder hat mich überredet, einen Englischkurs zu machen.</text:p>
          </table:table-cell>
        </table:table-row>
        <table:table-row table:style-name="ro1">
          <table:table-cell office:value-type="string">
            <text:p>übertragen, überträgt, übertrug, hat übertragen</text:p>
          </table:table-cell>
          <table:table-cell office:value-type="string">
            <text:p>usado,transmitir,aplicar a,transmitir a,transferir,conferir,otorgar,encargar, asignar,copiar,trasladar de a</text:p>
          </table:table-cell>
          <table:table-cell office:value-type="string">
            <text:p>VERB</text:p>
          </table:table-cell>
          <table:table-cell office:value-type="string">
            <text:p>Sie übertragen das Fußballspiel morgen direkt.</text:p>
          </table:table-cell>
        </table:table-row>
        <table:table-row table:style-name="ro1">
          <table:table-cell office:value-type="string">
            <text:p>übertreiben, übertreibt, übertrieb, hat übertrieben</text:p>
          </table:table-cell>
          <table:table-cell office:value-type="string">
            <text:p>exagerar</text:p>
          </table:table-cell>
          <table:table-cell office:value-type="string">
            <text:p>VERB</text:p>
          </table:table-cell>
          <table:table-cell office:value-type="string">
            <text:p>Ein bisschen Sport ist gesund. Aber man sollte es nicht übertreiben.</text:p>
          </table:table-cell>
        </table:table-row>
        <table:table-row table:style-name="ro1">
          <table:table-cell office:value-type="string">
            <text:p>überweisen, überweist, überwies, hat überwiesen</text:p>
          </table:table-cell>
          <table:table-cell office:value-type="string">
            <text:p>transferir,girar,enviar,remitir,asignar a,destinar a</text:p>
          </table:table-cell>
          <table:table-cell office:value-type="string">
            <text:p>VERB</text:p>
          </table:table-cell>
          <table:table-cell office:value-type="string">
            <text:p>1. Ich überweise dir das Geld. 2. Der Arzt hat mich ins Krankenhaus überwiesen.</text:p>
          </table:table-cell>
        </table:table-row>
        <table:table-row table:style-name="ro1">
          <table:table-cell office:value-type="string">
            <text:p>überzeugen, überzeugt, überzeugte, hat überzeugt</text:p>
          </table:table-cell>
          <table:table-cell office:value-type="string">
            <text:p>convencer de,persuadir de</text:p>
          </table:table-cell>
          <table:table-cell office:value-type="string">
            <text:p>VERB</text:p>
          </table:table-cell>
          <table:table-cell office:value-type="string">
            <text:p>1. Ihr Vorschlag überzeugt mich gar nicht. 2. Ich bin fest davon überzeugt.</text:p>
          </table:table-cell>
        </table:table-row>
        <table:table-row table:style-name="ro1">
          <table:table-cell office:value-type="string">
            <text:p>umarmen, umarmt, umarmte, hat umarmt</text:p>
          </table:table-cell>
          <table:table-cell office:value-type="string">
            <text:p>abrazar,dar un abrazo</text:p>
          </table:table-cell>
          <table:table-cell office:value-type="string">
            <text:p>VERB</text:p>
          </table:table-cell>
          <table:table-cell office:value-type="string">
            <text:p>1. Lass dich umarmen. 2. Zum Abschied haben wir uns umarmt.</text:p>
          </table:table-cell>
        </table:table-row>
        <table:table-row table:style-name="ro1">
          <table:table-cell office:value-type="string">
            <text:p>umdrehen, dreht um, drehte um, hat umgedreht</text:p>
          </table:table-cell>
          <table:table-cell office:value-type="string">
            <text:p>volver,dar vuelta a,dar la vuelta</text:p>
          </table:table-cell>
          <table:table-cell office:value-type="string">
            <text:p>VERB</text:p>
          </table:table-cell>
          <table:table-cell office:value-type="string">
            <text:p>1. Dreh dich mal um. Da hinten liegt das Buch doch.2. Dreh das Blatt um; die Lösung steht auf der Rückseite.</text:p>
          </table:table-cell>
        </table:table-row>
        <table:table-row table:style-name="ro1">
          <table:table-cell office:value-type="string">
            <text:p>umsteigen, steigt um, stieg um, ist umgestiegen</text:p>
          </table:table-cell>
          <table:table-cell office:value-type="string">
            <text:p>hacer tra(n)sbordo,pasar a</text:p>
          </table:table-cell>
          <table:table-cell office:value-type="string">
            <text:p>VERB</text:p>
          </table:table-cell>
          <table:table-cell office:value-type="string">
            <text:p>In Ulm müssen Sie umsteigen.</text:p>
          </table:table-cell>
        </table:table-row>
        <table:table-row table:style-name="ro1">
          <table:table-cell office:value-type="string">
            <text:p>umtauschen, tauscht um, tauschte um, hat umgetauscht</text:p>
          </table:table-cell>
          <table:table-cell office:value-type="string">
            <text:p>cambiar por</text:p>
          </table:table-cell>
          <table:table-cell office:value-type="string">
            <text:p>VERB</text:p>
          </table:table-cell>
          <table:table-cell office:value-type="string">
            <text:p>1. Ich möchte diese Bluse umtauschen. Sie passt mir nicht.2. Wo kann ich Geld umtauschen?</text:p>
          </table:table-cell>
        </table:table-row>
        <table:table-row table:style-name="ro1">
          <table:table-cell office:value-type="string">
            <text:p>umziehen, zieht um, zog um, hat/ ist umgezogen</text:p>
          </table:table-cell>
          <table:table-cell office:value-type="string">
            <text:p>mudarse a,trasladarse a</text:p>
          </table:table-cell>
          <table:table-cell office:value-type="string">
            <text:p>VERB</text:p>
          </table:table-cell>
          <table:table-cell office:value-type="string">
            <text:p>1. Ich komme gleich. Ich muss mich nur schnell umziehen.2. Die Meiers sind letzten Monat umgezogen.</text:p>
          </table:table-cell>
        </table:table-row>
        <table:table-row table:style-name="ro1">
          <table:table-cell office:value-type="string">
            <text:p>unterbrechen, unterbricht, unterbrach, hat unterbrochen</text:p>
          </table:table-cell>
          <table:table-cell office:value-type="string">
            <text:p>interrumpir,cortar</text:p>
          </table:table-cell>
          <table:table-cell office:value-type="string">
            <text:p>VERB</text:p>
          </table:table-cell>
          <table:table-cell office:value-type="string">
            <text:p>Wir unterbrechen die Sendung für eine wichtige Nachricht.</text:p>
          </table:table-cell>
        </table:table-row>
        <table:table-row table:style-name="ro1">
          <table:table-cell office:value-type="string">
            <text:p>unterhalten sich, unterhält sich, unterhielt sich, hat sich unterhalten</text:p>
          </table:table-cell>
          <table:table-cell/>
          <table:table-cell office:value-type="string">
            <text:p>VERB</text:p>
          </table:table-cell>
          <table:table-cell office:value-type="string">
            <text:p>Wir haben uns über das Fußballspiel unterhalten.</text:p>
          </table:table-cell>
        </table:table-row>
        <table:table-row table:style-name="ro1">
          <table:table-cell office:value-type="string">
            <text:p>unternehmen, unternimmt, unternahm, hat unternommen</text:p>
          </table:table-cell>
          <table:table-cell office:value-type="string">
            <text:p>realizar, hacer,emprender</text:p>
          </table:table-cell>
          <table:table-cell office:value-type="string">
            <text:p>VERB</text:p>
          </table:table-cell>
          <table:table-cell office:value-type="string">
            <text:p>Wollen wir heute Abend noch etwas unternehmen?</text:p>
          </table:table-cell>
        </table:table-row>
        <table:table-row table:style-name="ro1">
          <table:table-cell office:value-type="string">
            <text:p>unterrichten, unterrichtet, unterrichtete, hat unterrichtet</text:p>
          </table:table-cell>
          <table:table-cell office:value-type="string">
            <text:p>dar clase(s) de,dar clase(s) a,informar sobre de</text:p>
          </table:table-cell>
          <table:table-cell office:value-type="string">
            <text:p>VERB</text:p>
          </table:table-cell>
          <table:table-cell office:value-type="string">
            <text:p>Meine Frau unterrichtet Spanisch.</text:p>
          </table:table-cell>
        </table:table-row>
        <table:table-row table:style-name="ro1">
          <table:table-cell office:value-type="string">
            <text:p>unterscheiden, unterscheidet, unterschied, hat unterschieden</text:p>
          </table:table-cell>
          <table:table-cell office:value-type="string">
            <text:p>distinguir de,diferenciar de,hacer una distinción entre</text:p>
          </table:table-cell>
          <table:table-cell office:value-type="string">
            <text:p>VERB</text:p>
          </table:table-cell>
          <table:table-cell office:value-type="string">
            <text:p>Ihr seid euch sehr ähnlich. Auf dem . Foto kann man euch beide nicht unterscheiden.</text:p>
          </table:table-cell>
        </table:table-row>
        <table:table-row table:style-name="ro1">
          <table:table-cell office:value-type="string">
            <text:p>unterschreiben, unterschreibt, unterschrieb, hat unterschrieben</text:p>
          </table:table-cell>
          <table:table-cell office:value-type="string">
            <text:p>firmar</text:p>
          </table:table-cell>
          <table:table-cell office:value-type="string">
            <text:p>VERB</text:p>
          </table:table-cell>
          <table:table-cell office:value-type="string">
            <text:p>Unterschreiben Sie bitte hier unten rechts.</text:p>
          </table:table-cell>
        </table:table-row>
        <table:table-row table:style-name="ro1">
          <table:table-cell office:value-type="string">
            <text:p>unterstreichen, unterstreicht, unterstrich, hat unterstrichen</text:p>
          </table:table-cell>
          <table:table-cell office:value-type="string">
            <text:p>subrayar,subrayar, poner de relieve</text:p>
          </table:table-cell>
          <table:table-cell office:value-type="string">
            <text:p>VERB</text:p>
          </table:table-cell>
          <table:table-cell office:value-type="string">
            <text:p>Wir sollen alle wichtigen Wörter unterstreichen.</text:p>
          </table:table-cell>
        </table:table-row>
        <table:table-row table:style-name="ro1">
          <table:table-cell office:value-type="string">
            <text:p>unterstützen, unterstützt, unterstützte, hat unterstützt</text:p>
          </table:table-cell>
          <table:table-cell office:value-type="string">
            <text:p>apoyar en,respaldar en,ayudar a/en,favorecer en,fomentar en,subvencionar,soportar</text:p>
          </table:table-cell>
          <table:table-cell office:value-type="string">
            <text:p>VERB</text:p>
          </table:table-cell>
          <table:table-cell office:value-type="string">
            <text:p>Meine Eltern unterstützen mich finanziell.</text:p>
          </table:table-cell>
        </table:table-row>
        <table:table-row table:style-name="ro1">
          <table:table-cell office:value-type="string">
            <text:p>untersuchen, untersucht, untersuchte, hat untersucht</text:p>
          </table:table-cell>
          <table:table-cell office:value-type="string">
            <text:p>investigar,indagar,analizar,examinar,estudiar,verificar,comprobar,registrar,inspeccionar,explorar,examinar de,explorar en busca de</text:p>
          </table:table-cell>
          <table:table-cell office:value-type="string">
            <text:p>VERB</text:p>
          </table:table-cell>
          <table:table-cell office:value-type="string">
            <text:p>Sie sollten sich vom Arzt untersuchen lassen.</text:p>
          </table:table-cell>
        </table:table-row>
        <table:table-row table:style-name="ro1">
          <table:table-cell office:value-type="string">
            <text:p>verabreden, verabredet, verabredete, hat verabredet</text:p>
          </table:table-cell>
          <table:table-cell office:value-type="string">
            <text:p>convenir,fijar</text:p>
          </table:table-cell>
          <table:table-cell office:value-type="string">
            <text:p>VERB</text:p>
          </table:table-cell>
          <table:table-cell office:value-type="string">
            <text:p>Wir haben uns mit Freunden verabredet. Wir wollen zusammen essen.</text:p>
          </table:table-cell>
        </table:table-row>
        <table:table-row table:style-name="ro1">
          <table:table-cell office:value-type="string">
            <text:p>verabschieden, verabschiedet, verabschiedete, hat verabschiedet</text:p>
          </table:table-cell>
          <table:table-cell office:value-type="string">
            <text:p>despedir,aprobar</text:p>
          </table:table-cell>
          <table:table-cell office:value-type="string">
            <text:p>VERB</text:p>
          </table:table-cell>
          <table:table-cell office:value-type="string">
            <text:p>Es ist schon 23 Uhr. Ich möchte mich verabschieden.</text:p>
          </table:table-cell>
        </table:table-row>
        <table:table-row table:style-name="ro1">
          <table:table-cell office:value-type="string">
            <text:p>verändern, verändert, veränderte, hat verändert</text:p>
          </table:table-cell>
          <table:table-cell office:value-type="string">
            <text:p>cambiar,variar,modificar,transformar</text:p>
          </table:table-cell>
          <table:table-cell office:value-type="string">
            <text:p>VERB</text:p>
          </table:table-cell>
          <table:table-cell office:value-type="string">
            <text:p>Wir haben uns lange nicht gesehen. Aber du hast dich gar nicht verändert.</text:p>
          </table:table-cell>
        </table:table-row>
        <table:table-row table:style-name="ro1">
          <table:table-cell office:value-type="string">
            <text:p>verbessern, verbessert, verbesserte, hat verbessert</text:p>
          </table:table-cell>
          <table:table-cell office:value-type="string">
            <text:p>mejorar, perfeccionar,batir,corregir</text:p>
          </table:table-cell>
          <table:table-cell office:value-type="string">
            <text:p>VERB</text:p>
          </table:table-cell>
          <table:table-cell office:value-type="string">
            <text:p>1. Ich habe mein Deutsch verbessert. 2. Meine Kinder haben sich in der Schule verbessert.</text:p>
          </table:table-cell>
        </table:table-row>
        <table:table-row table:style-name="ro1">
          <table:table-cell office:value-type="string">
            <text:p>verbieten, verbietet, verbot, hat verboten</text:p>
          </table:table-cell>
          <table:table-cell office:value-type="string">
            <text:p>prohibir</text:p>
          </table:table-cell>
          <table:table-cell office:value-type="string">
            <text:p>VERB</text:p>
          </table:table-cell>
          <table:table-cell office:value-type="string">
            <text:p>Ich habe meinen Kindern das Rauchen verboten.</text:p>
          </table:table-cell>
        </table:table-row>
        <table:table-row table:style-name="ro1">
          <table:table-cell office:value-type="string">
            <text:p>verbinden, verbindet, verband, hat verbunden</text:p>
          </table:table-cell>
          <table:table-cell office:value-type="string">
            <text:p>unir con,conllevar,acarrear,obligar,ensamblar,empalmar,enganchar,comunicar con,asociar con,vendar</text:p>
          </table:table-cell>
          <table:table-cell office:value-type="string">
            <text:p>VERB</text:p>
          </table:table-cell>
          <table:table-cell office:value-type="string">
            <text:p>1. Wir müssen die Wunde sofort verbinden.2. Sie sind falsch verbunden! Hier ist Müller, nicht Meyer.</text:p>
          </table:table-cell>
        </table:table-row>
        <table:table-row table:style-name="ro1">
          <table:table-cell office:value-type="string">
            <text:p>verbrauchen, verbraucht, verbrauchte, hat verbraucht</text:p>
          </table:table-cell>
          <table:table-cell office:value-type="string">
            <text:p>gastar,consumir,agotar</text:p>
          </table:table-cell>
          <table:table-cell office:value-type="string">
            <text:p>VERB</text:p>
          </table:table-cell>
          <table:table-cell office:value-type="string">
            <text:p>Wie viel Benzin verbraucht dein Auto?</text:p>
          </table:table-cell>
        </table:table-row>
        <table:table-row table:style-name="ro1">
          <table:table-cell office:value-type="string">
            <text:p>verbrennen, verbrennt, verbrannte, hat verbrannt</text:p>
          </table:table-cell>
          <table:table-cell office:value-type="string">
            <text:p>quemar,incinerar,quemarse,morir abrasado [oder calcinado]</text:p>
          </table:table-cell>
          <table:table-cell office:value-type="string">
            <text:p>VERB</text:p>
          </table:table-cell>
          <table:table-cell office:value-type="string">
            <text:p>Der Herd war noch heiß. Ich habe mich verbrannt.</text:p>
          </table:table-cell>
        </table:table-row>
        <table:table-row table:style-name="ro1">
          <table:table-cell office:value-type="string">
            <text:p>verbringen, verbringt, verbrachte, hat verbracht</text:p>
          </table:table-cell>
          <table:table-cell office:value-type="string">
            <text:p>pasar con,transportar</text:p>
          </table:table-cell>
          <table:table-cell office:value-type="string">
            <text:p>VERB</text:p>
          </table:table-cell>
          <table:table-cell office:value-type="string">
            <text:p>1. Wie haben Sie Ihren Urlaub verbracht?2. Die Feiertage haben wir mit der Familie verbracht.</text:p>
          </table:table-cell>
        </table:table-row>
        <table:table-row table:style-name="ro1">
          <table:table-cell office:value-type="string">
            <text:p>verdienen, verdient, verdiente, hat verdient</text:p>
          </table:table-cell>
          <table:table-cell office:value-type="string">
            <text:p>ganar,merecer</text:p>
          </table:table-cell>
          <table:table-cell office:value-type="string">
            <text:p>VERB</text:p>
          </table:table-cell>
          <table:table-cell office:value-type="string">
            <text:p>1. In diesem Beruf verdient man gut. 2. Rita hat den Urlaub wirklich verdient.</text:p>
          </table:table-cell>
        </table:table-row>
        <table:table-row table:style-name="ro1">
          <table:table-cell office:value-type="string">
            <text:p>vereinbaren, vereinbart, vereinbarte, hat vereinbart</text:p>
          </table:table-cell>
          <table:table-cell office:value-type="string">
            <text:p>concertar, acordar,fijar, establecer,aunar,conciliar con</text:p>
          </table:table-cell>
          <table:table-cell office:value-type="string">
            <text:p>VERB</text:p>
          </table:table-cell>
          <table:table-cell office:value-type="string">
            <text:p>Können wir einen Termin vereinbaren?</text:p>
          </table:table-cell>
        </table:table-row>
        <table:table-row table:style-name="ro1">
          <table:table-cell office:value-type="string">
            <text:p>vergessen, vergisst, vergaß, hat vergessen</text:p>
          </table:table-cell>
          <table:table-cell office:value-type="string">
            <text:p>olvidar</text:p>
          </table:table-cell>
          <table:table-cell office:value-type="string">
            <text:p>VERB</text:p>
          </table:table-cell>
          <table:table-cell office:value-type="string">
            <text:p>1. Ich habe den Termin ganz vergessen. 2. Ich habe meinen Pass vergessen.</text:p>
          </table:table-cell>
        </table:table-row>
        <table:table-row table:style-name="ro1">
          <table:table-cell office:value-type="string">
            <text:p>vergleichen, vergleicht, verglich, hat verglichen</text:p>
          </table:table-cell>
          <table:table-cell office:value-type="string">
            <text:p>comparar</text:p>
          </table:table-cell>
          <table:table-cell office:value-type="string">
            <text:p>VERB</text:p>
          </table:table-cell>
          <table:table-cell office:value-type="string">
            <text:p>Vergleichen Sie die Angebote.</text:p>
          </table:table-cell>
        </table:table-row>
        <table:table-row table:style-name="ro1">
          <table:table-cell office:value-type="string">
            <text:p>vergrößern, vergrößert, vergrößerte, hat vergrößert</text:p>
          </table:table-cell>
          <table:table-cell office:value-type="string">
            <text:p>agrandar, ampliar,aumentar,ampliar,aumentar, acrecentar,agravar</text:p>
          </table:table-cell>
          <table:table-cell office:value-type="string">
            <text:p>VERB</text:p>
          </table:table-cell>
          <table:table-cell office:value-type="string">
            <text:p>1. Können Sie das Foto vergrößern? 2. Wir wollen unser Geschäft</text:p>
          </table:table-cell>
        </table:table-row>
        <table:table-row table:style-name="ro1">
          <table:table-cell office:value-type="string">
            <text:p>verhaften, verhaftet, verhaftete, hat verhaftet</text:p>
          </table:table-cell>
          <table:table-cell office:value-type="string">
            <text:p>arrestar, detener</text:p>
          </table:table-cell>
          <table:table-cell office:value-type="string">
            <text:p>VERB</text:p>
          </table:table-cell>
          <table:table-cell office:value-type="string">
            <text:p>vergrößern. Die Polizei hat einen Mann verhaftet.</text:p>
          </table:table-cell>
        </table:table-row>
        <table:table-row table:style-name="ro1">
          <table:table-cell office:value-type="string">
            <text:p>verhalten, verhält, verhielt, hat verhalten</text:p>
          </table:table-cell>
          <table:table-cell office:value-type="string">
            <text:p>reservado</text:p>
          </table:table-cell>
          <table:table-cell office:value-type="string">
            <text:p>VERB</text:p>
          </table:table-cell>
          <table:table-cell office:value-type="string">
            <text:p>Der Mann hat sich uns gegenüber merkwürdig verhalten.</text:p>
          </table:table-cell>
        </table:table-row>
        <table:table-row table:style-name="ro1">
          <table:table-cell office:value-type="string">
            <text:p>verhindern, verhindert, verhinderte, hat verhindert</text:p>
          </table:table-cell>
          <table:table-cell office:value-type="string">
            <text:p>impedir,barajar Chil, Mex,evitar</text:p>
          </table:table-cell>
          <table:table-cell office:value-type="string">
            <text:p>VERB</text:p>
          </table:table-cell>
          <table:table-cell office:value-type="string">
            <text:p>Wir konnten den Unfall nicht verhindern.</text:p>
          </table:table-cell>
        </table:table-row>
        <table:table-row table:style-name="ro1">
          <table:table-cell office:value-type="string">
            <text:p>verkaufen, verkauft, verkaufte, hat verkauft</text:p>
          </table:table-cell>
          <table:table-cell office:value-type="string">
            <text:p>vender a por,trocar CSur,hacer creer</text:p>
          </table:table-cell>
          <table:table-cell office:value-type="string">
            <text:p>VERB</text:p>
          </table:table-cell>
          <table:table-cell office:value-type="string">
            <text:p>Ich habe unser altes Auto verkauft.</text:p>
          </table:table-cell>
        </table:table-row>
        <table:table-row table:style-name="ro1">
          <table:table-cell office:value-type="string">
            <text:p>verlangen, verlangt, verlangte, hat verlangt</text:p>
          </table:table-cell>
          <table:table-cell office:value-type="string">
            <text:p>exigir,pedir,pedir, solicitar,exigir, requerir</text:p>
          </table:table-cell>
          <table:table-cell office:value-type="string">
            <text:p>VERB</text:p>
          </table:table-cell>
          <table:table-cell office:value-type="string">
            <text:p>1. Jeden Tag überstunden? Das können Sie nicht verlangen.2. Wie viel verlangen Sie für das Auto? 3. Frau Müller, Sie werden am Telefon verlangt.</text:p>
          </table:table-cell>
        </table:table-row>
        <table:table-row table:style-name="ro1">
          <table:table-cell office:value-type="string">
            <text:p>verlängern, verlängert, verlängerte, hat verlängert</text:p>
          </table:table-cell>
          <table:table-cell office:value-type="string">
            <text:p>prolongar,alargar,prorrogar,renovar,rebajar,aclarar,transformar</text:p>
          </table:table-cell>
          <table:table-cell office:value-type="string">
            <text:p>VERB</text:p>
          </table:table-cell>
          <table:table-cell office:value-type="string">
            <text:p>Ich muss meinen Pass verlängern lassen.</text:p>
          </table:table-cell>
        </table:table-row>
        <table:table-row table:style-name="ro1">
          <table:table-cell office:value-type="string">
            <text:p>verlassen, verlässt, verließ, hat verlassen</text:p>
          </table:table-cell>
          <table:table-cell office:value-type="string">
            <text:p>solitario,desierto,abandonado,abandonar,dejar,salir de</text:p>
          </table:table-cell>
          <table:table-cell office:value-type="string">
            <text:p>VERB</text:p>
          </table:table-cell>
          <table:table-cell office:value-type="string">
            <text:p>1. Er hat um 17 Uhr das Haus verlassen. 2. Mein Mann hat mich verlassen.</text:p>
          </table:table-cell>
        </table:table-row>
        <table:table-row table:style-name="ro1">
          <table:table-cell office:value-type="string">
            <text:p>verlassen auf sich</text:p>
          </table:table-cell>
          <table:table-cell/>
          <table:table-cell office:value-type="string">
            <text:p>VERB</text:p>
          </table:table-cell>
          <table:table-cell office:value-type="string">
            <text:p>1. Du kannst dich auf mich verlassen. Ich helfe dir auf jeden Fall.2. Bringen Sie mir das Auto morgen wieder zurück! Kann ich mich darauf verlassen?</text:p>
          </table:table-cell>
        </table:table-row>
        <table:table-row table:style-name="ro1">
          <table:table-cell office:value-type="string">
            <text:p>verlaufen sich, verläuft sich, verlief sich, hat sich verlaufen</text:p>
          </table:table-cell>
          <table:table-cell/>
          <table:table-cell office:value-type="string">
            <text:p>VERB</text:p>
          </table:table-cell>
          <table:table-cell office:value-type="string">
            <text:p>Gestern haben wir uns im Wald verlaufen. Wir haben erst eine Stunde später den richtigen Weg gefunden.</text:p>
          </table:table-cell>
        </table:table-row>
        <table:table-row table:style-name="ro1">
          <table:table-cell office:value-type="string">
            <text:p>verleihen, verleiht, verlieh, hat verliehen</text:p>
          </table:table-cell>
          <table:table-cell office:value-type="string">
            <text:p>prestar a,alquilar a,conceder a,otorgar a,conferir a,dar</text:p>
          </table:table-cell>
          <table:table-cell office:value-type="string">
            <text:p>VERB</text:p>
          </table:table-cell>
          <table:table-cell office:value-type="string">
            <text:p>Mein Auto habe ich verliehen.</text:p>
          </table:table-cell>
        </table:table-row>
        <table:table-row table:style-name="ro1">
          <table:table-cell office:value-type="string">
            <text:p>verletzen, verletzt, verletzte, hat verletzt</text:p>
          </table:table-cell>
          <table:table-cell office:value-type="string">
            <text:p>herir en,ofender, herir,infringir, violar,atentar contra</text:p>
          </table:table-cell>
          <table:table-cell office:value-type="string">
            <text:p>VERB</text:p>
          </table:table-cell>
          <table:table-cell office:value-type="string">
            <text:p>1. Ich habe mich an der Hand verletzt. 2. Ich habe mir den Arm verletzt.</text:p>
          </table:table-cell>
        </table:table-row>
        <table:table-row table:style-name="ro1">
          <table:table-cell office:value-type="string">
            <text:p>verlieben, verliebt, verliebte, hat verliebt</text:p>
          </table:table-cell>
          <table:table-cell/>
          <table:table-cell office:value-type="string">
            <text:p>VERB</text:p>
          </table:table-cell>
          <table:table-cell office:value-type="string">
            <text:p>Ich habe mich verliebt.</text:p>
          </table:table-cell>
        </table:table-row>
        <table:table-row table:style-name="ro1">
          <table:table-cell office:value-type="string">
            <text:p>verliebt sein verlieren, verliert, verlor, hat verloren</text:p>
          </table:table-cell>
          <table:table-cell/>
          <table:table-cell office:value-type="string">
            <text:p>VERB</text:p>
          </table:table-cell>
          <table:table-cell office:value-type="string">
            <text:p>Ich bin in Francesco verliebt.</text:p>
          </table:table-cell>
        </table:table-row>
        <table:table-row table:style-name="ro1">
          <table:table-cell office:value-type="string">
            <text:p>vermeiden, vermeidet, vermied, hat vermieden</text:p>
          </table:table-cell>
          <table:table-cell office:value-type="string">
            <text:p>evitar,eludir</text:p>
          </table:table-cell>
          <table:table-cell office:value-type="string">
            <text:p>VERB</text:p>
          </table:table-cell>
          <table:table-cell office:value-type="string">
            <text:p>Sie müssen den Verlust Ihrer Versicherung melden.</text:p>
          </table:table-cell>
        </table:table-row>
        <table:table-row table:style-name="ro1">
          <table:table-cell office:value-type="string">
            <text:p>vermieten, vermietet,</text:p>
          </table:table-cell>
          <table:table-cell office:value-type="string">
            <text:p>alquilar a</text:p>
          </table:table-cell>
          <table:table-cell office:value-type="string">
            <text:p>VERB</text:p>
          </table:table-cell>
          <table:table-cell office:value-type="string">
            <text:p>Der Arzt sagt, ich soll Stress vermeiden.</text:p>
          </table:table-cell>
        </table:table-row>
        <table:table-row table:style-name="ro1">
          <table:table-cell office:value-type="string">
            <text:p>vermietete, hat vermietet</text:p>
          </table:table-cell>
          <table:table-cell/>
          <table:table-cell office:value-type="string">
            <text:p>VERB</text:p>
          </table:table-cell>
          <table:table-cell office:value-type="string">
            <text:p>1. Bei uns im Haus ist ein Zimmer zu vermieten. 2. Die Wohnung ist schon vermietet.</text:p>
          </table:table-cell>
        </table:table-row>
        <table:table-row table:style-name="ro1">
          <table:table-cell office:value-type="string">
            <text:p>vermissen, vermisst, vermisste, hat vermisst</text:p>
          </table:table-cell>
          <table:table-cell office:value-type="string">
            <text:p>echar de menos,echar en falta</text:p>
          </table:table-cell>
          <table:table-cell office:value-type="string">
            <text:p>VERB</text:p>
          </table:table-cell>
          <table:table-cell office:value-type="string">
            <text:p>Ich vermisse meine Familie.</text:p>
          </table:table-cell>
        </table:table-row>
        <table:table-row table:style-name="ro1">
          <table:table-cell office:value-type="string">
            <text:p>verpacken, verpackt, verpackte, hat verpackt</text:p>
          </table:table-cell>
          <table:table-cell office:value-type="string">
            <text:p>embalar,empaquetar,envasar</text:p>
          </table:table-cell>
          <table:table-cell office:value-type="string">
            <text:p>VERB</text:p>
          </table:table-cell>
          <table:table-cell office:value-type="string">
            <text:p>Hast Du die Pakete gut verpackt?</text:p>
          </table:table-cell>
        </table:table-row>
        <table:table-row table:style-name="ro1">
          <table:table-cell office:value-type="string">
            <text:p>verpassen, verpasst,verpasste, hat verpasst</text:p>
          </table:table-cell>
          <table:table-cell office:value-type="string">
            <text:p>perder,no encontrar,desaprovechar, dejar escapar</text:p>
          </table:table-cell>
          <table:table-cell office:value-type="string">
            <text:p>VERB</text:p>
          </table:table-cell>
          <table:table-cell office:value-type="string">
            <text:p>1. Ich habe den Zug verpasst. 2. Ich habe die Nachrichten verpasst.</text:p>
          </table:table-cell>
        </table:table-row>
        <table:table-row table:style-name="ro1">
          <table:table-cell office:value-type="string">
            <text:p>verreisen, verreist, verreiste, ist verreist</text:p>
          </table:table-cell>
          <table:table-cell office:value-type="string">
            <text:p>irse [oder salir] de viaje a</text:p>
          </table:table-cell>
          <table:table-cell office:value-type="string">
            <text:p>VERB</text:p>
          </table:table-cell>
          <table:table-cell office:value-type="string">
            <text:p>Frau Dr. Müller ist zurzeit verreist.</text:p>
          </table:table-cell>
        </table:table-row>
        <table:table-row table:style-name="ro1">
          <table:table-cell office:value-type="string">
            <text:p>verschieben, verschiebt, verschob, hat verschoben</text:p>
          </table:table-cell>
          <table:table-cell office:value-type="string">
            <text:p>cambiar de sitio,desplazar,mover,correr,aplazar para,dejar para,traficar con</text:p>
          </table:table-cell>
          <table:table-cell office:value-type="string">
            <text:p>VERB</text:p>
          </table:table-cell>
          <table:table-cell office:value-type="string">
            <text:p>Leider muss ich den Termin verschieben. Morgen kann ich nicht.</text:p>
          </table:table-cell>
        </table:table-row>
        <table:table-row table:style-name="ro1">
          <table:table-cell office:value-type="string">
            <text:p>verschreiben, verschreibt, verschrieb, hat verschrieben</text:p>
          </table:table-cell>
          <table:table-cell office:value-type="string">
            <text:p>prescribir,recetar,gastar</text:p>
          </table:table-cell>
          <table:table-cell office:value-type="string">
            <text:p>VERB</text:p>
          </table:table-cell>
          <table:table-cell office:value-type="string">
            <text:p>Die ärztin hat mir Tabletten verschrieben.</text:p>
          </table:table-cell>
        </table:table-row>
        <table:table-row table:style-name="ro1">
          <table:table-cell office:value-type="string">
            <text:p>verschwinden, verschwindet, verschwand, ist verschwunden</text:p>
          </table:table-cell>
          <table:table-cell office:value-type="string">
            <text:p>desaparecer,fletarse Cuba, Mex</text:p>
          </table:table-cell>
          <table:table-cell office:value-type="string">
            <text:p>VERB</text:p>
          </table:table-cell>
          <table:table-cell office:value-type="string">
            <text:p>Mein Ausweis ist verschwunden. Hast du ihn vielleicht gesehen?</text:p>
          </table:table-cell>
        </table:table-row>
        <table:table-row table:style-name="ro1">
          <table:table-cell office:value-type="string">
            <text:p>versichern, versichert, versicherte, hat versichert</text:p>
          </table:table-cell>
          <table:table-cell office:value-type="string">
            <text:p>asegurar,asegurar contra</text:p>
          </table:table-cell>
          <table:table-cell office:value-type="string">
            <text:p>VERB</text:p>
          </table:table-cell>
          <table:table-cell office:value-type="string">
            <text:p>1. Wollen Sie Ihr Gepäck versichern? 2. Wie sind Sie versichert?</text:p>
          </table:table-cell>
        </table:table-row>
        <table:table-row table:style-name="ro1">
          <table:table-cell office:value-type="string">
            <text:p>versorgen, versorgt, versorgte, hat versorgt</text:p>
          </table:table-cell>
          <table:table-cell office:value-type="string">
            <text:p>proveer de,proporcionar,abastecer de,aprovisionar de,surtir de,mantener,sustentar,cuidar de,ocuparse de,guardar</text:p>
          </table:table-cell>
          <table:table-cell office:value-type="string">
            <text:p>VERB</text:p>
          </table:table-cell>
          <table:table-cell office:value-type="string">
            <text:p>Ich muss meine Kinder allein versorgen.</text:p>
          </table:table-cell>
        </table:table-row>
        <table:table-row table:style-name="ro1">
          <table:table-cell office:value-type="string">
            <text:p>versprechen, verspricht, versprach, hat versprochen</text:p>
          </table:table-cell>
          <table:table-cell office:value-type="string">
            <text:p>prometer</text:p>
          </table:table-cell>
          <table:table-cell office:value-type="string">
            <text:p>VERB</text:p>
          </table:table-cell>
          <table:table-cell office:value-type="string">
            <text:p>1. Meine Mutter hat mir versprochen, mich abzuholen.2. Entschuldigen Sie, ich habe mich versprochen.</text:p>
          </table:table-cell>
        </table:table-row>
        <table:table-row table:style-name="ro1">
          <table:table-cell office:value-type="string">
            <text:p>verstecken, versteckt, versteckte, hat versteckt</text:p>
          </table:table-cell>
          <table:table-cell office:value-type="string">
            <text:p>esconder de,ocultar de</text:p>
          </table:table-cell>
          <table:table-cell office:value-type="string">
            <text:p>VERB</text:p>
          </table:table-cell>
          <table:table-cell office:value-type="string">
            <text:p>1. Ich habe das Geld hinter dem Regal versteckt. 2. Die Kinder verstecken sich im Wald.</text:p>
          </table:table-cell>
        </table:table-row>
        <table:table-row table:style-name="ro1">
          <table:table-cell office:value-type="string">
            <text:p>verstehen, versteht, verstand, hat verstanden</text:p>
          </table:table-cell>
          <table:table-cell office:value-type="string">
            <text:p>entender, comprender,captar fam,entender por,saber,comprender</text:p>
          </table:table-cell>
          <table:table-cell office:value-type="string">
            <text:p>VERB</text:p>
          </table:table-cell>
          <table:table-cell office:value-type="string">
            <text:p>1. Ich kann Sie kaum verstehen. Sprechen Sie bitte lauter. 2. Den Satz verstehe ich nicht. 3. Ich verstehe nichts von Computern. 4. Unsere beiden Kinder verstehen sich sehr gut.</text:p>
          </table:table-cell>
        </table:table-row>
        <table:table-row table:style-name="ro1">
          <table:table-cell office:value-type="string">
            <text:p>versuchen, versucht, versuchte, hat versucht</text:p>
          </table:table-cell>
          <table:table-cell office:value-type="string">
            <text:p>intentar,probar,probar a,tentar a</text:p>
          </table:table-cell>
          <table:table-cell office:value-type="string">
            <text:p>VERB</text:p>
          </table:table-cell>
          <table:table-cell office:value-type="string">
            <text:p>1. Versuchen Sie doch mal meinen Apfelkuchen. 2. Ich habe immer wieder versucht, Sie zu erreichen. 3. Haben Sie es schon mal mit diesem Mittel versucht?</text:p>
          </table:table-cell>
        </table:table-row>
        <table:table-row table:style-name="ro1">
          <table:table-cell office:value-type="string">
            <text:p>verteilen, verteilt, verteilte, hat verteilt</text:p>
          </table:table-cell>
          <table:table-cell office:value-type="string">
            <text:p>repartir entre,distribuir entre,asignar,extender,untar</text:p>
          </table:table-cell>
          <table:table-cell office:value-type="string">
            <text:p>VERB</text:p>
          </table:table-cell>
          <table:table-cell office:value-type="string">
            <text:p>Kannst du bitte schon mal die Gläser verteilen?</text:p>
          </table:table-cell>
        </table:table-row>
        <table:table-row table:style-name="ro1">
          <table:table-cell office:value-type="string">
            <text:p>vertrauen, vertraut, vertraute, hat vertraut</text:p>
          </table:table-cell>
          <table:table-cell/>
          <table:table-cell office:value-type="string">
            <text:p>VERB</text:p>
          </table:table-cell>
          <table:table-cell office:value-type="string">
            <text:p>Ich kenne dich gut. Ich vertraue dir.</text:p>
          </table:table-cell>
        </table:table-row>
        <table:table-row table:style-name="ro1">
          <table:table-cell office:value-type="string">
            <text:p>vertreten, vertritt, vertrat, hat vertreten</text:p>
          </table:table-cell>
          <table:table-cell office:value-type="string">
            <text:p>sustituir,reemplazar,representar,defender la causa de,velar por,responsabilizarse de,defender,sostener,torcerse</text:p>
          </table:table-cell>
          <table:table-cell office:value-type="string">
            <text:p>VERB</text:p>
          </table:table-cell>
          <table:table-cell office:value-type="string">
            <text:p>Wer vertritt Sie, wenn Sie Urlaub machen?</text:p>
          </table:table-cell>
        </table:table-row>
        <table:table-row table:style-name="ro1">
          <table:table-cell office:value-type="string">
            <text:p>verurteilen, verurteilt, verurteilte, hat verurteilt</text:p>
          </table:table-cell>
          <table:table-cell office:value-type="string">
            <text:p>condenar a</text:p>
          </table:table-cell>
          <table:table-cell office:value-type="string">
            <text:p>VERB</text:p>
          </table:table-cell>
          <table:table-cell office:value-type="string">
            <text:p>Das Gericht hat den Täter zu drei Jahren Gefängnis verurteilt.</text:p>
          </table:table-cell>
        </table:table-row>
        <table:table-row table:style-name="ro1">
          <table:table-cell office:value-type="string">
            <text:p>verwechseln, verwechselt, verwechselte, hat verwechselt</text:p>
          </table:table-cell>
          <table:table-cell office:value-type="string">
            <text:p>confundir</text:p>
          </table:table-cell>
          <table:table-cell office:value-type="string">
            <text:p>VERB</text:p>
          </table:table-cell>
          <table:table-cell office:value-type="string">
            <text:p>Entschuldigen Sie, ich habe Sie mit jemand verwechselt.</text:p>
          </table:table-cell>
        </table:table-row>
        <table:table-row table:style-name="ro1">
          <table:table-cell office:value-type="string">
            <text:p>verwenden, verwendet,verwendete, hat verwendet</text:p>
          </table:table-cell>
          <table:table-cell office:value-type="string">
            <text:p>usar para en,emplear para en</text:p>
          </table:table-cell>
          <table:table-cell office:value-type="string">
            <text:p>VERB</text:p>
          </table:table-cell>
          <table:table-cell office:value-type="string">
            <text:p>Dieses Wort wird oft verwendet.</text:p>
          </table:table-cell>
        </table:table-row>
        <table:table-row table:style-name="ro1">
          <table:table-cell office:value-type="string">
            <text:p>vorbereiten, bereitet vor, bereitete vor, hat vorbereitet</text:p>
          </table:table-cell>
          <table:table-cell office:value-type="string">
            <text:p>preparar</text:p>
          </table:table-cell>
          <table:table-cell office:value-type="string">
            <text:p>VERB</text:p>
          </table:table-cell>
          <table:table-cell office:value-type="string">
            <text:p>1. Ich muss mich auf meine Prüfung vorbereiten. 2. Am Sonntag machen wir ein kleines Fest. Ich muss noch viel dafür vorbereiten.</text:p>
          </table:table-cell>
        </table:table-row>
        <table:table-row table:style-name="ro1">
          <table:table-cell office:value-type="string">
            <text:p>vorhaben, hat vor, hatte vor, hat vorgehabt</text:p>
          </table:table-cell>
          <table:table-cell office:value-type="string">
            <text:p>proponerse,tener la intención de,pensar hacer, tener planeado</text:p>
          </table:table-cell>
          <table:table-cell office:value-type="string">
            <text:p>VERB</text:p>
          </table:table-cell>
          <table:table-cell office:value-type="string">
            <text:p>Haben Sie morgen Abend schon etwas vor?</text:p>
          </table:table-cell>
        </table:table-row>
        <table:table-row table:style-name="ro1">
          <table:table-cell office:value-type="string">
            <text:p>vorkommen, kommt vor, kam vor, ist vorgekommen</text:p>
          </table:table-cell>
          <table:table-cell office:value-type="string">
            <text:p>venir hacia delante,pasar, ocurrir,existir,aparecer,figurar en,parecer</text:p>
          </table:table-cell>
          <table:table-cell office:value-type="string">
            <text:p>VERB</text:p>
          </table:table-cell>
          <table:table-cell office:value-type="string">
            <text:p>Tut mir leid. Ich habe den Termin vergessen. – Das kann vorkommen.</text:p>
          </table:table-cell>
        </table:table-row>
        <table:table-row table:style-name="ro1">
          <table:table-cell office:value-type="string">
            <text:p>vorlesen, liest vor, las vor, hat vorgelesen</text:p>
          </table:table-cell>
          <table:table-cell office:value-type="string">
            <text:p>leer en voz alta</text:p>
          </table:table-cell>
          <table:table-cell office:value-type="string">
            <text:p>VERB</text:p>
          </table:table-cell>
          <table:table-cell office:value-type="string">
            <text:p>1. Soll ich dir etwas vorlesen? 2. Ich lese meinen Kindern oft etwas vor.</text:p>
          </table:table-cell>
        </table:table-row>
        <table:table-row table:style-name="ro1">
          <table:table-cell office:value-type="string">
            <text:p>vornehmen sich, nimmt sich vor, nahm sich vor, hat sich vorgenommen</text:p>
          </table:table-cell>
          <table:table-cell/>
          <table:table-cell office:value-type="string">
            <text:p>VERB</text:p>
          </table:table-cell>
          <table:table-cell office:value-type="string">
            <text:p>Ich habe mir vorgenommen, nicht mehr zu rauchen.</text:p>
          </table:table-cell>
        </table:table-row>
        <table:table-row table:style-name="ro1">
          <table:table-cell office:value-type="string">
            <text:p>vorschlagen, schlägt vor, schlug vor, hat vorgeschlagen</text:p>
          </table:table-cell>
          <table:table-cell office:value-type="string">
            <text:p>proponer para como,recomendar</text:p>
          </table:table-cell>
          <table:table-cell office:value-type="string">
            <text:p>VERB</text:p>
          </table:table-cell>
          <table:table-cell office:value-type="string">
            <text:p>1. Ich schlage vor, dass wir eine Pause machen. 2. Was wollen wir am Wochenende machen? Was schlägst du vor?</text:p>
          </table:table-cell>
        </table:table-row>
        <table:table-row table:style-name="ro1">
          <table:table-cell office:value-type="string">
            <text:p>vorstellen, stellt vor, stellte vor, hat vorgestellt</text:p>
          </table:table-cell>
          <table:table-cell office:value-type="string">
            <text:p>poner delante de,colocar delante de,adelantar,presentar,significar,representar</text:p>
          </table:table-cell>
          <table:table-cell office:value-type="string">
            <text:p>VERB</text:p>
          </table:table-cell>
          <table:table-cell office:value-type="string">
            <text:p>1. Ich möchte mich vorstellen: Mein Name ist Schuster.2. Darf ich dir meine Frau vorstellen? 3. So schwierig habe ich mir die Arbeit nicht vorgestellt.</text:p>
          </table:table-cell>
        </table:table-row>
        <table:table-row table:style-name="ro1">
          <table:table-cell office:value-type="string">
            <text:p>wachsen, wächst, wuchs, ist gewachsen</text:p>
          </table:table-cell>
          <table:table-cell office:value-type="string">
            <text:p>crecer,aumentar,encerar</text:p>
          </table:table-cell>
          <table:table-cell office:value-type="string">
            <text:p>VERB</text:p>
          </table:table-cell>
          <table:table-cell office:value-type="string">
            <text:p>1. Mein Sohn ist sehr gewachsen. Er ist jetzt schon größer als ich. 2. Ich will mir die Haare wachsen lassen. 3. In meinem Garten wachsen Tomaten und Paprika.</text:p>
          </table:table-cell>
        </table:table-row>
        <table:table-row table:style-name="ro1">
          <table:table-cell office:value-type="string">
            <text:p>wählen, wählt, wählte, hat gewählt</text:p>
          </table:table-cell>
          <table:table-cell office:value-type="string">
            <text:p>celebrar elecciones,votar,elegir, escoger,marcar,escoger,elegir,seleccionar</text:p>
          </table:table-cell>
          <table:table-cell office:value-type="string">
            <text:p>VERB</text:p>
          </table:table-cell>
          <table:table-cell office:value-type="string">
            <text:p>1. Sie können wählen: Als Vorspeise gibt es Suppe oder Salat. 2. Sie müssen erst eine Null wählen. 3. Ich habe diese Partei nicht gewählt.</text:p>
          </table:table-cell>
        </table:table-row>
        <table:table-row table:style-name="ro1">
          <table:table-cell office:value-type="string">
            <text:p>wandern, wandert, wanderte, ist gewandert</text:p>
          </table:table-cell>
          <table:table-cell office:value-type="string">
            <text:p>hacer una excursión (a pie),caminar,migrar,ser movedizo,recorrer,caminar por por,acabar en,ir a parar [oder dar] a</text:p>
          </table:table-cell>
          <table:table-cell office:value-type="string">
            <text:p>VERB</text:p>
          </table:table-cell>
          <table:table-cell office:value-type="string">
            <text:p>Man hört alles. Wir gehen oft wandern.</text:p>
          </table:table-cell>
        </table:table-row>
        <table:table-row table:style-name="ro1">
          <table:table-cell office:value-type="string">
            <text:p>warnen, warnt, warnte, hat gewarnt</text:p>
          </table:table-cell>
          <table:table-cell office:value-type="string">
            <text:p>avisar de que,advertir de</text:p>
          </table:table-cell>
          <table:table-cell office:value-type="string">
            <text:p>VERB</text:p>
          </table:table-cell>
          <table:table-cell office:value-type="string">
            <text:p>Ich warne Sie. Der Hund ist gefährlich.</text:p>
          </table:table-cell>
        </table:table-row>
        <table:table-row table:style-name="ro1">
          <table:table-cell office:value-type="string">
            <text:p>warten, wartet, wartete, hat gewartet</text:p>
          </table:table-cell>
          <table:table-cell office:value-type="string">
            <text:p>esperar</text:p>
          </table:table-cell>
          <table:table-cell office:value-type="string">
            <text:p>VERB</text:p>
          </table:table-cell>
          <table:table-cell office:value-type="string">
            <text:p>1. Können Sie ein paar Minuten warten? 2. Auf wen warten Sie? 3. Ich warte seit einer Stunde auf dich.</text:p>
          </table:table-cell>
        </table:table-row>
        <table:table-row table:style-name="ro1">
          <table:table-cell office:value-type="string">
            <text:p>waschen, wäscht, wusch, hat gewaschen</text:p>
          </table:table-cell>
          <table:table-cell office:value-type="string">
            <text:p>lavar,blanquear</text:p>
          </table:table-cell>
          <table:table-cell office:value-type="string">
            <text:p>VERB</text:p>
          </table:table-cell>
          <table:table-cell office:value-type="string">
            <text:p>1. Ich habe die Bluse gerade frisch gewaschen. 2. Wo kann ich mir die Hände waschen? 3. Ich muss mir die Haare waschen.</text:p>
          </table:table-cell>
        </table:table-row>
        <table:table-row table:style-name="ro1">
          <table:table-cell office:value-type="string">
            <text:p>wechseln, wechselt, wechselte, hat gewechselt</text:p>
          </table:table-cell>
          <table:table-cell office:value-type="string">
            <text:p>cambiar,cambiar en,intercambiar</text:p>
          </table:table-cell>
          <table:table-cell office:value-type="string">
            <text:p>VERB</text:p>
          </table:table-cell>
          <table:table-cell office:value-type="string">
            <text:p>1. Können Sie 50 Euro wechseln? 2. Geld können Sie auch noch an der Grenze wechseln. 3. Wir müssen das Rad wechseln. 4. Kannst du Reifen wechseln?</text:p>
          </table:table-cell>
        </table:table-row>
        <table:table-row table:style-name="ro1">
          <table:table-cell office:value-type="string">
            <text:p>wecken, weckt, weckte, hat geweckt</text:p>
          </table:table-cell>
          <table:table-cell office:value-type="string">
            <text:p>despertar</text:p>
          </table:table-cell>
          <table:table-cell office:value-type="string">
            <text:p>VERB</text:p>
          </table:table-cell>
          <table:table-cell office:value-type="string">
            <text:p>Können Sie mich morgen früh um sechs wecken?</text:p>
          </table:table-cell>
        </table:table-row>
        <table:table-row table:style-name="ro1">
          <table:table-cell office:value-type="string">
            <text:p>weh tun, tut weh, tat weh, hat weh getan</text:p>
          </table:table-cell>
          <table:table-cell/>
          <table:table-cell office:value-type="string">
            <text:p>VERB</text:p>
          </table:table-cell>
          <table:table-cell office:value-type="string">
            <text:p>1. Wo tut es weh? 2. Mir tut der Rücken weh. 3. Hast du dir weh getan?</text:p>
          </table:table-cell>
        </table:table-row>
        <table:table-row table:style-name="ro1">
          <table:table-cell office:value-type="string">
            <text:p>weinen, weint, weinte, hat geweint</text:p>
          </table:table-cell>
          <table:table-cell office:value-type="string">
            <text:p>llorar de,llorar</text:p>
          </table:table-cell>
          <table:table-cell office:value-type="string">
            <text:p>VERB</text:p>
          </table:table-cell>
          <table:table-cell office:value-type="string">
            <text:p>Bitte nicht weinen. Du bekommst eine neue Puppe.</text:p>
          </table:table-cell>
        </table:table-row>
        <table:table-row table:style-name="ro1">
          <table:table-cell office:value-type="string">
            <text:p>weiterbilden sich, bildet sich weiter, bildete sich weiter, hat sich weitergebildet</text:p>
          </table:table-cell>
          <table:table-cell/>
          <table:table-cell office:value-type="string">
            <text:p>VERB</text:p>
          </table:table-cell>
          <table:table-cell office:value-type="string">
            <text:p>Du musst dich weiterbilden.</text:p>
          </table:table-cell>
        </table:table-row>
        <table:table-row table:style-name="ro1">
          <table:table-cell office:value-type="string">
            <text:p>welch-, welcher, welche, welches</text:p>
          </table:table-cell>
          <table:table-cell/>
          <table:table-cell office:value-type="string">
            <text:p>VERB</text:p>
          </table:table-cell>
          <table:table-cell office:value-type="string">
            <text:p>1. Welcher Tag ist heute? 2. Welchen Kurs hast du gemacht? 3. Welche äpfel möchten Sie?</text:p>
          </table:table-cell>
        </table:table-row>
        <table:table-row table:style-name="ro1">
          <table:table-cell office:value-type="string">
            <text:p>wenden, wendet, wendete, hat gewendet</text:p>
          </table:table-cell>
          <table:table-cell office:value-type="string">
            <text:p>girar, dar la vuelta,virar,dar la vuelta a,volver,dirigir,invertir en</text:p>
          </table:table-cell>
          <table:table-cell office:value-type="string">
            <text:p>VERB</text:p>
          </table:table-cell>
          <table:table-cell office:value-type="string">
            <text:p>Sie müssen zurückfahren, aber hier dürfen Sie nicht wenden.</text:p>
          </table:table-cell>
        </table:table-row>
        <table:table-row table:style-name="ro1">
          <table:table-cell office:value-type="string">
            <text:p>werden, wird, wurde, ist geworden</text:p>
          </table:table-cell>
          <table:table-cell office:value-type="string">
            <text:p>ponerse,volverse,hacerse,llegar a ser,devenir,convertirse en,salir,ser</text:p>
          </table:table-cell>
          <table:table-cell office:value-type="string">
            <text:p>VERB</text:p>
          </table:table-cell>
          <table:table-cell office:value-type="string">
            <text:p>1. Es wird kalt. 2. Ich habe morgen Geburtstag.– Wie alt wirst du denn? 3. Warum fährst du so schnell?Bist du verrückt geworden? 4. Mein Sohn möchte Polizist werden.</text:p>
          </table:table-cell>
        </table:table-row>
        <table:table-row table:style-name="ro1">
          <table:table-cell office:value-type="string">
            <text:p>werfen, wirft, warf, hat geworfen</text:p>
          </table:table-cell>
          <table:table-cell office:value-type="string">
            <text:p>echar, tirar,lanzar, arrojar,formar,parir,lanzar</text:p>
          </table:table-cell>
          <table:table-cell office:value-type="string">
            <text:p>VERB</text:p>
          </table:table-cell>
          <table:table-cell office:value-type="string">
            <text:p>Die Kinder haben Steine ins Wasser geworfen.</text:p>
          </table:table-cell>
        </table:table-row>
        <table:table-row table:style-name="ro1">
          <table:table-cell office:value-type="string">
            <text:p>widersprechen, widerspricht, widersprach, hat widersprochen</text:p>
          </table:table-cell>
          <table:table-cell/>
          <table:table-cell office:value-type="string">
            <text:p>VERB</text:p>
          </table:table-cell>
          <table:table-cell office:value-type="string">
            <text:p>1. Da muss ich Ihnen widersprechen. 2. Er widerspricht sich ständig!</text:p>
          </table:table-cell>
        </table:table-row>
        <table:table-row table:style-name="ro1">
          <table:table-cell office:value-type="string">
            <text:p>wiederholen, wiederholt, wiederholte, hat wiederholt</text:p>
          </table:table-cell>
          <table:table-cell office:value-type="string">
            <text:p>repetir,repasar,ir a buscar otra vez</text:p>
          </table:table-cell>
          <table:table-cell office:value-type="string">
            <text:p>VERB</text:p>
          </table:table-cell>
          <table:table-cell office:value-type="string">
            <text:p>1. Können Sie die Nummer bitte wiederholen?2. Ich wiederhole: Die Nummer ist 3487.</text:p>
          </table:table-cell>
        </table:table-row>
        <table:table-row table:style-name="ro1">
          <table:table-cell office:value-type="string">
            <text:p>wiegen, wiegt, wog, hat gewogen</text:p>
          </table:table-cell>
          <table:table-cell office:value-type="string">
            <text:p>mover, agitar,mecer,picar,pesar</text:p>
          </table:table-cell>
          <table:table-cell office:value-type="string">
            <text:p>VERB</text:p>
          </table:table-cell>
          <table:table-cell office:value-type="string">
            <text:p>1. Wie viel wiegst du? 2. Der Brief wiegt mehr als 20 Gramm.</text:p>
          </table:table-cell>
        </table:table-row>
        <table:table-row table:style-name="ro1">
          <table:table-cell office:value-type="string">
            <text:p>winken, winkt, winkte, hat gewinkt</text:p>
          </table:table-cell>
          <table:table-cell office:value-type="string">
            <text:p>hacer señas</text:p>
          </table:table-cell>
          <table:table-cell office:value-type="string">
            <text:p>VERB</text:p>
          </table:table-cell>
          <table:table-cell office:value-type="string">
            <text:p>Wir haben meine Mutter zum Zug gebracht. Die Kinder haben gewinkt.</text:p>
          </table:table-cell>
        </table:table-row>
        <table:table-row table:style-name="ro1">
          <table:table-cell office:value-type="string">
            <text:p>wirken, wirkt, wirkte, hat gewirkt</text:p>
          </table:table-cell>
          <table:table-cell office:value-type="string">
            <text:p>surtir efecto con en,parecer,dar la impresión de,destacar,resaltar,trabajar de para,tejer</text:p>
          </table:table-cell>
          <table:table-cell office:value-type="string">
            <text:p>VERB</text:p>
          </table:table-cell>
          <table:table-cell office:value-type="string">
            <text:p>Die Tabletten haben nicht gewirkt.</text:p>
          </table:table-cell>
        </table:table-row>
        <table:table-row table:style-name="ro1">
          <table:table-cell office:value-type="string">
            <text:p>wissen, weiß, wusste, hat gewusst</text:p>
          </table:table-cell>
          <table:table-cell office:value-type="string">
            <text:p>saber,acordarse,conocer,saber de,estar al corriente</text:p>
          </table:table-cell>
          <table:table-cell office:value-type="string">
            <text:p>VERB</text:p>
          </table:table-cell>
          <table:table-cell office:value-type="string">
            <text:p>1. Weißt du, wie der Hausmeister heißt? 2. Wissen Sie zufällig die Telefonnummer von Andreas? 3. Ich habe nicht gewusst,dass Pascal verheiratet ist. 4. Woher wissen Sie das?</text:p>
          </table:table-cell>
        </table:table-row>
        <table:table-row table:style-name="ro1">
          <table:table-cell office:value-type="string">
            <text:p>wohnen, wohnt, wohnte, hat gewohnt</text:p>
          </table:table-cell>
          <table:table-cell office:value-type="string">
            <text:p>vivir en en casa de,estar alojado en en casa de</text:p>
          </table:table-cell>
          <table:table-cell office:value-type="string">
            <text:p>VERB</text:p>
          </table:table-cell>
          <table:table-cell office:value-type="string">
            <text:p>1. Wir wohnen in einem alten Haus. 2. Ich wohne in München. 3. Wohnst du noch bei deinen Eltern?</text:p>
          </table:table-cell>
        </table:table-row>
        <table:table-row table:style-name="ro1">
          <table:table-cell office:value-type="string">
            <text:p>wollen, will, wollte, hat gewollt/ ... wollen</text:p>
          </table:table-cell>
          <table:table-cell office:value-type="string">
            <text:p>querer,tener la intención de,decir,requerir,desear,de lana</text:p>
          </table:table-cell>
          <table:table-cell office:value-type="string">
            <text:p>VERB</text:p>
          </table:table-cell>
          <table:table-cell office:value-type="string">
            <text:p>1. Peter will Arzt werden. 2. Wollen Sie einen Kaffee trinken? 3. Meine Eltern wollten nicht mitfahren. 4. Was hast du als Kind werden wollen? 5. Tut mir leid. Ich habe das nicht gewollt. </text:p>
          </table:table-cell>
        </table:table-row>
        <table:table-row table:style-name="ro1">
          <table:table-cell office:value-type="string">
            <text:p>wundern, wundert, wunderte, hat gewundert</text:p>
          </table:table-cell>
          <table:table-cell office:value-type="string">
            <text:p>asombrar, sorprender</text:p>
          </table:table-cell>
          <table:table-cell office:value-type="string">
            <text:p>VERB</text:p>
          </table:table-cell>
          <table:table-cell office:value-type="string">
            <text:p>1. Es wundert mich, dass das Essen hier so günstig ist.2. Ich wundere mich, dass du schon so früh aus der Schule kommst. Was ist los?</text:p>
          </table:table-cell>
        </table:table-row>
        <table:table-row table:style-name="ro1">
          <table:table-cell office:value-type="string">
            <text:p>wünschen, wünscht, wünschte, hat gewünscht</text:p>
          </table:table-cell>
          <table:table-cell office:value-type="string">
            <text:p>desear,querer,pedir</text:p>
          </table:table-cell>
          <table:table-cell office:value-type="string">
            <text:p>VERB</text:p>
          </table:table-cell>
          <table:table-cell office:value-type="string">
            <text:p>1. Ich wünsche Ihnen alles Gute. 2. Was wünschst du dir zum Geburtstag? 3. Wünsch mir Glück!</text:p>
          </table:table-cell>
        </table:table-row>
        <table:table-row table:style-name="ro1">
          <table:table-cell office:value-type="string">
            <text:p>zahlen, zahlt, zahlte, hat gezahlt</text:p>
          </table:table-cell>
          <table:table-cell office:value-type="string">
            <text:p>pagar,satisfacer, liquidar</text:p>
          </table:table-cell>
          <table:table-cell office:value-type="string">
            <text:p>VERB</text:p>
          </table:table-cell>
          <table:table-cell office:value-type="string">
            <text:p>1. Herr Ober, zahlen bitte! 2. Ich hatte keinen Fahrschein und musste 60 Euro Strafe zahlen. 3. Wir müssen im nächsten Jahr mehr Steuern zahlen.</text:p>
          </table:table-cell>
        </table:table-row>
        <table:table-row table:style-name="ro1">
          <table:table-cell office:value-type="string">
            <text:p>zählen, zählt, zählte, hat gezählt</text:p>
          </table:table-cell>
          <table:table-cell office:value-type="string">
            <text:p>contar,hacer recuento,hacer el censo,escrutar, hacer el escrutinio</text:p>
          </table:table-cell>
          <table:table-cell office:value-type="string">
            <text:p>VERB</text:p>
          </table:table-cell>
          <table:table-cell office:value-type="string">
            <text:p>1. Bitte zählen Sie das Wechselgeld sofort nach. 2. Ich habe das Geld noch nicht gezählt. 3. Mein Sohn kann schon bis 100 zählen. 4. Ich zähle auf dich!</text:p>
          </table:table-cell>
        </table:table-row>
        <table:table-row table:style-name="ro1">
          <table:table-cell office:value-type="string">
            <text:p>zeichnen, zeichnet, zeichnete, hat gezeichnet</text:p>
          </table:table-cell>
          <table:table-cell office:value-type="string">
            <text:p>dibujar,diseñar,esbozar,marcar,firmar</text:p>
          </table:table-cell>
          <table:table-cell office:value-type="string">
            <text:p>VERB</text:p>
          </table:table-cell>
          <table:table-cell office:value-type="string">
            <text:p>Meine Tochter kann sehr gut zeichnen.</text:p>
          </table:table-cell>
        </table:table-row>
        <table:table-row table:style-name="ro1">
          <table:table-cell office:value-type="string">
            <text:p>zeigen, zeigt, zeigte, hat gezeigt</text:p>
          </table:table-cell>
          <table:table-cell office:value-type="string">
            <text:p>mostrar, enseñar,exhibir,proyectar,poner,echar fam,indicar, marcar,mostrar, manifestar,demostrar, poner de manifiesto,señalar hacia</text:p>
          </table:table-cell>
          <table:table-cell office:value-type="string">
            <text:p>VERB</text:p>
          </table:table-cell>
          <table:table-cell office:value-type="string">
            <text:p>1. Zeig mir bitte deine Hausaufgaben. 2. Der Bahnhof ist nicht weit. Ich zeige Ihnen den Weg. 3. Soll ich dir meine Urlaubsfotos zeigen? 4. Können Sie mir zeigen, wie der Apparat funktioniert?</text:p>
          </table:table-cell>
        </table:table-row>
        <table:table-row table:style-name="ro1">
          <table:table-cell office:value-type="string">
            <text:p>zerstören, zerstört, zerstörte, hat zerstört</text:p>
          </table:table-cell>
          <table:table-cell office:value-type="string">
            <text:p>destrozar,destruir</text:p>
          </table:table-cell>
          <table:table-cell office:value-type="string">
            <text:p>VERB</text:p>
          </table:table-cell>
          <table:table-cell office:value-type="string">
            <text:p>Der Sturm hat viele Häuser zerstört.</text:p>
          </table:table-cell>
        </table:table-row>
        <table:table-row table:style-name="ro1">
          <table:table-cell office:value-type="string">
            <text:p>ziehen, zieht, zog, hat gezogen/ ist gezogen</text:p>
          </table:table-cell>
          <table:table-cell office:value-type="string">
            <text:p>tirar de,arrastrar,remolcar,estirar,sacar de,arrancar de,tomar una carta,robar,acercar (tirando) a,arrimar a,abrir,establecer,levantar,cultivar,criar,hacer, fabricar,extraer,tirar,mudarse a,ir a vivir a,irse a vivir con,caminar a,marchar a,entrar a/en,atravesar, pasar por,migrar,mover,reposar,marinar,tener éxito, surtir efecto,extenderse,estar presente,alabearse,salir de,durar,alargarse,haber corriente,doler</text:p>
          </table:table-cell>
          <table:table-cell office:value-type="string">
            <text:p>VERB</text:p>
          </table:table-cell>
          <table:table-cell office:value-type="string">
            <text:p>1. Sie müssen ziehen, nicht drücken. 2. Wir müssen den Zahn leider ziehen. 3. Wir sind vor drei Wochen nach Hamburg gezogen. 4. Machen Sie bitte die Tür zu, es zieht.</text:p>
          </table:table-cell>
        </table:table-row>
        <table:table-row table:style-name="ro1">
          <table:table-cell office:value-type="string">
            <text:p>zuhören, hört zu, hörte zu, hat zugehört</text:p>
          </table:table-cell>
          <table:table-cell office:value-type="string">
            <text:p>escuchar</text:p>
          </table:table-cell>
          <table:table-cell office:value-type="string">
            <text:p>VERB</text:p>
          </table:table-cell>
          <table:table-cell office:value-type="string">
            <text:p>1. Hör mir doch mal zu! 2. Du musst zuhören, wenn der Lehrer etwas erklärt.</text:p>
          </table:table-cell>
        </table:table-row>
        <table:table-row table:style-name="ro1">
          <table:table-cell office:value-type="string">
            <text:p>zulassen, lässt zu, ließ zu, hat zugelassen</text:p>
          </table:table-cell>
          <table:table-cell office:value-type="string">
            <text:p>permitir,autorizar,admitir,matricular,tolerar,consentir,dejar cerrado</text:p>
          </table:table-cell>
          <table:table-cell office:value-type="string">
            <text:p>VERB</text:p>
          </table:table-cell>
          <table:table-cell office:value-type="string">
            <text:p>1. Lassen Sie bitte die Fenster zu. 2. Sie müssen das Auto erst zulassen.</text:p>
          </table:table-cell>
        </table:table-row>
        <table:table-row table:style-name="ro1">
          <table:table-cell office:value-type="string">
            <text:p>zumachen, macht zu, machte zu, hat zugemacht</text:p>
          </table:table-cell>
          <table:table-cell office:value-type="string">
            <text:p>cerrar,darse prisa,tapar,abrochar</text:p>
          </table:table-cell>
          <table:table-cell office:value-type="string">
            <text:p>VERB</text:p>
          </table:table-cell>
          <table:table-cell office:value-type="string">
            <text:p>1. Wenn es zieht, mache ich das Fenster zu.2. Mach bitte die Tür zu!</text:p>
          </table:table-cell>
        </table:table-row>
        <table:table-row table:style-name="ro1">
          <table:table-cell office:value-type="string">
            <text:p>zunehmen, nimmt zu, nahm zu, hat zugenommen</text:p>
          </table:table-cell>
          <table:table-cell office:value-type="string">
            <text:p>aumentar de,crecer,alargarse,intensificarse,incrementarse,agravarse,aumentar de peso,engordar,aumentar</text:p>
          </table:table-cell>
          <table:table-cell office:value-type="string">
            <text:p>VERB</text:p>
          </table:table-cell>
          <table:table-cell office:value-type="string">
            <text:p>Ich habe im Urlaub ein Kilo zugenommen.</text:p>
          </table:table-cell>
        </table:table-row>
        <table:table-row table:style-name="ro1">
          <table:table-cell office:value-type="string">
            <text:p>zurechtkommen, kommt zurecht, kam zurecht, ist zurechtgekommen</text:p>
          </table:table-cell>
          <table:table-cell office:value-type="string">
            <text:p>aclararse,apañarse fam,entenderse,arreglárselas,llegar a tiempo</text:p>
          </table:table-cell>
          <table:table-cell office:value-type="string">
            <text:p>VERB</text:p>
          </table:table-cell>
          <table:table-cell office:value-type="string">
            <text:p>1. Soll ich Ihnen helfen? – Danke. Ich komme schon zurecht.2. Kommen Sie allein zurecht?</text:p>
          </table:table-cell>
        </table:table-row>
        <table:table-row table:style-name="ro1">
          <table:table-cell office:value-type="string">
            <text:p>zurück/zurück- zusagen, sagt zu,</text:p>
          </table:table-cell>
          <table:table-cell/>
          <table:table-cell office:value-type="string">
            <text:p>VERB</text:p>
          </table:table-cell>
          <table:table-cell office:value-type="string">
            <text:p>1. Einmal Frankfurt und zurück! 2. Du musst schnell zurückkommen.</text:p>
          </table:table-cell>
        </table:table-row>
        <table:table-row table:style-name="ro1">
          <table:table-cell office:value-type="string">
            <text:p>sagte zu, hat zugesagt</text:p>
          </table:table-cell>
          <table:table-cell/>
          <table:table-cell office:value-type="string">
            <text:p>VERB</text:p>
          </table:table-cell>
          <table:table-cell office:value-type="string">
            <text:p>1. Meine Eltern haben uns zum Essen eingeladen. Ich habe zugesagt.2. Sie müssen bis Montag zusagen, wenn Sie die Stelle nehmen.</text:p>
          </table:table-cell>
        </table:table-row>
        <table:table-row table:style-name="ro1">
          <table:table-cell office:value-type="string">
            <text:p>zusammenfassen, fasst zusammen, fasste zusammen, hat zusammengefasst</text:p>
          </table:table-cell>
          <table:table-cell office:value-type="string">
            <text:p>juntar en,reunir en,agrupar,resumir, compendiar</text:p>
          </table:table-cell>
          <table:table-cell office:value-type="string">
            <text:p>VERB</text:p>
          </table:table-cell>
          <table:table-cell office:value-type="string">
            <text:p>Können Sie das bitte noch einmal kurz zusammenfassen?</text:p>
          </table:table-cell>
        </table:table-row>
        <table:table-row table:style-name="ro1">
          <table:table-cell office:value-type="string">
            <text:p>zuschauen, schaut zu, schaute zu, hat zugeschaut</text:p>
          </table:table-cell>
          <table:table-cell/>
          <table:table-cell office:value-type="string">
            <text:p>VERB</text:p>
          </table:table-cell>
          <table:table-cell office:value-type="string">
            <text:p>Willst du mitspielen? – Nein, ich schaue lieber nur zu.</text:p>
          </table:table-cell>
        </table:table-row>
        <table:table-row table:style-name="ro1">
          <table:table-cell office:value-type="string">
            <text:p>zu sein, ist zu, war zu, ist zu gewesen</text:p>
          </table:table-cell>
          <table:table-cell/>
          <table:table-cell office:value-type="string">
            <text:p>VERB</text:p>
          </table:table-cell>
          <table:table-cell office:value-type="string">
            <text:p>1. Am Sonntag sind die die meisten Läden zu.2. Das Fenster war nicht zu.</text:p>
          </table:table-cell>
        </table:table-row>
        <table:table-row table:style-name="ro1">
          <table:table-cell office:value-type="string">
            <text:p>zweifeln, zweifelt, zweifelte, hat gezweifelt</text:p>
          </table:table-cell>
          <table:table-cell office:value-type="string">
            <text:p>dudar de</text:p>
          </table:table-cell>
          <table:table-cell office:value-type="string">
            <text:p>VERB</text:p>
          </table:table-cell>
          <table:table-cell office:value-type="string">
            <text:p>Ich zweifle nicht daran, dass Sie recht haben.</text:p>
          </table:table-cell>
        </table:table-row>
        <table:table-row table:style-name="ro1">
          <table:table-cell office:value-type="string">
            <text:p>zwingen, zwingt, zwang, hat gezwungen</text:p>
          </table:table-cell>
          <table:table-cell office:value-type="string">
            <text:p>obligar a</text:p>
          </table:table-cell>
          <table:table-cell office:value-type="string">
            <text:p>VERB</text:p>
          </table:table-cell>
          <table:table-cell office:value-type="string">
            <text:p>Ich zwinge meine Kinder nicht, wenn sie nicht essen wolle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5">25/03/2013</text:date>, <text:time>10:23: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92" meta:object-count="0"/>
    <meta:generator>OpenOffice.org/3.4.1$Unix OpenOffice.org_project/341m1$Build-9593</meta:generator>
  </office:meta>
</office:document-meta>
</file>